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E000002D14482675C07D16A4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67cm" fo:min-width="11.15cm" fo:padding-top="0.142cm" fo:padding-bottom="0.142cm" fo:padding-left="0.267cm" fo:padding-right="0.267cm"/>
    </style:style>
    <style:style style:name="gr2" style:family="graphic" style:parent-style-name="standard">
      <style:graphic-properties svg:stroke-color="#000000" draw:fill-color="#b4c7dc" draw:textarea-horizontal-align="justify" draw:textarea-vertical-align="middle" draw:auto-grow-height="false" fo:min-height="0.574cm" fo:min-width="1.492cm" fo:wrap-option="no-wrap"/>
      <style:paragraph-properties style:writing-mode="lr-tb"/>
    </style:style>
    <style:style style:name="gr3" style:family="graphic" style:parent-style-name="objectwithoutfill">
      <style:graphic-properties svg:stroke-width="0.053cm" svg:stroke-color="#000000" draw:marker-start-width="0.279cm" draw:marker-end="" draw:marker-end-width="0.379cm" draw:fill="solid" draw:textarea-vertical-align="middle" fo:padding-top="0.151cm" fo:padding-bottom="0.151cm" fo:padding-left="0.276cm" fo:padding-right="0.276cm"/>
    </style:style>
    <style:style style:name="gr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1.498cm" fo:padding-top="0.142cm" fo:padding-bottom="0.142cm" fo:padding-left="0.267cm" fo:padding-right="0.267cm"/>
    </style:style>
    <style:style style:name="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gr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4cm" fo:min-width="1.498cm" fo:padding-top="0.142cm" fo:padding-bottom="0.142cm" fo:padding-left="0.267cm" fo:padding-right="0.267cm"/>
    </style:style>
    <style:style style:name="gr7" style:family="graphic" style:parent-style-name="standard">
      <style:graphic-properties draw:stroke="none" svg:stroke-color="#000000" draw:fill="none" draw:fill-color="#ffffff" draw:textarea-horizontal-align="left" draw:auto-grow-height="true" draw:auto-grow-width="true" fo:min-height="0.628cm" fo:min-width="0.815cm"/>
      <style:paragraph-properties style:writing-mode="lr-tb"/>
    </style:style>
    <style:style style:name="gr8" style:family="graphic" style:parent-style-name="standard">
      <style:graphic-properties svg:stroke-color="#000000" draw:fill-color="#000000" draw:textarea-horizontal-align="justify" draw:textarea-vertical-align="middle" draw:auto-grow-height="false" fo:min-height="0.766cm" fo:min-width="0.008cm"/>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1.035cm"/>
      <style:paragraph-properties style:writing-mode="lr-tb"/>
    </style:style>
    <style:style style:name="gr10" style:family="graphic" style:parent-style-name="standard">
      <style:graphic-properties svg:stroke-width="0.035cm" svg:stroke-color="#000000" draw:marker-start-width="0.252cm" draw:marker-end-width="0.252cm" draw:fill="solid" draw:fill-color="#ffdbb6" draw:textarea-horizontal-align="justify" draw:textarea-vertical-align="middle" draw:auto-grow-height="false" fo:min-height="0.986cm" fo:min-width="3.53cm"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1.285cm"/>
      <style:paragraph-properties style:writing-mode="lr-tb"/>
    </style:style>
    <style:style style:name="gr12" style:family="graphic" style:parent-style-name="standard">
      <style:graphic-properties draw:fill="solid" draw:fill-color="#ffffa6" draw:textarea-horizontal-align="justify" draw:textarea-vertical-align="middle" draw:auto-grow-height="false" fo:min-height="1.584cm" fo:min-width="2.096cm"/>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1.822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2.31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628cm" fo:min-width="3.81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2.6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2.07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28cm" fo:min-width="2.038cm"/>
      <style:paragraph-properties style:writing-mode="lr-tb"/>
    </style:style>
    <style:style style:name="gr19"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20" style:family="graphic">
      <style:graphic-properties style:protect="size"/>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2.34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3.173cm"/>
      <style:paragraph-properties style:writing-mode="lr-tb"/>
    </style:style>
    <style:style style:name="gr23" style:family="graphic" style:parent-style-name="objectwithoutfill">
      <style:graphic-properties svg:stroke-width="0.035cm" svg:stroke-color="#000000" draw:marker-start-width="0.252cm" draw:marker-end="" draw:marker-end-width="0.352cm" draw:fill="solid" draw:textarea-vertical-align="middle" fo:padding-top="0.142cm" fo:padding-bottom="0.142cm" fo:padding-left="0.267cm" fo:padding-right="0.267cm"/>
    </style:style>
    <style:style style:name="gr24" style:family="graphic" style:parent-style-name="standard">
      <style:graphic-properties draw:stroke="none" svg:stroke-color="#000000" draw:fill="none" draw:fill-color="#ffffff" draw:textarea-horizontal-align="left" draw:auto-grow-height="true" draw:auto-grow-width="true" fo:min-height="0.788cm" fo:min-width="2.313cm"/>
      <style:paragraph-properties style:writing-mode="lr-tb"/>
    </style:style>
    <style:style style:name="gr25" style:family="graphic" style:parent-style-name="objectwithoutfill">
      <style:graphic-properties svg:stroke-color="#ff0000" draw:marker-end="Arrow" draw:marker-end-width="0.3cm" draw:fill="solid" draw:textarea-vertical-align="middle"/>
    </style:style>
    <style:style style:name="gr26" style:family="graphic" style:parent-style-name="standard">
      <style:graphic-properties draw:fill-color="#afd095" draw:textarea-horizontal-align="justify" draw:textarea-vertical-align="middle" draw:auto-grow-height="false" fo:min-height="1.782cm" fo:min-width="3.564cm"/>
    </style:style>
    <style:style style:name="gr27" style:family="graphic" style:parent-style-name="standard">
      <style:graphic-properties draw:fill-color="#d4ea6b" draw:textarea-horizontal-align="justify" draw:textarea-vertical-align="middle" draw:auto-grow-height="false" fo:min-height="1.528cm" fo:min-width="3.31cm"/>
    </style:style>
    <style:style style:name="gr28" style:family="graphic" style:parent-style-name="standard">
      <style:graphic-properties svg:stroke-color="#861141" draw:marker-start="Arrow" draw:marker-start-width="0.3cm" draw:marker-end="Arrow" draw:marker-end-width="0.3cm" draw:textarea-vertical-align="middle"/>
    </style:style>
    <style:style style:name="gr29" style:family="graphic" style:parent-style-name="standard">
      <style:graphic-properties svg:stroke-color="#000000" draw:marker-start="Arrow" draw:marker-start-width="0.3cm" draw:marker-end="Arrow" draw:marker-end-width="0.3cm" draw:textarea-vertical-align="middle"/>
    </style:style>
    <style:style style:name="gr30" style:family="graphic" style:parent-style-name="standard">
      <style:graphic-properties draw:fill-color="#afd095" draw:textarea-horizontal-align="justify" draw:textarea-vertical-align="middle" draw:auto-grow-height="false" fo:min-height="1.782cm" fo:min-width="4.58cm"/>
    </style:style>
    <style:style style:name="gr31" style:family="graphic" style:parent-style-name="standard">
      <style:graphic-properties draw:stroke="none" svg:stroke-color="#000000" draw:fill="none" draw:fill-color="#ffffff" draw:textarea-horizontal-align="left" draw:auto-grow-height="true" draw:auto-grow-width="true" fo:min-height="0.628cm" fo:min-width="4.045cm"/>
      <style:paragraph-properties style:writing-mode="lr-tb"/>
    </style:style>
    <style:style style:name="gr32" style:family="graphic" style:parent-style-name="standard">
      <style:graphic-properties draw:fill="solid" draw:fill-color="#ffffa6" draw:textarea-horizontal-align="justify" draw:textarea-vertical-align="middle" draw:auto-grow-height="false" fo:min-height="2.389cm" fo:min-width="2.022cm"/>
    </style:style>
    <style:style style:name="gr33" style:family="graphic" style:parent-style-name="standard">
      <style:graphic-properties draw:stroke="none" svg:stroke-color="#000000" draw:fill="none" draw:fill-color="#ffffff" draw:textarea-horizontal-align="left" draw:auto-grow-height="true" draw:auto-grow-width="true" fo:min-height="0.628cm" fo:min-width="1.979cm"/>
      <style:paragraph-properties style:writing-mode="lr-tb"/>
    </style:style>
    <style:style style:name="gr34" style:family="graphic" style:parent-style-name="standard">
      <style:graphic-properties draw:fill="solid" draw:fill-color="#ffffa6" draw:textarea-horizontal-align="justify" draw:textarea-vertical-align="middle" draw:auto-grow-height="false" fo:min-height="2.41cm" fo:min-width="2.022cm"/>
    </style:style>
    <style:style style:name="gr35" style:family="graphic" style:parent-style-name="standard">
      <style:graphic-properties draw:fill-color="#afd095" draw:textarea-horizontal-align="justify" draw:textarea-vertical-align="middle" draw:auto-grow-height="false" fo:min-height="1.782cm" fo:min-width="4.834cm"/>
    </style:style>
    <style:style style:name="gr3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67cm" fo:min-width="11.658cm" fo:padding-top="0.142cm" fo:padding-bottom="0.142cm" fo:padding-left="0.267cm" fo:padding-right="0.267cm"/>
    </style:style>
    <style:style style:name="gr3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002cm" fo:min-width="1.498cm" fo:padding-top="0.142cm" fo:padding-bottom="0.142cm" fo:padding-left="0.267cm" fo:padding-right="0.267cm"/>
    </style:style>
    <style:style style:name="gr38" style:family="graphic" style:parent-style-name="standard">
      <style:graphic-properties draw:stroke="none" svg:stroke-color="#000000" draw:fill="none" draw:fill-color="#ffffff" draw:textarea-horizontal-align="left" draw:auto-grow-height="true" draw:auto-grow-width="true" fo:min-height="1.255cm" fo:min-width="1.48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628cm" fo:min-width="2.322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882cm" fo:min-width="3.143cm"/>
      <style:paragraph-properties style:writing-mode="lr-tb"/>
    </style:style>
    <style:style style:name="gr4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4cm" fo:min-width="1.719cm"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766cm" fo:min-width="1.488cm"/>
      <style:paragraph-properties style:writing-mode="lr-tb"/>
    </style:style>
    <style:style style:name="gr4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256cm" fo:min-width="1.497cm" fo:padding-top="0.142cm" fo:padding-bottom="0.142cm" fo:padding-left="0.267cm" fo:padding-right="0.267cm"/>
    </style:style>
    <style:style style:name="gr44" style:family="graphic" style:parent-style-name="standard">
      <style:graphic-properties draw:stroke="none" svg:stroke-color="#000000" draw:fill="none" draw:fill-color="#ffffff" draw:textarea-horizontal-align="left" draw:auto-grow-height="true" draw:auto-grow-width="true" fo:min-height="0.628cm" fo:min-width="2.551cm"/>
      <style:paragraph-properties style:writing-mode="lr-tb"/>
    </style:style>
    <style:style style:name="gr45" style:family="graphic" style:parent-style-name="objectwithoutfill">
      <style:graphic-properties svg:stroke-width="0.212cm" svg:stroke-color="#158466" draw:marker-start-width="0.517cm" draw:marker-end="" draw:marker-end-width="0.617cm" draw:fill="solid" draw:textarea-vertical-align="middle" fo:padding-top="0.23cm" fo:padding-bottom="0.23cm" fo:padding-left="0.355cm" fo:padding-right="0.355cm"/>
    </style:style>
    <style:style style:name="gr46" style:family="graphic" style:parent-style-name="standard">
      <style:graphic-properties draw:stroke="none" svg:stroke-color="#000000" draw:fill="none" draw:fill-color="#ffffff" draw:textarea-horizontal-align="left" draw:auto-grow-height="true" draw:auto-grow-width="true" fo:min-height="0.628cm" fo:min-width="1.128cm"/>
      <style:paragraph-properties style:writing-mode="lr-tb"/>
    </style:style>
    <style:style style:name="gr47" style:family="graphic" style:parent-style-name="standard">
      <style:graphic-properties svg:stroke-width="0.035cm" svg:stroke-color="#000000" draw:marker-start-width="0.252cm" draw:marker-end-width="0.252cm" draw:fill="solid" draw:fill-color="#ffdbb6" draw:textarea-horizontal-align="justify" draw:textarea-vertical-align="middle" draw:auto-grow-height="false" fo:min-height="0.986cm" fo:min-width="1.465cm" fo:padding-top="0.142cm" fo:padding-bottom="0.142cm" fo:padding-left="0.267cm" fo:padding-right="0.267cm"/>
    </style:style>
    <style:style style:name="gr48" style:family="graphic" style:parent-style-name="standard">
      <style:graphic-properties svg:stroke-width="0.035cm" svg:stroke-color="#000000" draw:marker-start-width="0.252cm" draw:marker-end-width="0.252cm" draw:fill="solid" draw:fill-color="#ffdbb6" draw:textarea-horizontal-align="justify" draw:textarea-vertical-align="middle" draw:auto-grow-height="false" fo:min-height="0.986cm" fo:min-width="1.752cm" fo:padding-top="0.142cm" fo:padding-bottom="0.142cm" fo:padding-left="0.267cm" fo:padding-right="0.267cm"/>
    </style:style>
    <style:style style:name="gr49" style:family="graphic" style:parent-style-name="objectwithoutfill">
      <style:graphic-properties svg:stroke-width="0.212cm" svg:stroke-color="#ff860d" draw:marker-start-width="0.517cm" draw:marker-end="" draw:marker-end-width="0.617cm" draw:fill="solid" draw:textarea-vertical-align="middle" fo:padding-top="0.23cm" fo:padding-bottom="0.23cm" fo:padding-left="0.355cm" fo:padding-right="0.355cm"/>
    </style:style>
    <style:style style:name="gr50" style:family="graphic" style:parent-style-name="standard">
      <style:graphic-properties draw:stroke="none" svg:stroke-color="#000000" draw:fill="none" draw:fill-color="#ffffff" draw:textarea-horizontal-align="left" draw:auto-grow-height="true" draw:auto-grow-width="true" fo:min-height="0.628cm" fo:min-width="1.598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88cm" fo:min-width="3.414cm"/>
      <style:paragraph-properties style:writing-mode="lr-tb"/>
    </style:style>
    <style:style style:name="gr52" style:family="graphic" style:parent-style-name="standard">
      <style:graphic-properties draw:textarea-horizontal-align="justify" draw:textarea-vertical-align="middle" draw:auto-grow-height="false" fo:min-height="2.29cm" fo:min-width="7.12cm"/>
    </style:style>
    <style:style style:name="gr53" style:family="graphic" style:parent-style-name="standard">
      <style:graphic-properties draw:fill-color="#81d41a" draw:textarea-horizontal-align="justify" draw:textarea-vertical-align="middle" draw:auto-grow-height="false" fo:min-height="0.512cm" fo:min-width="0.262cm"/>
    </style:style>
    <style:style style:name="gr54" style:family="graphic" style:parent-style-name="standard">
      <style:graphic-properties draw:fill-color="#000000" draw:textarea-horizontal-align="justify" draw:textarea-vertical-align="middle" draw:auto-grow-height="false" fo:min-height="0.512cm" fo:min-width="0.262cm"/>
    </style:style>
    <style:style style:name="gr55" style:family="graphic" style:parent-style-name="standard">
      <style:graphic-properties draw:fill-color="#ffff00" draw:textarea-horizontal-align="justify" draw:textarea-vertical-align="middle" draw:auto-grow-height="false" fo:min-height="0.512cm" fo:min-width="0.262cm"/>
    </style:style>
    <style:style style:name="gr56" style:family="graphic" style:parent-style-name="standard">
      <style:graphic-properties draw:fill-color="#729fcf" draw:textarea-horizontal-align="justify" draw:textarea-vertical-align="middle" draw:auto-grow-height="false" fo:min-height="0.512cm" fo:min-width="0.262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objectwithoutfill">
      <style:graphic-properties svg:stroke-width="0.159cm" svg:stroke-color="#000000" draw:marker-start-width="0.438cm" draw:marker-end="" draw:marker-end-width="0.538cm" draw:fill="solid" draw:textarea-vertical-align="middle" fo:padding-top="0.204cm" fo:padding-bottom="0.204cm" fo:padding-left="0.329cm" fo:padding-right="0.329cm"/>
    </style:style>
    <style:style style:name="gr59" style:family="graphic" style:parent-style-name="standard">
      <style:graphic-properties svg:stroke-width="0.106cm" svg:stroke-color="#000000" draw:marker-start="Arrow" draw:marker-start-width="0.458cm" draw:marker-end="Arrow" draw:marker-end-width="0.458cm" draw:textarea-vertical-align="middle" fo:padding-top="0.177cm" fo:padding-bottom="0.177cm" fo:padding-left="0.302cm" fo:padding-right="0.302cm"/>
    </style:style>
    <style:style style:name="gr60" style:family="graphic" style:parent-style-name="standard">
      <style:graphic-properties draw:stroke="none" svg:stroke-color="#000000" draw:fill="solid" draw:fill-color="#ffffff" draw:textarea-horizontal-align="left" draw:auto-grow-height="true" draw:auto-grow-width="true" fo:min-height="1.377cm" fo:min-width="2.28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377cm" fo:min-width="2.673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377cm" fo:min-width="2.288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628cm" fo:min-width="8.136cm"/>
      <style:paragraph-properties style:writing-mode="lr-tb"/>
    </style:style>
    <style:style style:name="gr6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32cm" fo:min-width="0.482cm" fo:padding-top="0.142cm" fo:padding-bottom="0.142cm" fo:padding-left="0.267cm" fo:padding-right="0.267cm"/>
    </style:style>
    <style:style style:name="gr6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0.99cm" fo:padding-top="0.142cm" fo:padding-bottom="0.142cm" fo:padding-left="0.267cm" fo:padding-right="0.267cm"/>
    </style:style>
    <style:style style:name="gr66" style:family="graphic" style:parent-style-name="standard">
      <style:graphic-properties svg:stroke-width="0.035cm" svg:stroke-color="#000000" draw:marker-start-width="0.252cm" draw:marker-end-width="0.252cm" draw:fill="solid" draw:fill-color="#ffdbb6" draw:textarea-horizontal-align="justify" draw:textarea-vertical-align="middle" draw:auto-grow-height="false" fo:min-height="0.986cm" fo:min-width="2.514cm" fo:padding-top="0.142cm" fo:padding-bottom="0.142cm" fo:padding-left="0.267cm" fo:padding-right="0.267cm"/>
    </style:style>
    <style:style style:name="gr67" style:family="graphic" style:parent-style-name="standard">
      <style:graphic-properties draw:stroke="none" svg:stroke-color="#000000" draw:fill="none" draw:fill-color="#ffffff" draw:textarea-horizontal-align="left" draw:auto-grow-height="true" draw:auto-grow-width="true" fo:min-height="0.628cm" fo:min-width="1.471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628cm" fo:min-width="2.86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628cm" fo:min-width="2.898cm"/>
      <style:paragraph-properties style:writing-mode="lr-tb"/>
    </style:style>
    <style:style style:name="gr7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32cm" fo:min-width="0.99cm" fo:padding-top="0.142cm" fo:padding-bottom="0.142cm" fo:padding-left="0.267cm" fo:padding-right="0.267cm"/>
    </style:style>
    <style:style style:name="gr71" style:family="graphic" style:parent-style-name="standard">
      <style:graphic-properties draw:stroke="none" svg:stroke-color="#000000" draw:fill="none" draw:fill-color="#ffffff" draw:textarea-horizontal-align="left" draw:auto-grow-height="true" draw:auto-grow-width="true" fo:min-height="0.628cm" fo:min-width="1.278cm"/>
      <style:paragraph-properties style:writing-mode="lr-tb"/>
    </style:style>
    <style:style style:name="gr7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924cm" fo:min-width="11.15cm" fo:padding-top="0.142cm" fo:padding-bottom="0.142cm" fo:padding-left="0.267cm" fo:padding-right="0.267cm"/>
    </style:style>
    <style:style style:name="gr7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002cm" fo:min-width="2.006cm" fo:padding-top="0.142cm" fo:padding-bottom="0.142cm" fo:padding-left="0.267cm" fo:padding-right="0.267cm"/>
    </style:style>
    <style:style style:name="gr74" style:family="graphic" style:parent-style-name="standard">
      <style:graphic-properties draw:fill="solid" draw:fill-color="#ffffa6" draw:textarea-horizontal-align="justify" draw:textarea-vertical-align="middle" draw:auto-grow-height="false" fo:min-height="2.042cm" fo:min-width="2.046cm"/>
    </style:style>
    <style:style style:name="gr7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002cm" fo:min-width="2.108cm" fo:padding-top="0.142cm" fo:padding-bottom="0.142cm" fo:padding-left="0.267cm" fo:padding-right="0.267cm"/>
    </style:style>
    <style:style style:name="gr76" style:family="graphic" style:parent-style-name="standard">
      <style:graphic-properties draw:marker-start="Arrow" draw:marker-start-width="0.3cm" draw:marker-end="Arrow" draw:marker-end-width="0.3cm" draw:textarea-vertical-align="middle"/>
    </style:style>
    <style:style style:name="gr77" style:family="graphic" style:parent-style-name="standard">
      <style:graphic-properties draw:stroke="none" svg:stroke-color="#000000" draw:fill="none" draw:fill-color="#ffffff" draw:textarea-horizontal-align="left" draw:auto-grow-height="true" draw:auto-grow-width="true" fo:min-height="0.556cm" fo:min-width="2.174cm"/>
      <style:paragraph-properties style:writing-mode="lr-tb"/>
    </style:style>
    <style:style style:name="gr78" style:family="graphic" style:parent-style-name="standard">
      <style:graphic-properties svg:stroke-color="#ff8000" draw:marker-start="Arrow" draw:marker-start-width="0.3cm" draw:marker-end="Arrow" draw:marker-end-width="0.3cm" draw:textarea-vertical-align="middle"/>
    </style:style>
    <style:style style:name="gr79" style:family="graphic" style:parent-style-name="standard">
      <style:graphic-properties draw:fill-color="#3465a4" draw:textarea-horizontal-align="justify" draw:textarea-vertical-align="middle" draw:auto-grow-height="false" fo:min-height="5.145cm" fo:min-width="0.263cm"/>
    </style:style>
    <style:style style:name="gr8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1.02cm" fo:min-width="8.356cm" fo:padding-top="0.142cm" fo:padding-bottom="0.142cm" fo:padding-left="0.267cm" fo:padding-right="0.267cm"/>
    </style:style>
    <style:style style:name="gr81" style:family="graphic" style:parent-style-name="standard">
      <style:graphic-properties svg:stroke-color="#000000" draw:fill-color="#000000" draw:textarea-horizontal-align="justify" draw:textarea-vertical-align="middle" draw:auto-grow-height="false" fo:min-height="0.258cm" fo:min-width="0.008cm"/>
    </style:style>
    <style:style style:name="gr8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32cm" fo:min-width="0.999cm" fo:padding-top="0.142cm" fo:padding-bottom="0.142cm" fo:padding-left="0.267cm" fo:padding-right="0.267cm"/>
    </style:style>
    <style:style style:name="gr83" style:family="graphic" style:parent-style-name="standard">
      <style:graphic-properties svg:stroke-width="0.035cm" svg:stroke-color="#000000" draw:marker-start-width="0.252cm" draw:marker-end-width="0.252cm" draw:fill="solid" draw:fill-color="#ffdbb6" draw:textarea-horizontal-align="justify" draw:textarea-vertical-align="middle" draw:auto-grow-height="false" fo:min-height="0.732cm" fo:min-width="3.784cm" fo:padding-top="0.142cm" fo:padding-bottom="0.142cm" fo:padding-left="0.267cm" fo:padding-right="0.267cm"/>
    </style:style>
    <style:style style:name="gr84" style:family="graphic" style:parent-style-name="standard">
      <style:graphic-properties draw:fill-color="#3465a4" draw:textarea-horizontal-align="justify" draw:textarea-vertical-align="middle" draw:auto-grow-height="false" fo:min-height="5.616cm" fo:min-width="0.263cm"/>
    </style:style>
    <style:style style:name="gr85" style:family="graphic" style:parent-style-name="standard">
      <style:graphic-properties draw:fill-color="#ea7500" draw:textarea-horizontal-align="justify" draw:textarea-vertical-align="middle" draw:auto-grow-height="false" fo:min-height="5.664cm" fo:min-width="0.263cm"/>
    </style:style>
    <style:style style:name="gr86" style:family="graphic" style:parent-style-name="standard">
      <style:graphic-properties draw:fill-color="#ea7500" draw:textarea-horizontal-align="justify" draw:textarea-vertical-align="middle" draw:auto-grow-height="false" fo:min-height="6.553cm" fo:min-width="0.263cm"/>
    </style:style>
    <style:style style:name="gr87" style:family="graphic" style:parent-style-name="standard">
      <style:graphic-properties draw:fill-color="#ea7500" draw:textarea-horizontal-align="justify" draw:textarea-vertical-align="middle" draw:auto-grow-height="false" fo:min-height="5.663cm" fo:min-width="0.263cm"/>
    </style:style>
    <style:style style:name="gr88" style:family="graphic" style:parent-style-name="standard">
      <style:graphic-properties draw:stroke="none" svg:stroke-color="#000000" draw:fill="none" draw:fill-color="#ffffff" draw:textarea-horizontal-align="left" draw:auto-grow-height="true" draw:auto-grow-width="true" fo:min-height="0.628cm" fo:min-width="1.225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628cm" fo:min-width="1.848cm"/>
      <style:paragraph-properties style:writing-mode="lr-tb"/>
    </style:style>
    <style:style style:name="gr90" style:family="graphic" style:parent-style-name="standard">
      <style:graphic-properties svg:stroke-width="0.035cm" draw:marker-start="Arrow" draw:marker-start-width="0.352cm" draw:marker-end="Arrow" draw:marker-end-width="0.352cm" draw:textarea-vertical-align="middle" fo:padding-top="0.142cm" fo:padding-bottom="0.142cm" fo:padding-left="0.267cm" fo:padding-right="0.267cm"/>
    </style:style>
    <style:style style:name="gr9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78cm" fo:min-width="0.482cm" fo:padding-top="0.142cm" fo:padding-bottom="0.142cm" fo:padding-left="0.267cm" fo:padding-right="0.267cm"/>
    </style:style>
    <style:style style:name="gr92" style:family="graphic" style:parent-style-name="standard">
      <style:graphic-properties svg:stroke-width="0.035cm" svg:stroke-color="#000000" draw:marker-start-width="0.252cm" draw:marker-end-width="0.252cm" draw:fill="solid" draw:fill-color="#ffdbb6" draw:textarea-horizontal-align="justify" draw:textarea-vertical-align="middle" draw:auto-grow-height="false" fo:min-height="0.478cm" fo:min-width="18.516cm" fo:padding-top="0.142cm" fo:padding-bottom="0.142cm" fo:padding-left="0.267cm" fo:padding-right="0.267cm"/>
    </style:style>
    <style:style style:name="gr93" style:family="graphic" style:parent-style-name="standard">
      <style:graphic-properties svg:stroke-width="0.035cm" svg:stroke-color="#ea7500" draw:marker-start="Arrow" draw:marker-start-width="0.352cm" draw:marker-end="Arrow" draw:marker-end-width="0.352cm" draw:textarea-vertical-align="middle" fo:padding-top="0.142cm" fo:padding-bottom="0.142cm" fo:padding-left="0.267cm" fo:padding-right="0.267cm"/>
    </style:style>
    <style:style style:name="gr94" style:family="graphic" style:parent-style-name="standard">
      <style:graphic-properties draw:fill-color="#bf0041" draw:textarea-horizontal-align="justify" draw:textarea-vertical-align="middle" draw:auto-grow-height="false" fo:min-height="6.555cm" fo:min-width="0.263cm"/>
    </style:style>
    <style:style style:name="gr95" style:family="graphic" style:parent-style-name="standard">
      <style:graphic-properties draw:fill-color="#bf0041" draw:textarea-horizontal-align="justify" draw:textarea-vertical-align="middle" draw:auto-grow-height="false" fo:min-height="18.473cm" fo:min-width="0.263cm"/>
    </style:style>
    <style:style style:name="gr96" style:family="graphic" style:parent-style-name="standard">
      <style:graphic-properties svg:stroke-width="0.035cm" svg:stroke-color="#bf0041" draw:marker-start="Arrow" draw:marker-start-width="0.352cm" draw:marker-end="Arrow" draw:marker-end-width="0.352cm" draw:textarea-vertical-align="middle" fo:padding-top="0.142cm" fo:padding-bottom="0.142cm" fo:padding-left="0.267cm" fo:padding-right="0.267cm"/>
    </style:style>
    <style:style style:name="gr9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3.94cm" fo:min-width="9.88cm" fo:padding-top="0.142cm" fo:padding-bottom="0.142cm" fo:padding-left="0.267cm" fo:padding-right="0.267cm"/>
    </style:style>
    <style:style style:name="gr9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3.94cm" fo:min-width="13.69cm" fo:padding-top="0.142cm" fo:padding-bottom="0.142cm" fo:padding-left="0.267cm" fo:padding-right="0.267cm"/>
    </style:style>
    <style:style style:name="gr9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78cm" fo:min-width="0.228cm" fo:padding-top="0.142cm" fo:padding-bottom="0.142cm" fo:padding-left="0.267cm" fo:padding-right="0.267cm"/>
    </style:style>
    <style:style style:name="gr10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32cm" fo:min-width="2.006cm" fo:padding-top="0.142cm" fo:padding-bottom="0.142cm" fo:padding-left="0.267cm" fo:padding-right="0.267cm"/>
    </style:style>
    <style:style style:name="gr101" style:family="graphic" style:parent-style-name="standard">
      <style:graphic-properties svg:stroke-width="0.035cm" svg:stroke-color="#000000" draw:marker-start-width="0.252cm" draw:marker-end-width="0.252cm" draw:fill="solid" draw:fill-color="#ffdbb6" draw:textarea-horizontal-align="justify" draw:textarea-vertical-align="middle" draw:auto-grow-height="false" fo:min-height="0.732cm" fo:min-width="3.53cm" fo:padding-top="0.142cm" fo:padding-bottom="0.142cm" fo:padding-left="0.267cm" fo:padding-right="0.267cm"/>
    </style:style>
    <style:style style:name="gr102" style:family="graphic" style:parent-style-name="standard">
      <style:graphic-properties draw:stroke="none" svg:stroke-color="#000000" draw:fill="none" draw:fill-color="#ffffff" draw:textarea-horizontal-align="left" draw:auto-grow-height="true" draw:auto-grow-width="true" fo:min-height="0.766cm" fo:min-width="2.635cm"/>
      <style:paragraph-properties style:writing-mode="lr-tb"/>
    </style:style>
    <style:style style:name="gr10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594cm" fo:min-width="1.001cm" fo:padding-top="0.142cm" fo:padding-bottom="0.142cm" fo:padding-left="0.267cm" fo:padding-right="0.267cm"/>
    </style:style>
    <style:style style:name="gr104" style:family="graphic" style:parent-style-name="standard">
      <style:graphic-properties draw:stroke="none" svg:stroke-color="#000000" draw:fill="none" draw:fill-color="#ffffff" draw:textarea-horizontal-align="left" draw:auto-grow-height="true" draw:auto-grow-width="true" fo:min-height="0.556cm" fo:min-width="4.003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628cm" fo:min-width="1.784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34cm" fo:min-width="1.979cm"/>
      <style:paragraph-properties style:writing-mode="lr-tb"/>
    </style:style>
    <style:style style:name="gr107" style:family="graphic" style:parent-style-name="objectwithoutfill">
      <style:graphic-properties svg:stroke-width="0.212cm" svg:stroke-color="#55308d" draw:marker-start-width="0.517cm" draw:marker-end="" draw:marker-end-width="0.617cm" draw:fill="solid" draw:textarea-vertical-align="middle" fo:padding-top="0.23cm" fo:padding-bottom="0.23cm" fo:padding-left="0.355cm" fo:padding-right="0.355cm"/>
    </style:style>
    <style:style style:name="gr108" style:family="graphic" style:parent-style-name="standard">
      <style:graphic-properties draw:stroke="none" svg:stroke-color="#000000" draw:fill="none" draw:fill-color="#ffffff" draw:textarea-horizontal-align="left" draw:auto-grow-height="true" draw:auto-grow-width="true" fo:min-height="0.628cm" fo:min-width="1.568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255cm" fo:min-width="1.724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255cm" fo:min-width="1.598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255cm" fo:min-width="1.786cm"/>
      <style:paragraph-properties style:writing-mode="lr-tb"/>
    </style:style>
    <style:style style:name="gr112" style:family="graphic" style:parent-style-name="standard">
      <style:graphic-properties draw:fill-color="#dee7e5" draw:textarea-horizontal-align="justify" draw:textarea-vertical-align="middle" draw:auto-grow-height="false" fo:min-height="0.574cm" fo:min-width="0.33cm" fo:wrap-option="no-wrap"/>
    </style:style>
    <style:style style:name="gr113" style:family="graphic" style:parent-style-name="standard">
      <style:graphic-properties draw:stroke="none" svg:stroke-color="#000000" draw:fill="none" draw:fill-color="#ffffff" draw:textarea-horizontal-align="left" draw:auto-grow-height="true" draw:auto-grow-width="true" fo:min-height="0.766cm" fo:min-width="1.786cm"/>
      <style:paragraph-properties style:writing-mode="lr-tb"/>
    </style:style>
    <style:style style:name="gr114" style:family="graphic" style:parent-style-name="objectwithoutfill">
      <style:graphic-properties svg:stroke-width="0.035cm" svg:stroke-color="#ff0000" draw:marker-start-width="0.252cm" draw:marker-end="" draw:marker-end-width="0.352cm" draw:fill="solid" draw:textarea-vertical-align="middle" fo:padding-top="0.142cm" fo:padding-bottom="0.142cm" fo:padding-left="0.267cm" fo:padding-right="0.267cm"/>
    </style:style>
    <style:style style:name="gr11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594cm" fo:min-width="1.466cm" fo:padding-top="0.142cm" fo:padding-bottom="0.142cm" fo:padding-left="0.267cm" fo:padding-right="0.267cm"/>
    </style:style>
    <style:style style:name="gr116" style:family="graphic" style:parent-style-name="standard">
      <style:graphic-properties draw:stroke="none" svg:stroke-color="#000000" draw:fill="none" draw:fill-color="#ffffff" draw:textarea-horizontal-align="left" draw:auto-grow-height="true" draw:auto-grow-width="true" fo:min-height="0.628cm" fo:min-width="1.323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Arial" fo:font-size="12pt" style:font-size-asian="12pt" style:font-size-complex="12pt"/>
    </style:style>
    <style:style style:name="P3" style:family="paragraph">
      <loext:graphic-properties draw:fill-color="#b4c7dc"/>
      <style:paragraph-properties fo:text-align="center" style:writing-mode="lr-tb"/>
      <style:text-properties style:font-name="Arial" fo:font-size="12pt" style:font-size-asian="12pt" style:font-size-complex="12pt"/>
    </style:style>
    <style:style style:name="P4" style:family="paragraph">
      <loext:graphic-properties draw:fill="solid"/>
      <style:paragraph-properties fo:text-align="center"/>
    </style:style>
    <style:style style:name="P5" style:family="paragraph">
      <loext:graphic-properties draw:fill="none" draw:fill-color="#ffffff"/>
      <style:paragraph-properties style:writing-mode="lr-tb"/>
      <style:text-properties style:font-name="Arial" fo:font-size="16pt" style:font-size-asian="16pt" style:font-size-complex="16pt"/>
    </style:style>
    <style:style style:name="P6" style:family="paragraph">
      <loext:graphic-properties draw:fill-color="#000000"/>
      <style:paragraph-properties fo:text-align="center"/>
    </style:style>
    <style:style style:name="P7" style:family="paragraph">
      <loext:graphic-properties draw:fill="solid" draw:fill-color="#ffdbb6"/>
      <style:paragraph-properties fo:text-align="center"/>
    </style:style>
    <style:style style:name="P8" style:family="paragraph">
      <loext:graphic-properties draw:fill="solid" draw:fill-color="#ffffa6"/>
      <style:paragraph-properties fo:text-align="center"/>
    </style:style>
    <style:style style:name="P9" style:family="paragraph">
      <loext:graphic-properties draw:fill="none" draw:fill-color="#ffffff"/>
      <style:paragraph-properties style:writing-mode="lr-tb"/>
      <style:text-properties style:font-name="Arial" fo:font-size="14pt" style:font-size-asian="14pt" style:font-size-complex="14pt"/>
    </style:style>
    <style:style style:name="P10" style:family="paragraph">
      <loext:graphic-properties draw:fill-color="#ffffff"/>
      <style:paragraph-properties style:writing-mode="lr-tb"/>
    </style:style>
    <style:style style:name="P11" style:family="paragraph">
      <loext:graphic-properties draw:fill="none" draw:fill-color="#ffffff"/>
      <style:paragraph-properties style:writing-mode="lr-tb"/>
      <style:text-properties style:font-name="Arial" fo:font-size="20pt" fo:font-weight="bold" style:font-size-asian="20pt" style:font-weight-asian="bold" style:font-size-complex="20pt" style:font-weight-complex="bold"/>
    </style:style>
    <style:style style:name="P12" style:family="paragraph">
      <loext:graphic-properties draw:fill-color="#afd095"/>
      <style:paragraph-properties fo:text-align="center"/>
    </style:style>
    <style:style style:name="P13" style:family="paragraph">
      <loext:graphic-properties draw:fill-color="#d4ea6b"/>
      <style:paragraph-properties fo:text-align="center"/>
    </style:style>
    <style:style style:name="P14" style:family="paragraph">
      <style:paragraph-properties fo:text-align="center"/>
    </style:style>
    <style:style style:name="P15" style:family="paragraph">
      <loext:graphic-properties draw:fill="none" draw:fill-color="#ffffff"/>
      <style:paragraph-properties style:writing-mode="lr-tb"/>
      <style:text-properties fo:color="#2a6099" style:font-name="Arial" fo:font-size="14pt" fo:font-weight="bold" style:font-size-asian="14pt" style:font-weight-asian="bold" style:font-size-complex="14pt" style:font-weight-complex="bold"/>
    </style:style>
    <style:style style:name="P16" style:family="paragraph">
      <loext:graphic-properties draw:fill="none" draw:fill-color="#ffffff"/>
      <style:paragraph-properties style:writing-mode="lr-tb"/>
      <style:text-properties fo:color="#ff0000" style:font-name="Arial"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text-properties fo:color="#c9211e" style:font-name="Arial" fo:font-size="14pt" fo:font-weight="bold" style:font-size-asian="14pt" style:font-weight-asian="bold" style:font-size-complex="14pt" style:font-weight-complex="bold"/>
    </style:style>
    <style:style style:name="P18" style:family="paragraph">
      <loext:graphic-properties draw:fill-color="#ffffff"/>
      <style:paragraph-properties style:writing-mode="lr-tb"/>
      <style:text-properties fo:font-size="20pt"/>
    </style:style>
    <style:style style:name="P19" style:family="paragraph">
      <loext:graphic-properties draw:fill-color="#81d41a"/>
      <style:paragraph-properties fo:text-align="center"/>
    </style:style>
    <style:style style:name="P20" style:family="paragraph">
      <loext:graphic-properties draw:fill-color="#ffff00"/>
      <style:paragraph-properties fo:text-align="center"/>
    </style:style>
    <style:style style:name="P21" style:family="paragraph">
      <loext:graphic-properties draw:fill-color="#729fcf"/>
      <style:paragraph-properties fo:text-align="center"/>
    </style:style>
    <style:style style:name="P22" style:family="paragraph">
      <loext:graphic-properties draw:fill="none"/>
      <style:paragraph-properties fo:text-align="center"/>
    </style:style>
    <style:style style:name="P23" style:family="paragraph">
      <loext:graphic-properties draw:fill="solid" draw:fill-color="#ffffff"/>
      <style:paragraph-properties style:writing-mode="lr-tb"/>
      <style:text-properties style:font-name="Arial" fo:font-size="16pt" style:font-size-asian="16pt" style:font-size-complex="16pt"/>
    </style:style>
    <style:style style:name="P24" style:family="paragraph">
      <loext:graphic-properties draw:fill="none" draw:fill-color="#ffffff"/>
      <style:paragraph-properties style:writing-mode="lr-tb"/>
      <style:text-properties style:font-name="Arial" fo:font-size="16pt" fo:font-weight="bold" style:font-size-asian="16pt" style:font-weight-asian="bold" style:font-size-complex="16pt" style:font-weight-complex="bold"/>
    </style:style>
    <style:style style:name="P25" style:family="paragraph">
      <loext:graphic-properties draw:fill-color="#3465a4"/>
      <style:paragraph-properties fo:text-align="center"/>
    </style:style>
    <style:style style:name="P26" style:family="paragraph">
      <loext:graphic-properties draw:fill="none" draw:fill-color="#ffffff"/>
      <style:paragraph-properties style:writing-mode="lr-tb"/>
      <style:text-properties style:font-name="Arial" fo:font-size="12pt" style:font-size-asian="12pt" style:font-size-complex="12pt"/>
    </style:style>
    <style:style style:name="P27" style:family="paragraph">
      <loext:graphic-properties draw:fill="none" draw:fill-color="#ffffff"/>
      <style:paragraph-properties style:writing-mode="lr-tb"/>
      <style:text-properties style:font-name="Arial" fo:font-size="14pt" fo:font-weight="bold" style:font-size-asian="14pt" style:font-weight-asian="bold" style:font-size-complex="14pt" style:font-weight-complex="bold"/>
    </style:style>
    <style:style style:name="P28" style:family="paragraph">
      <loext:graphic-properties draw:fill-color="#ea7500"/>
      <style:paragraph-properties fo:text-align="center"/>
    </style:style>
    <style:style style:name="P29" style:family="paragraph">
      <loext:graphic-properties draw:fill-color="#bf0041"/>
      <style:paragraph-properties fo:text-align="center"/>
    </style:style>
    <style:style style:name="P30" style:family="paragraph">
      <loext:graphic-properties draw:fill="none" draw:fill-color="#ffffff"/>
      <style:paragraph-properties style:writing-mode="lr-tb"/>
      <style:text-properties style:font-name="Arial" fo:font-size="12pt" style:text-underline-style="solid" style:text-underline-width="auto" style:text-underline-color="font-color" style:font-size-asian="12pt" style:font-size-complex="12pt"/>
    </style:style>
    <style:style style:name="P31" style:family="paragraph">
      <loext:graphic-properties draw:fill-color="#dee7e5"/>
      <style:paragraph-properties fo:text-align="center"/>
    </style:style>
    <style:style style:name="P32" style:family="paragraph">
      <loext:graphic-properties draw:fill="none" draw:fill-color="#ffffff"/>
      <style:paragraph-properties style:writing-mode="lr-tb"/>
      <style:text-properties fo:color="#800080" style:font-name="Arial" fo:font-size="16pt" style:font-size-asian="16pt" style:font-size-complex="16pt"/>
    </style:style>
    <style:style style:name="T1" style:family="text">
      <style:text-properties style:font-name="Arial" fo:font-size="12pt" style:font-size-asian="12pt" style:font-size-complex="12pt"/>
    </style:style>
    <style:style style:name="T2" style:family="text">
      <style:text-properties style:font-name="Arial" fo:font-size="16pt" style:font-size-asian="16pt" style:font-size-complex="16pt"/>
    </style:style>
    <style:style style:name="T3" style:family="text">
      <style:text-properties style:font-name="Arial" fo:font-size="14pt" style:font-size-asian="14pt" style:font-size-complex="14pt"/>
    </style:style>
    <style:style style:name="T4" style:family="text">
      <style:text-properties style:font-name="Arial" fo:font-size="20pt" fo:font-weight="bold" style:font-size-asian="20pt" style:font-weight-asian="bold" style:font-size-complex="20pt" style:font-weight-complex="bold"/>
    </style:style>
    <style:style style:name="T5" style:family="text">
      <style:text-properties fo:color="#2a6099" style:font-name="Arial" fo:font-size="16pt" fo:font-weight="bold" style:font-size-asian="16pt" style:font-weight-asian="bold" style:font-size-complex="16pt" style:font-weight-complex="bold"/>
    </style:style>
    <style:style style:name="T6" style:family="text">
      <style:text-properties fo:color="#2a6099" style:font-name="Arial" fo:font-size="14pt" fo:font-weight="bold" style:font-size-asian="14pt" style:font-weight-asian="bold" style:font-size-complex="14pt" style:font-weight-complex="bold"/>
    </style:style>
    <style:style style:name="T7" style:family="text">
      <style:text-properties style:font-name="Arial" fo:font-size="16pt" fo:font-weight="bold" style:font-size-asian="16pt" style:font-weight-asian="bold" style:font-size-complex="16pt" style:font-weight-complex="bold"/>
    </style:style>
    <style:style style:name="T8" style:family="text">
      <style:text-properties fo:color="#ff0000" style:font-name="Arial" fo:font-size="14pt" fo:font-weight="bold" style:font-size-asian="14pt" style:font-weight-asian="bold" style:font-size-complex="14pt" style:font-weight-complex="bold"/>
    </style:style>
    <style:style style:name="T9" style:family="text">
      <style:text-properties fo:color="#c9211e" style:font-name="Arial" fo:font-size="14pt" fo:font-weight="bold" style:font-size-asian="14pt" style:font-weight-asian="bold" style:font-size-complex="14pt" style:font-weight-complex="bold"/>
    </style:style>
    <style:style style:name="T10" style:family="text">
      <style:text-properties fo:color="#c9211e" style:font-name="Arial" fo:font-size="16pt" fo:font-weight="bold" style:font-size-asian="16pt" style:font-weight-asian="bold" style:font-size-complex="16pt"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2pt" style:text-underline-style="solid" style:text-underline-width="auto" style:text-underline-color="font-color" style:font-size-asian="12pt" style:font-size-complex="12pt"/>
    </style:style>
    <style:style style:name="T13" style:family="text">
      <style:text-properties fo:color="#800080" style:font-name="Arial"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type="rectangle" draw:enhanced-path="M 0 0 L 21600 0 21600 21600 0 21600 0 0 Z N"/>
        </draw:custom-shape>
        <draw:frame draw:style-name="gr11" draw:text-style-name="P5" draw:layer="layout" svg:width="1.785cm" svg:height="0.878cm" svg:x="9.177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6.858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7.109cm" svg:y="2.932cm">
          <draw:text-box>
            <text:p><text:span text:style-name="T2">vm1.sh</text:span></text:p>
          </draw:text-box>
        </draw:frame>
        <draw:frame draw:style-name="gr14" draw:text-style-name="P9" draw:layer="layout" svg:width="2.813cm" svg:height="0.878cm" svg:x="6.858cm" svg:y="3.81cm">
          <draw:text-box>
            <text:p><text:span text:style-name="T3">10.90.0.11</text:span></text:p>
          </draw:text-box>
        </draw:frame>
        <draw:line draw:style-name="gr3" draw:text-style-name="P4" draw:layer="layout" svg:x1="8.415cm" svg:y1="4.826cm" svg:x2="8.415cm" svg:y2="6.096cm">
          <text:p/>
        </draw:line>
        <draw:frame draw:style-name="gr15"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1.684cm" svg:y="12.192cm">
          <text:p/>
          <draw:enhanced-geometry svg:viewBox="0 0 21600 21600" draw:type="rectangle" draw:enhanced-path="M 0 0 L 21600 0 21600 21600 0 21600 0 0 Z N"/>
        </draw:custom-shape>
        <draw:frame draw:style-name="gr16" draw:text-style-name="P5" draw:layer="layout" svg:width="3.135cm" svg:height="0.878cm" svg:x="10.213cm" svg:y="13.854cm">
          <draw:text-box>
            <text:p><text:span text:style-name="T2">enp68s0f0</text:span></text:p>
          </draw:text-box>
        </draw:frame>
        <draw:line draw:style-name="gr3" draw:text-style-name="P4" draw:layer="layout" svg:x1="10.922cm" svg:y1="7.366cm" svg:x2="10.922cm" svg:y2="12.954cm">
          <text:p/>
        </draw:line>
        <draw:line draw:style-name="gr3" draw:text-style-name="P4" draw:layer="layout" svg:x1="11.684cm" svg:y1="12.954cm" svg:x2="10.922cm" svg:y2="12.954cm">
          <text:p/>
        </draw:lin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frame draw:style-name="gr17" draw:text-style-name="P9" draw:layer="layout" svg:width="2.572cm" svg:height="0.878cm" svg:x="10.922cm" svg:y="11.314cm">
          <draw:text-box>
            <text:p><text:span text:style-name="T3">10.0.0.10</text:span></text:p>
          </draw:text-box>
        </draw:frame>
        <draw:frame draw:style-name="gr18" draw:text-style-name="P9" draw:layer="layout" svg:width="2.538cm" svg:height="0.878cm" svg:x="15.24cm" svg:y="11.314cm">
          <draw:text-box>
            <text:p><text:span text:style-name="T3">10.0.0.11</text:span></text:p>
          </draw:text-box>
        </draw:frame>
        <draw:line draw:style-name="gr3" draw:text-style-name="P4" draw:layer="layout" svg:x1="8.415cm" svg:y1="7.366cm" svg:x2="8.415cm" svg:y2="8.636cm">
          <text:p/>
        </draw:line>
        <draw:custom-shape draw:style-name="gr4" draw:text-style-name="P1" draw:layer="layout" svg:width="2.032cm" svg:height="1.27cm" svg:x="7.399cm" svg:y="8.636cm">
          <text:p/>
          <draw:enhanced-geometry svg:viewBox="0 0 21600 21600" draw:type="rectangle" draw:enhanced-path="M 0 0 L 21600 0 21600 21600 0 21600 0 0 Z N"/>
        </draw:custom-shape>
        <draw:frame draw:style-name="gr9" draw:text-style-name="P5" draw:layer="layout" svg:width="1.535cm" svg:height="0.878cm" svg:x="7.653cm" svg:y="8.89cm">
          <draw:text-box>
            <text:p><text:span text:style-name="T2">xif1</text:span></text:p>
          </draw:text-box>
        </draw:frame>
        <draw:line draw:style-name="gr19" draw:text-style-name="P4" draw:layer="layout" svg:x1="13.494cm" svg:y1="11.684cm" svg:x2="11.176cm" svg:y2="11.684cm">
          <text:p/>
        </draw:line>
        <draw:frame draw:style-name="gr17" draw:text-style-name="P9" draw:layer="layout" svg:width="2.572cm" svg:height="0.878cm" svg:x="7.112cm" svg:y="10.16cm">
          <draw:text-box>
            <text:p><text:span text:style-name="T3">10.0.0.10</text:span></text:p>
          </draw:text-box>
        </draw:frame>
        <draw:frame draw:style-name="gr16" draw:text-style-name="P5" draw:layer="layout" svg:width="3.135cm" svg:height="0.878cm" svg:x="15.407cm" svg:y="13.854cm">
          <draw:text-box>
            <text:p><text:span text:style-name="T2">enp68s0f0</text:span></text:p>
          </draw:text-box>
        </draw:frame>
        <presentation:notes draw:style-name="dp2">
          <draw:page-thumbnail draw:style-name="gr20"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type="rectangle" draw:enhanced-path="M 0 0 L 21600 0 21600 21600 0 21600 0 0 Z N"/>
        </draw:custom-shape>
        <draw:frame draw:style-name="gr11" draw:text-style-name="P5" draw:layer="layout" svg:width="1.785cm" svg:height="0.878cm" svg:x="9.177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6.858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7.109cm" svg:y="2.932cm">
          <draw:text-box>
            <text:p><text:span text:style-name="T2">vm1.sh</text:span></text:p>
          </draw:text-box>
        </draw:frame>
        <draw:frame draw:style-name="gr14" draw:text-style-name="P9" draw:layer="layout" svg:width="2.813cm" svg:height="0.878cm" svg:x="6.858cm" svg:y="3.81cm">
          <draw:text-box>
            <text:p><text:span text:style-name="T3">10.90.0.11</text:span></text:p>
          </draw:text-box>
        </draw:frame>
        <draw:line draw:style-name="gr3" draw:text-style-name="P4" draw:layer="layout" svg:x1="8.415cm" svg:y1="4.826cm" svg:x2="8.415cm" svg:y2="6.096cm">
          <text:p/>
        </draw:line>
        <draw:frame draw:style-name="gr15"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1.684cm" svg:y="12.192cm">
          <text:p/>
          <draw:enhanced-geometry svg:viewBox="0 0 21600 21600" draw:type="rectangle" draw:enhanced-path="M 0 0 L 21600 0 21600 21600 0 21600 0 0 Z N"/>
        </draw:custom-shape>
        <draw:frame draw:style-name="gr16" draw:text-style-name="P5" draw:layer="layout" svg:width="3.135cm" svg:height="0.878cm" svg:x="10.213cm" svg:y="13.854cm">
          <draw:text-box>
            <text:p><text:span text:style-name="T2">enp68s0f0</text:span></text:p>
          </draw:text-box>
        </draw:fram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frame draw:style-name="gr17" draw:text-style-name="P9" draw:layer="layout" svg:width="2.572cm" svg:height="0.878cm" svg:x="10.922cm" svg:y="11.314cm">
          <draw:text-box>
            <text:p><text:span text:style-name="T3">10.0.0.10</text:span></text:p>
          </draw:text-box>
        </draw:frame>
        <draw:frame draw:style-name="gr18" draw:text-style-name="P9" draw:layer="layout" svg:width="2.538cm" svg:height="0.878cm" svg:x="15.24cm" svg:y="11.314cm">
          <draw:text-box>
            <text:p><text:span text:style-name="T3">10.0.0.11</text:span></text:p>
          </draw:text-box>
        </draw:frame>
        <draw:frame draw:style-name="gr16" draw:text-style-name="P5" draw:layer="layout" svg:width="3.135cm" svg:height="0.878cm" svg:x="15.407cm" svg:y="13.854cm">
          <draw:text-box>
            <text:p><text:span text:style-name="T2">enp68s0f0</text:span></text:p>
          </draw:text-box>
        </draw:frame>
        <presentation:notes draw:style-name="dp2">
          <draw:page-thumbnail draw:style-name="gr20" draw:layer="layout" svg:width="18.624cm" svg:height="10.476cm" svg:x="1.482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9.177cm" svg:y="6.096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9.685cm" svg:y2="6.096cm">
          <text:p/>
        </draw:line>
        <draw:frame draw:style-name="gr15"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1.684cm" svg:y="12.192cm">
          <text:p/>
          <draw:enhanced-geometry svg:viewBox="0 0 21600 21600" draw:type="rectangle" draw:enhanced-path="M 0 0 L 21600 0 21600 21600 0 21600 0 0 Z N"/>
        </draw:custom-shape>
        <draw:frame draw:style-name="gr16" draw:text-style-name="P5" draw:layer="layout" svg:width="3.135cm" svg:height="0.878cm" svg:x="10.213cm" svg:y="13.854cm">
          <draw:text-box>
            <text:p><text:span text:style-name="T2">enp68s0f0</text:span></text:p>
          </draw:text-box>
        </draw:frame>
        <draw:line draw:style-name="gr3" draw:text-style-name="P4" draw:layer="layout" svg:x1="10.922cm" svg:y1="7.366cm" svg:x2="10.922cm" svg:y2="12.954cm">
          <text:p/>
        </draw:line>
        <draw:line draw:style-name="gr3" draw:text-style-name="P4" draw:layer="layout" svg:x1="11.684cm" svg:y1="12.954cm" svg:x2="10.922cm" svg:y2="12.954cm">
          <text:p/>
        </draw:lin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line draw:style-name="gr3" draw:text-style-name="P4" draw:layer="layout" svg:x1="8.415cm" svg:y1="7.366cm" svg:x2="8.415cm" svg:y2="8.636cm">
          <text:p/>
        </draw:line>
        <draw:custom-shape draw:style-name="gr4" draw:text-style-name="P1" draw:layer="layout" svg:width="2.032cm" svg:height="1.27cm" svg:x="7.3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7.653cm" svg:y="8.89cm">
          <draw:text-box>
            <text:p><text:span text:style-name="T2">xif1</text:span></text:p>
          </draw:text-box>
        </draw:frame>
        <draw:frame draw:style-name="gr17" draw:text-style-name="P9" draw:layer="layout" svg:width="2.572cm" svg:height="0.878cm" svg:x="7.112cm" svg:y="10.16cm">
          <draw:text-box>
            <text:p><text:span text:style-name="T3">10.0.0.10</text:span></text:p>
          </draw:text-box>
        </draw:frame>
        <draw:frame draw:style-name="gr16" draw:text-style-name="P5" draw:layer="layout" svg:width="3.135cm" svg:height="0.878cm" svg:x="15.407cm" svg:y="13.854cm">
          <draw:text-box>
            <text:p><text:span text:style-name="T2">enp68s0f0</text:span></text:p>
          </draw:text-box>
        </draw:frame>
        <draw:custom-shape draw:style-name="gr12" draw:text-style-name="P8" draw:layer="layout" svg:width="2.794cm" svg:height="2.032cm" svg:x="8.849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9.024cm" svg:y="2.932cm">
          <draw:text-box>
            <text:p><text:span text:style-name="T2">vm2.sh</text:span></text:p>
          </draw:text-box>
        </draw:frame>
        <draw:frame draw:style-name="gr21" draw:text-style-name="P9" draw:layer="layout" svg:width="2.847cm" svg:height="0.878cm" svg:x="8.83cm" svg:y="3.81cm">
          <draw:text-box>
            <text:p><text:span text:style-name="T3">10.90.0.12</text:span></text:p>
          </draw:text-box>
        </draw:frame>
        <draw:line draw:style-name="gr3" draw:text-style-name="P4" draw:layer="layout" svg:x1="10.16cm" svg:y1="4.826cm" svg:x2="10.16cm" svg:y2="6.096cm">
          <text:p/>
        </draw:line>
        <draw:custom-shape draw:style-name="gr10" draw:text-style-name="P7" draw:layer="layout" svg:width="4.064cm" svg:height="1.27cm" svg:x="19.304cm" svg:y="6.096cm">
          <text:p/>
          <draw:enhanced-geometry svg:viewBox="0 0 21600 21600" draw:mirror-horizontal="false" draw:mirror-vertical="false" draw:type="rectangle" draw:enhanced-path="M 0 0 L 21600 0 21600 21600 0 21600 0 0 Z N"/>
        </draw:custom-shape>
        <draw:line draw:style-name="gr3" draw:text-style-name="P4" draw:layer="layout" svg:x1="21.336cm" svg:y1="7.366cm" svg:x2="21.336cm" svg:y2="12.954cm">
          <text:p/>
        </draw:line>
        <draw:line draw:style-name="gr3" draw:text-style-name="P4" draw:layer="layout" svg:x1="21.336cm" svg:y1="12.954cm" svg:x2="17.272cm" svg:y2="12.954cm">
          <text:p/>
        </draw:line>
        <draw:frame draw:style-name="gr11" draw:text-style-name="P5" draw:layer="layout" svg:width="1.785cm" svg:height="0.878cm" svg:x="20.32cm" svg:y="6.096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20.066cm" svg:y1="4.826cm" svg:x2="20.066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4" draw:text-style-name="P1" draw:layer="layout" svg:width="2.032cm" svg:height="1.27cm" svg:x="22.0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2.353cm" svg:y="8.89cm">
          <draw:text-box>
            <text:p><text:span text:style-name="T2">xif2</text:span></text:p>
          </draw:text-box>
        </draw:frame>
        <draw:frame draw:style-name="gr17" draw:text-style-name="P9" draw:layer="layout" svg:width="2.572cm" svg:height="0.878cm" svg:x="21.812cm" svg:y="10.16cm">
          <draw:text-box>
            <text:p><text:span text:style-name="T3">10.0.0.11</text:span></text:p>
          </draw:text-box>
        </draw:frame>
        <draw:frame draw:style-name="gr14" draw:text-style-name="P9" draw:layer="layout" svg:width="2.813cm" svg:height="0.878cm" svg:x="4.553cm" svg:y="5.334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frame draw:style-name="gr14" draw:text-style-name="P9" draw:layer="layout" svg:width="2.813cm" svg:height="0.878cm" svg:x="7.112cm" svg:y="5.218cm">
          <draw:text-box>
            <text:p><text:span text:style-name="T3">tap1</text:span></text:p>
          </draw:text-box>
        </draw:frame>
        <draw:frame draw:style-name="gr14" draw:text-style-name="P9" draw:layer="layout" svg:width="2.813cm" svg:height="0.878cm" svg:x="10.395cm" svg:y="5.08cm">
          <draw:text-box>
            <text:p><text:span text:style-name="T3">tap0</text:span></text:p>
          </draw:text-box>
        </draw:frame>
        <draw:frame draw:style-name="gr14" draw:text-style-name="P9" draw:layer="layout" svg:width="2.813cm" svg:height="0.878cm" svg:x="22.352cm" svg:y="4.964cm">
          <draw:text-box>
            <text:p><text:span text:style-name="T3">tap1</text:span></text:p>
          </draw:text-box>
        </draw:frame>
        <draw:frame draw:style-name="gr14" draw:text-style-name="P9" draw:layer="layout" svg:width="2.813cm" svg:height="0.878cm" svg:x="18.542cm" svg:y="4.964cm">
          <draw:text-box>
            <text:p><text:span text:style-name="T3">tap0</text:span></text:p>
          </draw:text-box>
        </draw:frame>
        <draw:line draw:style-name="gr25" draw:text-style-name="P4" draw:layer="layout" svg:x1="18.542cm" svg:y1="1.27cm" svg:x2="17.272cm" svg:y2="2.032cm">
          <text:p/>
        </draw:line>
        <presentation:notes draw:style-name="dp2">
          <draw:page-thumbnail draw:style-name="gr20" draw:layer="layout" svg:width="18.624cm" svg:height="10.476cm" svg:x="1.482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1" draw:layer="layout" svg:width="11.684cm" svg:height="12.954cm" svg:x="14.732cm" svg:y="1.778cm">
          <text:p/>
          <draw:enhanced-geometry svg:viewBox="0 0 21600 21600" draw:type="rectangle" draw:enhanced-path="M 0 0 L 21600 0 21600 21600 0 21600 0 0 Z N"/>
        </draw:custom-shape>
        <draw:custom-shape draw:style-name="gr1" draw:text-style-name="P1" draw:layer="layout" svg:width="11.684cm" svg:height="12.954cm" svg:x="1.27cm" svg:y="1.778cm">
          <text:p/>
          <draw:enhanced-geometry svg:viewBox="0 0 21600 21600" draw:type="rectangle" draw:enhanced-path="M 0 0 L 21600 0 21600 21600 0 21600 0 0 Z N"/>
        </draw:custom-shape>
        <draw:custom-shape draw:style-name="gr26" draw:text-style-name="P12" draw:layer="layout" svg:width="4.064cm" svg:height="2.032cm" svg:x="5.08cm" svg:y="10.922cm">
          <text:p/>
          <draw:enhanced-geometry svg:viewBox="0 0 21600 21600" draw:type="rectangle" draw:enhanced-path="M 0 0 L 21600 0 21600 21600 0 21600 0 0 Z N"/>
        </draw:custom-shape>
        <draw:frame draw:style-name="gr16" draw:text-style-name="P5" draw:layer="layout" svg:width="3.135cm" svg:height="0.878cm" svg:x="5.842cm" svg:y="11.43cm">
          <draw:text-box>
            <text:p><text:span text:style-name="T2">vm1.img</text:span></text:p>
          </draw:text-box>
        </draw:frame>
        <draw:custom-shape draw:style-name="gr27" draw:text-style-name="P13" draw:layer="layout" svg:width="3.81cm" svg:height="1.778cm" svg:x="2.286cm" svg:y="7.874cm">
          <text:p/>
          <draw:enhanced-geometry svg:viewBox="0 0 21600 21600" draw:type="rectangle" draw:enhanced-path="M 0 0 L 21600 0 21600 21600 0 21600 0 0 Z N"/>
        </draw:custom-shape>
        <draw:custom-shape draw:style-name="gr27" draw:text-style-name="P13" draw:layer="layout" svg:width="3.81cm" svg:height="1.778cm" svg:x="7.874cm" svg:y="7.874cm">
          <text:p/>
          <draw:enhanced-geometry svg:viewBox="0 0 21600 21600" draw:type="rectangle" draw:enhanced-path="M 0 0 L 21600 0 21600 21600 0 21600 0 0 Z N"/>
        </draw:custom-shape>
        <draw:frame draw:style-name="gr16" draw:text-style-name="P5" draw:layer="layout" svg:width="3.135cm" svg:height="0.878cm" svg:x="2.707cm" svg:y="8.382cm">
          <draw:text-box>
            <text:p><text:span text:style-name="T2">vm1.ovl</text:span></text:p>
          </draw:text-box>
        </draw:frame>
        <draw:frame draw:style-name="gr16" draw:text-style-name="P5" draw:layer="layout" svg:width="3.135cm" svg:height="0.878cm" svg:x="8.382cm" svg:y="8.382cm">
          <draw:text-box>
            <text:p><text:span text:style-name="T2">vm2.ovl</text:span></text:p>
          </draw:text-box>
        </draw:frame>
        <draw:line draw:style-name="gr28" draw:text-style-name="P14" draw:layer="layout" svg:x1="4.572cm" svg:y1="9.652cm" svg:x2="6.604cm" svg:y2="10.922cm">
          <text:p/>
        </draw:line>
        <draw:line draw:style-name="gr28" draw:text-style-name="P14" draw:layer="layout" svg:x1="9.652cm" svg:y1="9.652cm" svg:x2="7.874cm" svg:y2="10.922cm">
          <text:p/>
        </draw:line>
        <draw:custom-shape draw:style-name="gr12" draw:text-style-name="P8" draw:layer="layout" svg:width="2.794cm" svg:height="2.032cm" svg:x="2.559cm" svg:y="4.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734cm" svg:y="4.827cm">
          <draw:text-box>
            <text:p><text:span text:style-name="T2">vm1.sh</text:span></text:p>
          </draw:text-box>
        </draw:frame>
        <draw:frame draw:style-name="gr14" draw:text-style-name="P9" draw:layer="layout" svg:width="2.813cm" svg:height="0.878cm" svg:x="2.54cm" svg:y="5.705cm">
          <draw:text-box>
            <text:p><text:span text:style-name="T3">10.90.0.11</text:span></text:p>
          </draw:text-box>
        </draw:frame>
        <draw:custom-shape draw:style-name="gr12" draw:text-style-name="P8" draw:layer="layout" svg:width="2.794cm" svg:height="2.032cm" svg:x="8.595cm" svg:y="4.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8.77cm" svg:y="4.848cm">
          <draw:text-box>
            <text:p><text:span text:style-name="T2">vm2.sh</text:span></text:p>
          </draw:text-box>
        </draw:frame>
        <draw:frame draw:style-name="gr21" draw:text-style-name="P9" draw:layer="layout" svg:width="2.847cm" svg:height="0.878cm" svg:x="8.576cm" svg:y="5.726cm">
          <draw:text-box>
            <text:p><text:span text:style-name="T3">10.90.0.12</text:span></text:p>
          </draw:text-box>
        </draw:frame>
        <draw:line draw:style-name="gr29" draw:text-style-name="P14" draw:layer="layout" svg:x1="4.064cm" svg:y1="6.721cm" svg:x2="4.064cm" svg:y2="7.874cm">
          <text:p/>
        </draw:line>
        <draw:line draw:style-name="gr29" draw:text-style-name="P14" draw:layer="layout" svg:x1="9.948cm" svg:y1="6.721cm" svg:x2="9.948cm" svg:y2="7.874cm">
          <text:p/>
        </draw:line>
        <draw:custom-shape draw:style-name="gr26" draw:text-style-name="P12" draw:layer="layout" svg:width="4.064cm" svg:height="2.032cm" svg:x="18.542cm" svg:y="10.922cm">
          <text:p/>
          <draw:enhanced-geometry svg:viewBox="0 0 21600 21600" draw:type="rectangle" draw:enhanced-path="M 0 0 L 21600 0 21600 21600 0 21600 0 0 Z N"/>
        </draw:custom-shape>
        <draw:frame draw:style-name="gr16" draw:text-style-name="P5" draw:layer="layout" svg:width="3.135cm" svg:height="0.878cm" svg:x="19.304cm" svg:y="11.43cm">
          <draw:text-box>
            <text:p><text:span text:style-name="T2">vm1.img</text:span></text:p>
          </draw:text-box>
        </draw:frame>
        <draw:custom-shape draw:style-name="gr27" draw:text-style-name="P13" draw:layer="layout" svg:width="3.81cm" svg:height="1.778cm" svg:x="15.748cm" svg:y="7.874cm">
          <text:p/>
          <draw:enhanced-geometry svg:viewBox="0 0 21600 21600" draw:type="rectangle" draw:enhanced-path="M 0 0 L 21600 0 21600 21600 0 21600 0 0 Z N"/>
        </draw:custom-shape>
        <draw:custom-shape draw:style-name="gr27" draw:text-style-name="P13" draw:layer="layout" svg:width="3.81cm" svg:height="1.778cm" svg:x="21.336cm" svg:y="7.874cm">
          <text:p/>
          <draw:enhanced-geometry svg:viewBox="0 0 21600 21600" draw:type="rectangle" draw:enhanced-path="M 0 0 L 21600 0 21600 21600 0 21600 0 0 Z N"/>
        </draw:custom-shape>
        <draw:frame draw:style-name="gr16" draw:text-style-name="P5" draw:layer="layout" svg:width="3.135cm" svg:height="0.878cm" svg:x="16.169cm" svg:y="8.382cm">
          <draw:text-box>
            <text:p><text:span text:style-name="T2">vm3.ovl</text:span></text:p>
          </draw:text-box>
        </draw:frame>
        <draw:frame draw:style-name="gr16" draw:text-style-name="P5" draw:layer="layout" svg:width="3.135cm" svg:height="0.878cm" svg:x="21.844cm" svg:y="8.382cm">
          <draw:text-box>
            <text:p><text:span text:style-name="T2">vm4.ovl</text:span></text:p>
          </draw:text-box>
        </draw:frame>
        <draw:line draw:style-name="gr28" draw:text-style-name="P14" draw:layer="layout" svg:x1="18.034cm" svg:y1="9.652cm" svg:x2="20.066cm" svg:y2="10.922cm">
          <text:p/>
        </draw:line>
        <draw:line draw:style-name="gr28" draw:text-style-name="P14" draw:layer="layout" svg:x1="23.114cm" svg:y1="9.652cm" svg:x2="21.336cm" svg:y2="10.922cm">
          <text:p/>
        </draw:line>
        <draw:custom-shape draw:style-name="gr12" draw:text-style-name="P8" draw:layer="layout" svg:width="2.794cm" svg:height="2.032cm" svg:x="16.021cm" svg:y="4.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6.196cm" svg:y="4.827cm">
          <draw:text-box>
            <text:p><text:span text:style-name="T2">vm3.sh</text:span></text:p>
          </draw:text-box>
        </draw:frame>
        <draw:frame draw:style-name="gr21" draw:text-style-name="P9" draw:layer="layout" svg:width="2.847cm" svg:height="0.878cm" svg:x="16.002cm" svg:y="5.705cm">
          <draw:text-box>
            <text:p><text:span text:style-name="T3">10.90.0.13</text:span></text:p>
          </draw:text-box>
        </draw:frame>
        <draw:custom-shape draw:style-name="gr12" draw:text-style-name="P8" draw:layer="layout" svg:width="2.794cm" svg:height="2.032cm" svg:x="22.057cm" svg:y="4.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2.232cm" svg:y="4.848cm">
          <draw:text-box>
            <text:p><text:span text:style-name="T2">vm4.sh</text:span></text:p>
          </draw:text-box>
        </draw:frame>
        <draw:frame draw:style-name="gr21" draw:text-style-name="P9" draw:layer="layout" svg:width="2.847cm" svg:height="0.878cm" svg:x="22.038cm" svg:y="5.726cm">
          <draw:text-box>
            <text:p><text:span text:style-name="T3">10.90.0.14</text:span></text:p>
          </draw:text-box>
        </draw:frame>
        <draw:line draw:style-name="gr29" draw:text-style-name="P14" draw:layer="layout" svg:x1="17.526cm" svg:y1="6.721cm" svg:x2="17.526cm" svg:y2="7.874cm">
          <text:p/>
        </draw:line>
        <draw:line draw:style-name="gr29" draw:text-style-name="P14" draw:layer="layout" svg:x1="23.41cm" svg:y1="6.721cm" svg:x2="23.41cm" svg:y2="7.874cm">
          <text:p/>
        </draw:line>
        <draw:frame draw:style-name="gr16" draw:text-style-name="P5" draw:layer="layout" svg:width="3.135cm" svg:height="0.878cm" svg:x="2.032cm" svg:y="2.286cm">
          <draw:text-box>
            <text:p><text:span text:style-name="T2">host1</text:span></text:p>
          </draw:text-box>
        </draw:frame>
        <draw:frame draw:style-name="gr16" draw:text-style-name="P5" draw:layer="layout" svg:width="3.135cm" svg:height="0.878cm" svg:x="15.748cm" svg:y="2.286cm">
          <draw:text-box>
            <text:p><text:span text:style-name="T2">host2</text:span></text:p>
          </draw:text-box>
        </draw:frame>
        <presentation:notes draw:style-name="dp2">
          <draw:page-thumbnail draw:style-name="gr20" draw:layer="layout" svg:width="18.624cm" svg:height="10.476cm" svg:x="1.482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1" draw:layer="layout" svg:width="11.684cm" svg:height="12.954cm" svg:x="14.732cm" svg:y="1.778cm">
          <text:p/>
          <draw:enhanced-geometry svg:viewBox="0 0 21600 21600" draw:type="rectangle" draw:enhanced-path="M 0 0 L 21600 0 21600 21600 0 21600 0 0 Z N"/>
        </draw:custom-shape>
        <draw:custom-shape draw:style-name="gr1" draw:text-style-name="P1" draw:layer="layout" svg:width="11.684cm" svg:height="12.954cm" svg:x="1.27cm" svg:y="1.778cm">
          <text:p/>
          <draw:enhanced-geometry svg:viewBox="0 0 21600 21600" draw:type="rectangle" draw:enhanced-path="M 0 0 L 21600 0 21600 21600 0 21600 0 0 Z N"/>
        </draw:custom-shape>
        <draw:custom-shape draw:style-name="gr30" draw:text-style-name="P12" draw:layer="layout" svg:width="5.08cm" svg:height="2.032cm" svg:x="4.572cm" svg:y="10.922cm">
          <text:p/>
          <draw:enhanced-geometry svg:viewBox="0 0 21600 21600" draw:type="rectangle" draw:enhanced-path="M 0 0 L 21600 0 21600 21600 0 21600 0 0 Z N"/>
        </draw:custom-shape>
        <draw:frame draw:style-name="gr31" draw:text-style-name="P5" draw:layer="layout" svg:width="4.545cm" svg:height="0.878cm" svg:x="5.014cm" svg:y="11.43cm">
          <draw:text-box>
            <text:p><text:span text:style-name="T2">ubuntu2004.img</text:span></text:p>
          </draw:text-box>
        </draw:frame>
        <draw:custom-shape draw:style-name="gr27" draw:text-style-name="P13" draw:layer="layout" svg:width="3.81cm" svg:height="1.778cm" svg:x="2.286cm" svg:y="7.874cm">
          <text:p/>
          <draw:enhanced-geometry svg:viewBox="0 0 21600 21600" draw:type="rectangle" draw:enhanced-path="M 0 0 L 21600 0 21600 21600 0 21600 0 0 Z N"/>
        </draw:custom-shape>
        <draw:custom-shape draw:style-name="gr27" draw:text-style-name="P13" draw:layer="layout" svg:width="3.81cm" svg:height="1.778cm" svg:x="7.874cm" svg:y="7.874cm">
          <text:p/>
          <draw:enhanced-geometry svg:viewBox="0 0 21600 21600" draw:type="rectangle" draw:enhanced-path="M 0 0 L 21600 0 21600 21600 0 21600 0 0 Z N"/>
        </draw:custom-shape>
        <draw:frame draw:style-name="gr16" draw:text-style-name="P5" draw:layer="layout" svg:width="3.135cm" svg:height="0.878cm" svg:x="2.707cm" svg:y="8.382cm">
          <draw:text-box>
            <text:p><text:span text:style-name="T2">mpi1.ovl</text:span></text:p>
          </draw:text-box>
        </draw:frame>
        <draw:frame draw:style-name="gr16" draw:text-style-name="P5" draw:layer="layout" svg:width="3.135cm" svg:height="0.878cm" svg:x="8.382cm" svg:y="8.382cm">
          <draw:text-box>
            <text:p><text:span text:style-name="T2">mpi2.ovl</text:span></text:p>
          </draw:text-box>
        </draw:frame>
        <draw:line draw:style-name="gr28" draw:text-style-name="P14" draw:layer="layout" svg:x1="4.572cm" svg:y1="9.652cm" svg:x2="6.604cm" svg:y2="10.922cm">
          <text:p/>
        </draw:line>
        <draw:line draw:style-name="gr28" draw:text-style-name="P14" draw:layer="layout" svg:x1="9.652cm" svg:y1="9.652cm" svg:x2="7.874cm" svg:y2="10.922cm">
          <text:p/>
        </draw:line>
        <draw:custom-shape draw:style-name="gr32" draw:text-style-name="P8" draw:layer="layout" svg:width="2.794cm" svg:height="2.911cm" svg:x="2.559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5" draw:layer="layout" svg:width="2.479cm" svg:height="0.878cm" svg:x="2.601cm" svg:y="4.826cm">
          <draw:text-box>
            <text:p><text:span text:style-name="T2">mpi1.sh</text:span></text:p>
          </draw:text-box>
        </draw:frame>
        <draw:frame draw:style-name="gr14" draw:text-style-name="P9" draw:layer="layout" svg:width="2.813cm" svg:height="0.878cm" svg:x="2.54cm" svg:y="5.705cm">
          <draw:text-box>
            <text:p><text:span text:style-name="T3">10.20.2.11</text:span></text:p>
          </draw:text-box>
        </draw:frame>
        <draw:custom-shape draw:style-name="gr34" draw:text-style-name="P8" draw:layer="layout" svg:width="2.794cm" svg:height="2.932cm" svg:x="8.595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5" draw:layer="layout" svg:width="2.479cm" svg:height="0.878cm" svg:x="8.77cm" svg:y="4.848cm">
          <draw:text-box>
            <text:p><text:span text:style-name="T2">mpi2.sh</text:span></text:p>
          </draw:text-box>
        </draw:frame>
        <draw:frame draw:style-name="gr21" draw:text-style-name="P9" draw:layer="layout" svg:width="2.847cm" svg:height="0.878cm" svg:x="8.576cm" svg:y="5.726cm">
          <draw:text-box>
            <text:p><text:span text:style-name="T3">10.20.2.12</text:span></text:p>
          </draw:text-box>
        </draw:frame>
        <draw:line draw:style-name="gr29" draw:text-style-name="P14" draw:layer="layout" svg:x1="4.064cm" svg:y1="6.721cm" svg:x2="4.064cm" svg:y2="7.874cm">
          <text:p/>
        </draw:line>
        <draw:line draw:style-name="gr29" draw:text-style-name="P14" draw:layer="layout" svg:x1="9.948cm" svg:y1="6.721cm" svg:x2="9.948cm" svg:y2="7.874cm">
          <text:p/>
        </draw:line>
        <draw:custom-shape draw:style-name="gr35" draw:text-style-name="P12" draw:layer="layout" svg:width="5.334cm" svg:height="2.032cm" svg:x="17.78cm" svg:y="10.922cm">
          <text:p/>
          <draw:enhanced-geometry svg:viewBox="0 0 21600 21600" draw:type="rectangle" draw:enhanced-path="M 0 0 L 21600 0 21600 21600 0 21600 0 0 Z N"/>
        </draw:custom-shape>
        <draw:custom-shape draw:style-name="gr27" draw:text-style-name="P13" draw:layer="layout" svg:width="3.81cm" svg:height="1.778cm" svg:x="15.748cm" svg:y="7.874cm">
          <text:p/>
          <draw:enhanced-geometry svg:viewBox="0 0 21600 21600" draw:type="rectangle" draw:enhanced-path="M 0 0 L 21600 0 21600 21600 0 21600 0 0 Z N"/>
        </draw:custom-shape>
        <draw:custom-shape draw:style-name="gr27" draw:text-style-name="P13" draw:layer="layout" svg:width="3.81cm" svg:height="1.778cm" svg:x="21.336cm" svg:y="7.874cm">
          <text:p/>
          <draw:enhanced-geometry svg:viewBox="0 0 21600 21600" draw:type="rectangle" draw:enhanced-path="M 0 0 L 21600 0 21600 21600 0 21600 0 0 Z N"/>
        </draw:custom-shape>
        <draw:frame draw:style-name="gr16" draw:text-style-name="P5" draw:layer="layout" svg:width="3.135cm" svg:height="0.878cm" svg:x="16.169cm" svg:y="8.382cm">
          <draw:text-box>
            <text:p><text:span text:style-name="T2">mpi3.ovl</text:span></text:p>
          </draw:text-box>
        </draw:frame>
        <draw:frame draw:style-name="gr16" draw:text-style-name="P5" draw:layer="layout" svg:width="3.135cm" svg:height="0.878cm" svg:x="21.844cm" svg:y="8.382cm">
          <draw:text-box>
            <text:p><text:span text:style-name="T2">mpi4.ovl</text:span></text:p>
          </draw:text-box>
        </draw:frame>
        <draw:line draw:style-name="gr28" draw:text-style-name="P14" draw:layer="layout" svg:x1="18.034cm" svg:y1="9.652cm" svg:x2="20.066cm" svg:y2="10.922cm">
          <text:p/>
        </draw:line>
        <draw:line draw:style-name="gr28" draw:text-style-name="P14" draw:layer="layout" svg:x1="23.114cm" svg:y1="9.652cm" svg:x2="21.336cm" svg:y2="10.922cm">
          <text:p/>
        </draw:line>
        <draw:custom-shape draw:style-name="gr32" draw:text-style-name="P8" draw:layer="layout" svg:width="2.794cm" svg:height="2.911cm" svg:x="16.021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479cm" svg:height="0.878cm" svg:x="16.124cm" svg:y="4.827cm">
          <draw:text-box>
            <text:p><text:span text:style-name="T2">mpi3.sh</text:span></text:p>
          </draw:text-box>
        </draw:frame>
        <draw:frame draw:style-name="gr21" draw:text-style-name="P9" draw:layer="layout" svg:width="2.847cm" svg:height="0.878cm" svg:x="16.002cm" svg:y="5.705cm">
          <draw:text-box>
            <text:p><text:span text:style-name="T3">10.20.2.13</text:span></text:p>
          </draw:text-box>
        </draw:frame>
        <draw:custom-shape draw:style-name="gr34" draw:text-style-name="P8" draw:layer="layout" svg:width="2.794cm" svg:height="2.932cm" svg:x="22.057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5" draw:layer="layout" svg:width="2.479cm" svg:height="0.878cm" svg:x="22.352cm" svg:y="4.848cm">
          <draw:text-box>
            <text:p><text:span text:style-name="T2">mpi4.sh</text:span></text:p>
          </draw:text-box>
        </draw:frame>
        <draw:frame draw:style-name="gr21" draw:text-style-name="P9" draw:layer="layout" svg:width="2.847cm" svg:height="0.878cm" svg:x="22.038cm" svg:y="5.726cm">
          <draw:text-box>
            <text:p><text:span text:style-name="T3">10.20.2.14</text:span></text:p>
          </draw:text-box>
        </draw:frame>
        <draw:line draw:style-name="gr29" draw:text-style-name="P14" draw:layer="layout" svg:x1="17.526cm" svg:y1="6.721cm" svg:x2="17.526cm" svg:y2="7.874cm">
          <text:p/>
        </draw:line>
        <draw:line draw:style-name="gr29" draw:text-style-name="P14" draw:layer="layout" svg:x1="23.41cm" svg:y1="6.721cm" svg:x2="23.41cm" svg:y2="7.874cm">
          <text:p/>
        </draw:line>
        <draw:frame draw:style-name="gr16" draw:text-style-name="P5" draw:layer="layout" svg:width="3.135cm" svg:height="0.878cm" svg:x="2.032cm" svg:y="2.286cm">
          <draw:text-box>
            <text:p><text:span text:style-name="T2">host h1</text:span></text:p>
          </draw:text-box>
        </draw:frame>
        <draw:frame draw:style-name="gr16" draw:text-style-name="P5" draw:layer="layout" svg:width="3.135cm" svg:height="0.878cm" svg:x="15.748cm" svg:y="2.286cm">
          <draw:text-box>
            <text:p><text:span text:style-name="T2">host h2</text:span></text:p>
          </draw:text-box>
        </draw:frame>
        <draw:frame draw:style-name="gr31" draw:text-style-name="P5" draw:layer="layout" svg:width="4.545cm" svg:height="0.878cm" svg:x="18.315cm" svg:y="11.43cm">
          <draw:text-box>
            <text:p><text:span text:style-name="T2">ubuntu2004.img</text:span></text:p>
          </draw:text-box>
        </draw:frame>
        <draw:frame draw:style-name="gr14" draw:text-style-name="P9" draw:layer="layout" svg:width="2.813cm" svg:height="0.878cm" svg:x="2.54cm" svg:y="4.064cm">
          <draw:text-box>
            <text:p><text:span text:style-name="T3">10.0.8.11</text:span></text:p>
          </draw:text-box>
        </draw:frame>
        <draw:frame draw:style-name="gr21" draw:text-style-name="P9" draw:layer="layout" svg:width="2.847cm" svg:height="0.878cm" svg:x="8.595cm" svg:y="4.064cm">
          <draw:text-box>
            <text:p><text:span text:style-name="T3">10.0.8.12</text:span></text:p>
          </draw:text-box>
        </draw:frame>
        <draw:frame draw:style-name="gr21" draw:text-style-name="P9" draw:layer="layout" svg:width="2.847cm" svg:height="0.878cm" svg:x="16.021cm" svg:y="4.064cm">
          <draw:text-box>
            <text:p><text:span text:style-name="T3">10.0.8.13</text:span></text:p>
          </draw:text-box>
        </draw:frame>
        <draw:frame draw:style-name="gr21" draw:text-style-name="P9" draw:layer="layout" svg:width="2.847cm" svg:height="0.878cm" svg:x="22.057cm" svg:y="4.064cm">
          <draw:text-box>
            <text:p><text:span text:style-name="T3">10.0.8.14</text:span></text:p>
          </draw:text-box>
        </draw:frame>
        <presentation:notes draw:style-name="dp2">
          <draw:page-thumbnail draw:style-name="gr20" draw:layer="layout" svg:width="18.624cm" svg:height="10.476cm" svg:x="1.482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36" draw:text-style-name="P1" draw:layer="layout" svg:width="12.192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4.224cm" svg:y2="12.954cm">
          <text:p/>
        </draw:line>
        <draw:line draw:style-name="gr3" draw:text-style-name="P4" draw:layer="layout" svg:x1="5.842cm" svg:y1="7.366cm" svg:x2="5.842cm" svg:y2="10.668cm">
          <text:p/>
        </draw:line>
        <draw:custom-shape draw:style-name="gr37" draw:text-style-name="P1" draw:layer="layout" svg:width="2.032cm" svg:height="2.286cm" svg:x="4.826cm" svg:y="6.096cm">
          <text:p/>
          <draw:enhanced-geometry svg:viewBox="0 0 21600 21600" draw:type="rectangle" draw:enhanced-path="M 0 0 L 21600 0 21600 21600 0 21600 0 0 Z N"/>
        </draw:custom-shape>
        <draw:frame draw:style-name="gr38" draw:text-style-name="P5" draw:layer="layout" svg:width="1.988cm" svg:height="1.505cm" svg:x="4.826cm" svg:y="6.234cm">
          <draw:text-box>
            <text:p><text:span text:style-name="T2">gw1,</text:span></text:p>
            <text:p><text:span text:style-name="T5">tag=1</text:span></text:p>
          </draw:text-box>
        </draw:frame>
        <draw:custom-shape draw:style-name="gr10" draw:text-style-name="P7" draw:layer="layout" svg:width="4.064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9.177cm" svg:y="6.096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39" draw:text-style-name="P15" draw:layer="layout" svg:width="2.822cm" svg:height="0.878cm" svg:x="5.842cm" svg:y="3.81cm">
          <draw:text-box>
            <text:p><text:span text:style-name="T6">10.90.0.11</text:span></text:p>
          </draw:text-box>
        </draw:frame>
        <draw:line draw:style-name="gr3" draw:text-style-name="P4" draw:layer="layout" svg:x1="7.366cm" svg:y1="4.826cm" svg:x2="9.685cm" svg:y2="6.096cm">
          <text:p/>
        </draw:line>
        <draw:frame draw:style-name="gr15"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2.192cm" svg:y="12.192cm">
          <text:p/>
          <draw:enhanced-geometry svg:viewBox="0 0 21600 21600" draw:type="rectangle" draw:enhanced-path="M 0 0 L 21600 0 21600 21600 0 21600 0 0 Z N"/>
        </draw:custom-shape>
        <draw:frame draw:style-name="gr40" draw:text-style-name="P5" draw:layer="layout" svg:width="3.643cm" svg:height="2.132cm" svg:x="10.835cm" svg:y="10.288cm">
          <draw:text-box>
            <text:p><text:span text:style-name="T2">enp68s0f0,</text:span></text:p>
            <text:p><text:span text:style-name="T7">tag=1,2</text:span></text:p>
            <text:p><text:span text:style-name="T2"/></text:p>
          </draw:text-box>
        </draw:frame>
        <draw:line draw:style-name="gr3" draw:text-style-name="P4" draw:layer="layout" svg:x1="10.414cm" svg:y1="7.366cm" svg:x2="10.414cm" svg:y2="12.954cm">
          <text:p/>
        </draw:line>
        <draw:line draw:style-name="gr3" draw:text-style-name="P4" draw:layer="layout" svg:x1="12.192cm" svg:y1="12.954cm" svg:x2="10.414cm" svg:y2="12.954cm">
          <text:p/>
        </draw:lin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line draw:style-name="gr3" draw:text-style-name="P4" draw:layer="layout" svg:x1="8.415cm" svg:y1="7.366cm" svg:x2="8.415cm" svg:y2="8.636cm">
          <text:p/>
        </draw:line>
        <draw:custom-shape draw:style-name="gr41" draw:text-style-name="P1" draw:layer="layout" svg:width="2.253cm" svg:height="1.524cm" svg:x="7.399cm" svg:y="8.636cm">
          <text:p/>
          <draw:enhanced-geometry svg:viewBox="0 0 21600 21600" draw:mirror-horizontal="false" draw:mirror-vertical="false" draw:type="rectangle" draw:enhanced-path="M 0 0 L 21600 0 21600 21600 0 21600 0 0 Z N"/>
        </draw:custom-shape>
        <draw:frame draw:style-name="gr42" draw:text-style-name="P5" draw:layer="layout" svg:width="1.988cm" svg:height="1.016cm" svg:x="7.653cm" svg:y="8.89cm">
          <draw:text-box>
            <text:p><text:span text:style-name="T2">xif1</text:span></text:p>
          </draw:text-box>
        </draw:frame>
        <draw:frame draw:style-name="gr21" draw:text-style-name="P9" draw:layer="layout" svg:width="2.847cm" svg:height="0.878cm" svg:x="7.112cm" svg:y="10.414cm">
          <draw:text-box>
            <text:p><text:span text:style-name="T3">10.0.0.10</text:span></text:p>
          </draw:text-box>
        </draw:frame>
        <draw:custom-shape draw:style-name="gr12" draw:text-style-name="P8" draw:layer="layout" svg:width="2.794cm" svg:height="2.032cm" svg:x="8.849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9.024cm" svg:y="2.932cm">
          <draw:text-box>
            <text:p><text:span text:style-name="T2">vm2.sh</text:span></text:p>
          </draw:text-box>
        </draw:frame>
        <draw:frame draw:style-name="gr21" draw:text-style-name="P16" draw:layer="layout" svg:width="2.847cm" svg:height="0.878cm" svg:x="8.83cm" svg:y="3.81cm">
          <draw:text-box>
            <text:p><text:span text:style-name="T8">10.90.0.11</text:span></text:p>
          </draw:text-box>
        </draw:frame>
        <draw:line draw:style-name="gr3" draw:text-style-name="P4" draw:layer="layout" svg:x1="10.16cm" svg:y1="4.826cm" svg:x2="10.16cm" svg:y2="6.096cm">
          <text:p/>
        </draw:line>
        <draw:custom-shape draw:style-name="gr10" draw:text-style-name="P7" draw:layer="layout" svg:width="4.064cm" svg:height="1.27cm" svg:x="19.304cm" svg:y="6.096cm">
          <text:p/>
          <draw:enhanced-geometry svg:viewBox="0 0 21600 21600" draw:mirror-horizontal="false" draw:mirror-vertical="false" draw:type="rectangle" draw:enhanced-path="M 0 0 L 21600 0 21600 21600 0 21600 0 0 Z N"/>
        </draw:custom-shape>
        <draw:line draw:style-name="gr3" draw:text-style-name="P4" draw:layer="layout" svg:x1="21.336cm" svg:y1="7.366cm" svg:x2="21.336cm" svg:y2="12.954cm">
          <text:p/>
        </draw:line>
        <draw:line draw:style-name="gr3" draw:text-style-name="P4" draw:layer="layout" svg:x1="21.336cm" svg:y1="12.954cm" svg:x2="17.272cm" svg:y2="12.954cm">
          <text:p/>
        </draw:line>
        <draw:frame draw:style-name="gr11" draw:text-style-name="P5" draw:layer="layout" svg:width="1.785cm" svg:height="0.878cm" svg:x="20.32cm" svg:y="6.096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15" draw:layer="layout" svg:width="2.847cm" svg:height="0.878cm" svg:x="18.041cm" svg:y="3.81cm">
          <draw:text-box>
            <text:p><text:span text:style-name="T6">10.90.0.13</text:span></text:p>
          </draw:text-box>
        </draw:frame>
        <draw:line draw:style-name="gr3" draw:text-style-name="P4" draw:layer="layout" svg:x1="20.066cm" svg:y1="4.826cm" svg:x2="20.066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17" draw:layer="layout" svg:width="2.847cm" svg:height="0.878cm" svg:x="21.029cm" svg:y="3.81cm">
          <draw:text-box>
            <text:p><text:span text:style-name="T9">10.90.0.13</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43" draw:text-style-name="P1" draw:layer="layout" svg:width="2.031cm" svg:height="2.54cm" svg:x="22.099cm" svg:y="8.636cm">
          <text:p/>
          <draw:enhanced-geometry svg:viewBox="0 0 21600 21600" draw:mirror-horizontal="false" draw:mirror-vertical="false" draw:type="rectangle" draw:enhanced-path="M 0 0 L 21600 0 21600 21600 0 21600 0 0 Z N"/>
        </draw:custom-shape>
        <draw:frame draw:style-name="gr38" draw:text-style-name="P5" draw:layer="layout" svg:width="1.988cm" svg:height="1.505cm" svg:x="22.097cm" svg:y="8.848cm">
          <draw:text-box>
            <text:p><text:span text:style-name="T2">xif2,</text:span></text:p>
            <text:p><text:span text:style-name="T10">tag=2</text:span></text:p>
          </draw:text-box>
        </draw:frame>
        <draw:frame draw:style-name="gr21" draw:text-style-name="P9" draw:layer="layout" svg:width="2.847cm" svg:height="0.878cm" svg:x="21.812cm" svg:y="11.314cm">
          <draw:text-box>
            <text:p><text:span text:style-name="T3">10.90.0.22</text:span></text:p>
          </draw:text-box>
        </draw:frame>
        <draw:frame draw:style-name="gr14" draw:text-style-name="P9" draw:layer="layout" svg:width="2.813cm" svg:height="0.878cm" draw:transform="rotate (1.56538580611371) translate (4.949cm 10.917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frame draw:style-name="gr44" draw:text-style-name="P9" draw:layer="layout" svg:width="3.051cm" svg:height="0.878cm" svg:x="4.572cm" svg:y="4.964cm">
          <draw:text-box>
            <text:p><text:span text:style-name="T3">tap1, </text:span><text:span text:style-name="T6">tag=1</text:span></text:p>
          </draw:text-box>
        </draw:frame>
        <draw:frame draw:style-name="gr44" draw:text-style-name="P9" draw:layer="layout" svg:width="3.051cm" svg:height="0.878cm" svg:x="10.395cm" svg:y="5.08cm">
          <draw:text-box>
            <text:p><text:span text:style-name="T3">tap0, </text:span><text:span text:style-name="T9">tag=2</text:span></text:p>
          </draw:text-box>
        </draw:frame>
        <draw:frame draw:style-name="gr44" draw:text-style-name="P9" draw:layer="layout" svg:width="3.051cm" svg:height="0.878cm" svg:x="22.352cm" svg:y="4.964cm">
          <draw:text-box>
            <text:p><text:span text:style-name="T3">tap1, </text:span><text:span text:style-name="T9">tag=2</text:span></text:p>
          </draw:text-box>
        </draw:frame>
        <draw:frame draw:style-name="gr44" draw:text-style-name="P9" draw:layer="layout" svg:width="3.051cm" svg:height="0.878cm" svg:x="16.764cm" svg:y="4.964cm">
          <draw:text-box>
            <text:p><text:span text:style-name="T3">tap0, </text:span><text:span text:style-name="T6">tag=1</text:span></text:p>
          </draw:text-box>
        </draw:frame>
        <draw:line draw:style-name="gr25" draw:text-style-name="P4" draw:layer="layout" svg:x1="18.542cm" svg:y1="1.27cm" svg:x2="17.272cm" svg:y2="2.032cm">
          <text:p/>
        </draw:line>
        <draw:frame draw:style-name="gr40" draw:text-style-name="P5" draw:layer="layout" svg:width="3.643cm" svg:height="2.132cm" svg:x="15.407cm" svg:y="10.314cm">
          <draw:text-box>
            <text:p><text:span text:style-name="T2">enp68s0f0,</text:span></text:p>
            <text:p><text:span text:style-name="T7">tag=1,2</text:span></text:p>
            <text:p><text:span text:style-name="T2"/></text:p>
          </draw:text-box>
        </draw:frame>
        <presentation:notes draw:style-name="dp2">
          <draw:page-thumbnail draw:style-name="gr20" draw:layer="layout" svg:width="18.624cm" svg:height="10.476cm" svg:x="1.482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45"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9.177cm" svg:y="6.096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9.685cm" svg:y2="6.096cm">
          <text:p/>
        </draw:line>
        <draw:frame draw:style-name="gr15" draw:text-style-name="P5" draw:layer="layout" svg:width="4.312cm" svg:height="0.878cm" svg:x="4.832cm" svg:y="12.838cm">
          <draw:text-box>
            <text:p><text:span text:style-name="T2">IP Masquerade</text:span></text:p>
          </draw:text-box>
        </draw:frame>
        <draw:line draw:style-name="gr45" draw:text-style-name="P4" draw:layer="layout" svg:x1="11.43cm" svg:y1="7.366cm" svg:x2="11.43cm" svg:y2="12.954cm">
          <text:p/>
        </draw:line>
        <draw:line draw:style-name="gr45" draw:text-style-name="P4" draw:layer="layout" svg:x1="13.716cm" svg:y1="12.954cm" svg:x2="11.43cm" svg:y2="12.954cm">
          <text:p/>
        </draw:line>
        <draw:line draw:style-name="gr3" draw:text-style-name="P4" draw:layer="layout" svg:x1="5.842cm" svg:y1="11.684cm" svg:x2="4.318cm" svg:y2="11.684cm">
          <text:p/>
        </draw:line>
        <draw:line draw:style-name="gr3" draw:text-style-name="P4" draw:layer="layout" svg:x1="8.415cm" svg:y1="7.366cm" svg:x2="8.415cm" svg:y2="8.636cm">
          <text:p/>
        </draw:line>
        <draw:custom-shape draw:style-name="gr4" draw:text-style-name="P1" draw:layer="layout" svg:width="2.032cm" svg:height="1.27cm" svg:x="7.3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7.653cm" svg:y="8.89cm">
          <draw:text-box>
            <text:p><text:span text:style-name="T2">xif1</text:span></text:p>
          </draw:text-box>
        </draw:frame>
        <draw:frame draw:style-name="gr17" draw:text-style-name="P9" draw:layer="layout" svg:width="2.572cm" svg:height="0.878cm" svg:x="7.112cm" svg:y="10.16cm">
          <draw:text-box>
            <text:p><text:span text:style-name="T3">10.0.0.10</text:span></text:p>
          </draw:text-box>
        </draw:frame>
        <draw:custom-shape draw:style-name="gr12" draw:text-style-name="P8" draw:layer="layout" svg:width="2.794cm" svg:height="2.032cm" svg:x="8.849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9.024cm" svg:y="2.932cm">
          <draw:text-box>
            <text:p><text:span text:style-name="T2">vm2.sh</text:span></text:p>
          </draw:text-box>
        </draw:frame>
        <draw:frame draw:style-name="gr21" draw:text-style-name="P9" draw:layer="layout" svg:width="2.847cm" svg:height="0.878cm" svg:x="8.83cm" svg:y="3.81cm">
          <draw:text-box>
            <text:p><text:span text:style-name="T3">10.90.0.12</text:span></text:p>
          </draw:text-box>
        </draw:frame>
        <draw:line draw:style-name="gr3" draw:text-style-name="P4" draw:layer="layout" svg:x1="10.16cm" svg:y1="4.826cm" svg:x2="10.16cm" svg:y2="6.096cm">
          <text:p/>
        </draw:line>
        <draw:custom-shape draw:style-name="gr10" draw:text-style-name="P7" draw:layer="layout" svg:width="4.064cm" svg:height="1.27cm" svg:x="19.304cm" svg:y="6.096cm">
          <text:p/>
          <draw:enhanced-geometry svg:viewBox="0 0 21600 21600" draw:mirror-horizontal="false" draw:mirror-vertical="false" draw:type="rectangle" draw:enhanced-path="M 0 0 L 21600 0 21600 21600 0 21600 0 0 Z N"/>
        </draw:custom-shape>
        <draw:line draw:style-name="gr45" draw:text-style-name="P4" draw:layer="layout" svg:x1="20.066cm" svg:y1="7.366cm" svg:x2="20.066cm" svg:y2="12.954cm">
          <text:p/>
        </draw:line>
        <draw:line draw:style-name="gr45" draw:text-style-name="P4" draw:layer="layout" svg:x1="20.066cm" svg:y1="12.954cm" svg:x2="15.24cm" svg:y2="12.954cm">
          <text:p/>
        </draw:line>
        <draw:frame draw:style-name="gr11" draw:text-style-name="P5" draw:layer="layout" svg:width="1.785cm" svg:height="0.878cm" svg:x="20.32cm" svg:y="6.096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20.066cm" svg:y1="4.826cm" svg:x2="20.066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4" draw:text-style-name="P1" draw:layer="layout" svg:width="2.032cm" svg:height="1.27cm" svg:x="22.0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2.353cm" svg:y="8.89cm">
          <draw:text-box>
            <text:p><text:span text:style-name="T2">xif2</text:span></text:p>
          </draw:text-box>
        </draw:frame>
        <draw:frame draw:style-name="gr17" draw:text-style-name="P9" draw:layer="layout" svg:width="2.572cm" svg:height="0.878cm" svg:x="21.812cm" svg:y="10.16cm">
          <draw:text-box>
            <text:p><text:span text:style-name="T3">10.0.0.11</text:span></text:p>
          </draw:text-box>
        </draw:frame>
        <draw:frame draw:style-name="gr14" draw:text-style-name="P9" draw:layer="layout" svg:width="2.813cm" svg:height="0.878cm" svg:x="4.553cm" svg:y="5.334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frame draw:style-name="gr14" draw:text-style-name="P9" draw:layer="layout" svg:width="2.813cm" svg:height="0.878cm" svg:x="7.112cm" svg:y="5.218cm">
          <draw:text-box>
            <text:p><text:span text:style-name="T3">tap1</text:span></text:p>
          </draw:text-box>
        </draw:frame>
        <draw:frame draw:style-name="gr14" draw:text-style-name="P9" draw:layer="layout" svg:width="2.813cm" svg:height="0.878cm" svg:x="10.395cm" svg:y="5.08cm">
          <draw:text-box>
            <text:p><text:span text:style-name="T3">tap0</text:span></text:p>
          </draw:text-box>
        </draw:frame>
        <draw:frame draw:style-name="gr14" draw:text-style-name="P9" draw:layer="layout" svg:width="2.813cm" svg:height="0.878cm" svg:x="22.352cm" svg:y="4.964cm">
          <draw:text-box>
            <text:p><text:span text:style-name="T3">tap1</text:span></text:p>
          </draw:text-box>
        </draw:frame>
        <draw:frame draw:style-name="gr14" draw:text-style-name="P9" draw:layer="layout" svg:width="2.813cm" svg:height="0.878cm" svg:x="18.542cm" svg:y="4.964cm">
          <draw:text-box>
            <text:p><text:span text:style-name="T3">tap0</text:span></text:p>
          </draw:text-box>
        </draw:frame>
        <draw:line draw:style-name="gr25" draw:text-style-name="P4" draw:layer="layout" svg:x1="18.542cm" svg:y1="1.27cm" svg:x2="17.272cm" svg:y2="2.032cm">
          <text:p/>
        </draw:line>
        <draw:frame draw:style-name="gr46" draw:text-style-name="P5" draw:layer="layout" svg:width="1.628cm" svg:height="0.878cm" svg:x="11.927cm" svg:y="7.874cm">
          <draw:text-box>
            <text:p><text:span text:style-name="T2">gre0</text:span></text:p>
          </draw:text-box>
        </draw:frame>
        <draw:frame draw:style-name="gr46" draw:text-style-name="P5" draw:layer="layout" svg:width="1.628cm" svg:height="0.878cm" svg:x="18.034cm" svg:y="7.874cm">
          <draw:text-box>
            <text:p><text:span text:style-name="T2">gre0</text:span></text:p>
          </draw:text-box>
        </draw:frame>
        <presentation:notes draw:style-name="dp2">
          <draw:page-thumbnail draw:style-name="gr20" draw:layer="layout" svg:width="18.624cm" svg:height="10.476cm" svg:x="1.482cm" svg:y="2.123cm" draw:page-number="7" presentation:class="page"/>
          <draw:frame presentation:style-name="pr1" draw:text-style-name="P1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45"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47" draw:text-style-name="P7" draw:layer="layout" svg:width="1.999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8.121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8.636cm" svg:y2="6.096cm">
          <text:p/>
        </draw:line>
        <draw:frame draw:style-name="gr15" draw:text-style-name="P5" draw:layer="layout" svg:width="4.312cm" svg:height="0.878cm" svg:x="4.832cm" svg:y="12.838cm">
          <draw:text-box>
            <text:p><text:span text:style-name="T2">IP Masquerade</text:span></text:p>
          </draw:text-box>
        </draw:frame>
        <draw:line draw:style-name="gr45" draw:text-style-name="P4" draw:layer="layout" svg:x1="9.144cm" svg:y1="7.366cm" svg:x2="9.144cm" svg:y2="12.954cm">
          <text:p/>
        </draw:line>
        <draw:line draw:style-name="gr45" draw:text-style-name="P4" draw:layer="layout" svg:x1="13.716cm" svg:y1="12.954cm" svg:x2="9.144cm" svg:y2="12.954cm">
          <text:p/>
        </draw:line>
        <draw:line draw:style-name="gr3" draw:text-style-name="P4" draw:layer="layout" svg:x1="5.842cm" svg:y1="11.684cm" svg:x2="4.318cm" svg:y2="11.684cm">
          <text:p/>
        </draw:line>
        <draw:custom-shape draw:style-name="gr12" draw:text-style-name="P8" draw:layer="layout" svg:width="2.794cm" svg:height="2.032cm" svg:x="10.634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0.809cm" svg:y="2.932cm">
          <draw:text-box>
            <text:p><text:span text:style-name="T2">vm2.sh</text:span></text:p>
          </draw:text-box>
        </draw:frame>
        <draw:frame draw:style-name="gr21" draw:text-style-name="P9" draw:layer="layout" svg:width="2.847cm" svg:height="0.878cm" svg:x="10.615cm" svg:y="3.81cm">
          <draw:text-box>
            <text:p><text:span text:style-name="T3">10.90.0.12</text:span></text:p>
          </draw:text-box>
        </draw:frame>
        <draw:line draw:style-name="gr3" draw:text-style-name="P4" draw:layer="layout" svg:x1="11.938cm" svg:y1="4.826cm" svg:x2="11.938cm" svg:y2="6.096cm">
          <text:p/>
        </draw:line>
        <draw:custom-shape draw:style-name="gr48" draw:text-style-name="P7" draw:layer="layout" svg:width="2.286cm" svg:height="1.27cm" svg:x="16.51cm" svg:y="6.096cm">
          <text:p/>
          <draw:enhanced-geometry svg:viewBox="0 0 21600 21600" draw:mirror-horizontal="false" draw:mirror-vertical="false" draw:type="rectangle" draw:enhanced-path="M 0 0 L 21600 0 21600 21600 0 21600 0 0 Z N"/>
        </draw:custom-shape>
        <draw:line draw:style-name="gr45" draw:text-style-name="P4" draw:layer="layout" svg:x1="17.272cm" svg:y1="7.366cm" svg:x2="17.272cm" svg:y2="12.954cm">
          <text:p/>
        </draw:line>
        <draw:line draw:style-name="gr45" draw:text-style-name="P4" draw:layer="layout" svg:x1="17.272cm" svg:y1="12.954cm" svg:x2="15.24cm" svg:y2="12.954cm">
          <text:p/>
        </draw:line>
        <draw:frame draw:style-name="gr11" draw:text-style-name="P5" draw:layer="layout" svg:width="1.785cm" svg:height="0.878cm" svg:x="16.764cm" svg:y="6.234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19.304cm" svg:y1="4.826cm" svg:x2="18.542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4" draw:text-style-name="P1" draw:layer="layout" svg:width="2.032cm" svg:height="1.27cm" svg:x="22.0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2.353cm" svg:y="8.89cm">
          <draw:text-box>
            <text:p><text:span text:style-name="T2">xif2</text:span></text:p>
          </draw:text-box>
        </draw:frame>
        <draw:frame draw:style-name="gr21" draw:text-style-name="P9" draw:layer="layout" svg:width="2.847cm" svg:height="0.878cm" svg:x="21.812cm" svg:y="10.16cm">
          <draw:text-box>
            <text:p><text:span text:style-name="T3">10.90.0.22</text:span></text:p>
          </draw:text-box>
        </draw:frame>
        <draw:frame draw:style-name="gr14" draw:text-style-name="P9" draw:layer="layout" svg:width="2.813cm" svg:height="0.878cm" svg:x="3.302cm" svg:y="7.366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line draw:style-name="gr25" draw:text-style-name="P4" draw:layer="layout" svg:x1="18.542cm" svg:y1="1.27cm" svg:x2="17.272cm" svg:y2="2.032cm">
          <text:p/>
        </draw:line>
        <draw:frame draw:style-name="gr46" draw:text-style-name="P5" draw:layer="layout" svg:width="1.628cm" svg:height="0.878cm" svg:x="7.112cm" svg:y="7.874cm">
          <draw:text-box>
            <text:p><text:span text:style-name="T2">gre1</text:span></text:p>
          </draw:text-box>
        </draw:frame>
        <draw:frame draw:style-name="gr46" draw:text-style-name="P5" draw:layer="layout" svg:width="1.628cm" svg:height="0.878cm" svg:x="21.336cm" svg:y="12.076cm">
          <draw:text-box>
            <text:p><text:span text:style-name="T2">gre1</text:span></text:p>
          </draw:text-box>
        </draw:frame>
        <draw:line draw:style-name="gr49" draw:text-style-name="P4" draw:layer="layout" svg:x1="11.938cm" svg:y1="7.366cm" svg:x2="11.938cm" svg:y2="11.43cm">
          <text:p/>
        </draw:line>
        <draw:custom-shape draw:style-name="gr48" draw:text-style-name="P7" draw:layer="layout" svg:width="2.286cm" svg:height="1.27cm" svg:x="10.668cm" svg:y="6.096cm">
          <text:p/>
          <draw:enhanced-geometry svg:viewBox="0 0 21600 21600" draw:mirror-horizontal="false" draw:mirror-vertical="false" draw:type="rectangle" draw:enhanced-path="M 0 0 L 21600 0 21600 21600 0 21600 0 0 Z N"/>
        </draw:custom-shape>
        <draw:frame draw:style-name="gr50" draw:text-style-name="P5" draw:layer="layout" svg:width="2.098cm" svg:height="0.878cm" svg:x="10.856cm" svg:y="6.191cm">
          <draw:text-box>
            <text:p><text:span text:style-name="T2">br-int2</text:span></text:p>
          </draw:text-box>
        </draw:frame>
        <draw:custom-shape draw:style-name="gr48" draw:text-style-name="P7" draw:layer="layout" svg:width="2.286cm" svg:height="1.27cm" svg:x="21.082cm" svg:y="6.096cm">
          <text:p/>
          <draw:enhanced-geometry svg:viewBox="0 0 21600 21600" draw:mirror-horizontal="false" draw:mirror-vertical="false" draw:type="rectangle" draw:enhanced-path="M 0 0 L 21600 0 21600 21600 0 21600 0 0 Z N"/>
        </draw:custom-shape>
        <draw:frame draw:style-name="gr50" draw:text-style-name="P5" draw:layer="layout" svg:width="2.098cm" svg:height="0.878cm" svg:x="21.27cm" svg:y="6.191cm">
          <draw:text-box>
            <text:p><text:span text:style-name="T2">br-int2</text:span></text:p>
          </draw:text-box>
        </draw:frame>
        <draw:line draw:style-name="gr49" draw:text-style-name="P4" draw:layer="layout" svg:x1="21.59cm" svg:y1="11.43cm" svg:x2="11.938cm" svg:y2="11.43cm">
          <text:p/>
        </draw:line>
        <draw:line draw:style-name="gr49" draw:text-style-name="P4" draw:layer="layout" svg:x1="21.59cm" svg:y1="7.366cm" svg:x2="21.59cm" svg:y2="11.43cm">
          <text:p/>
        </draw:line>
        <draw:frame draw:style-name="gr46" draw:text-style-name="P5" draw:layer="layout" svg:width="1.628cm" svg:height="0.878cm" svg:x="10.056cm" svg:y="7.874cm">
          <draw:text-box>
            <text:p><text:span text:style-name="T2">gre2</text:span></text:p>
          </draw:text-box>
        </draw:frame>
        <draw:frame draw:style-name="gr46" draw:text-style-name="P5" draw:layer="layout" svg:width="1.628cm" svg:height="0.878cm" svg:x="19.812cm" svg:y="7.874cm">
          <draw:text-box>
            <text:p><text:span text:style-name="T2">gre2</text:span></text:p>
          </draw:text-box>
        </draw:frame>
        <draw:frame draw:style-name="gr46" draw:text-style-name="P5" draw:layer="layout" svg:width="1.628cm" svg:height="0.878cm" svg:x="15.494cm" svg:y="7.874cm">
          <draw:text-box>
            <text:p><text:span text:style-name="T2">gre1</text:span></text:p>
          </draw:text-box>
        </draw:frame>
        <presentation:notes draw:style-name="dp2">
          <draw:page-thumbnail draw:style-name="gr20" draw:layer="layout" svg:width="18.624cm" svg:height="10.476cm" svg:x="1.482cm" svg:y="2.123cm" draw:page-number="8" presentation:class="page"/>
          <draw:frame presentation:style-name="pr1" draw:text-style-name="P1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1" draw:text-style-name="P1" draw:layer="layout" svg:width="11.684cm" svg:height="12.954cm" svg:x="15.494cm" svg:y="2.286cm">
          <text:p/>
          <draw:enhanced-geometry svg:viewBox="0 0 21600 21600" draw:type="rectangle" draw:enhanced-path="M 0 0 L 21600 0 21600 21600 0 21600 0 0 Z N"/>
        </draw:custom-shape>
        <draw:frame draw:style-name="gr51" draw:text-style-name="P11" draw:layer="layout" svg:width="3.914cm" svg:height="1.038cm" svg:x="6.585cm" svg:y="0.762cm">
          <draw:text-box>
            <text:p><text:span text:style-name="T4">Building 1</text:span></text:p>
          </draw:text-box>
        </draw:frame>
        <draw:frame draw:style-name="gr51" draw:text-style-name="P11" draw:layer="layout" svg:width="3.914cm" svg:height="1.038cm" svg:x="18.946cm" svg:y="0.762cm">
          <draw:text-box>
            <text:p><text:span text:style-name="T4">Building 2</text:span></text:p>
          </draw:text-box>
        </draw:frame>
        <draw:custom-shape draw:style-name="gr52" draw:text-style-name="P14" draw:layer="layout" svg:width="7.62cm" svg:height="2.54cm" svg:x="3.302cm" svg:y="3.556cm">
          <text:p/>
          <draw:enhanced-geometry svg:viewBox="0 0 21600 21600" draw:type="rectangle" draw:enhanced-path="M 0 0 L 21600 0 21600 21600 0 21600 0 0 Z N"/>
        </draw:custom-shape>
        <draw:custom-shape draw:style-name="gr53" draw:text-style-name="P19" draw:layer="layout" svg:width="0.762cm" svg:height="0.762cm" svg:x="5.08cm" svg:y="5.08cm">
          <text:p/>
          <draw:enhanced-geometry svg:viewBox="0 0 21600 21600" draw:type="rectangle" draw:enhanced-path="M 0 0 L 21600 0 21600 21600 0 21600 0 0 Z N"/>
        </draw:custom-shape>
        <draw:custom-shape draw:style-name="gr54" draw:text-style-name="P6" draw:layer="layout" svg:width="0.762cm" svg:height="0.762cm" svg:x="9.906cm" svg:y="5.08cm">
          <text:p/>
          <draw:enhanced-geometry svg:viewBox="0 0 21600 21600" draw:type="rectangle" draw:enhanced-path="M 0 0 L 21600 0 21600 21600 0 21600 0 0 Z N"/>
        </draw:custom-shape>
        <draw:custom-shape draw:style-name="gr55" draw:text-style-name="P20" draw:layer="layout" svg:width="0.762cm" svg:height="0.762cm" svg:x="6.604cm" svg:y="5.08cm">
          <text:p/>
          <draw:enhanced-geometry svg:viewBox="0 0 21600 21600" draw:type="rectangle" draw:enhanced-path="M 0 0 L 21600 0 21600 21600 0 21600 0 0 Z N"/>
        </draw:custom-shape>
        <draw:custom-shape draw:style-name="gr56" draw:text-style-name="P21" draw:layer="layout" svg:width="0.762cm" svg:height="0.762cm" svg:x="8.382cm" svg:y="5.08cm">
          <text:p/>
          <draw:enhanced-geometry svg:viewBox="0 0 21600 21600" draw:type="rectangle" draw:enhanced-path="M 0 0 L 21600 0 21600 21600 0 21600 0 0 Z N"/>
        </draw:custom-shape>
        <draw:frame draw:style-name="gr57" draw:text-style-name="P22" draw:layer="layout" svg:width="3.145cm" svg:height="2.367cm" svg:x="2.443cm" svg:y="8.89cm">
          <draw:image xlink:href="Pictures/10000201000003BE000002D14482675C07D16A4D.png" xlink:type="simple" xlink:show="embed" xlink:actuate="onLoad" loext:mime-type="image/png">
            <text:p/>
          </draw:image>
        </draw:frame>
        <draw:frame draw:style-name="gr57" draw:text-style-name="P22" draw:layer="layout" svg:width="3.145cm" svg:height="2.367cm" svg:x="6.35cm" svg:y="8.809cm">
          <draw:image xlink:href="Pictures/10000201000003BE000002D14482675C07D16A4D.png" xlink:type="simple" xlink:show="embed" xlink:actuate="onLoad" loext:mime-type="image/png">
            <text:p/>
          </draw:image>
        </draw:frame>
        <draw:frame draw:style-name="gr57" draw:text-style-name="P22" draw:layer="layout" svg:width="3.145cm" svg:height="2.367cm" svg:x="10.16cm" svg:y="8.89cm">
          <draw:image xlink:href="Pictures/10000201000003BE000002D14482675C07D16A4D.png" xlink:type="simple" xlink:show="embed" xlink:actuate="onLoad" loext:mime-type="image/png">
            <text:p/>
          </draw:image>
        </draw:frame>
        <draw:custom-shape draw:style-name="gr52" draw:text-style-name="P14" draw:layer="layout" svg:width="7.62cm" svg:height="2.54cm" svg:x="16.51cm" svg:y="3.556cm">
          <text:p/>
          <draw:enhanced-geometry svg:viewBox="0 0 21600 21600" draw:type="rectangle" draw:enhanced-path="M 0 0 L 21600 0 21600 21600 0 21600 0 0 Z N"/>
        </draw:custom-shape>
        <draw:custom-shape draw:style-name="gr53" draw:text-style-name="P19" draw:layer="layout" svg:width="0.762cm" svg:height="0.762cm" svg:x="23.114cm" svg:y="5.08cm">
          <text:p/>
          <draw:enhanced-geometry svg:viewBox="0 0 21600 21600" draw:type="rectangle" draw:enhanced-path="M 0 0 L 21600 0 21600 21600 0 21600 0 0 Z N"/>
        </draw:custom-shape>
        <draw:custom-shape draw:style-name="gr54" draw:text-style-name="P6" draw:layer="layout" svg:width="0.762cm" svg:height="0.762cm" svg:x="18.288cm" svg:y="5.08cm">
          <text:p/>
          <draw:enhanced-geometry svg:viewBox="0 0 21600 21600" draw:type="rectangle" draw:enhanced-path="M 0 0 L 21600 0 21600 21600 0 21600 0 0 Z N"/>
        </draw:custom-shape>
        <draw:custom-shape draw:style-name="gr55" draw:text-style-name="P20" draw:layer="layout" svg:width="0.762cm" svg:height="0.762cm" svg:x="19.812cm" svg:y="5.08cm">
          <text:p/>
          <draw:enhanced-geometry svg:viewBox="0 0 21600 21600" draw:type="rectangle" draw:enhanced-path="M 0 0 L 21600 0 21600 21600 0 21600 0 0 Z N"/>
        </draw:custom-shape>
        <draw:custom-shape draw:style-name="gr56" draw:text-style-name="P21" draw:layer="layout" svg:width="0.762cm" svg:height="0.762cm" svg:x="21.59cm" svg:y="5.08cm">
          <text:p/>
          <draw:enhanced-geometry svg:viewBox="0 0 21600 21600" draw:type="rectangle" draw:enhanced-path="M 0 0 L 21600 0 21600 21600 0 21600 0 0 Z N"/>
        </draw:custom-shape>
        <draw:line draw:style-name="gr58" draw:text-style-name="P4" draw:layer="layout" svg:x1="18.796cm" svg:y1="5.334cm" svg:x2="10.16cm" svg:y2="5.334cm">
          <text:p/>
        </draw:line>
        <draw:frame draw:style-name="gr57" draw:text-style-name="P22" draw:layer="layout" svg:width="3.145cm" svg:height="2.367cm" svg:x="16.002cm" svg:y="8.971cm">
          <draw:image xlink:href="Pictures/10000201000003BE000002D14482675C07D16A4D.png" xlink:type="simple" xlink:show="embed" xlink:actuate="onLoad" loext:mime-type="image/png">
            <text:p/>
          </draw:image>
        </draw:frame>
        <draw:frame draw:style-name="gr57" draw:text-style-name="P22" draw:layer="layout" svg:width="3.145cm" svg:height="2.367cm" svg:x="19.909cm" svg:y="8.89cm">
          <draw:image xlink:href="Pictures/10000201000003BE000002D14482675C07D16A4D.png" xlink:type="simple" xlink:show="embed" xlink:actuate="onLoad" loext:mime-type="image/png">
            <text:p/>
          </draw:image>
        </draw:frame>
        <draw:frame draw:style-name="gr57" draw:text-style-name="P22" draw:layer="layout" svg:width="3.145cm" svg:height="2.367cm" svg:x="23.719cm" svg:y="8.971cm">
          <draw:image xlink:href="Pictures/10000201000003BE000002D14482675C07D16A4D.png" xlink:type="simple" xlink:show="embed" xlink:actuate="onLoad" loext:mime-type="image/png">
            <text:p/>
          </draw:image>
        </draw:frame>
        <draw:line draw:style-name="gr59" draw:text-style-name="P14" draw:layer="layout" svg:x1="5.334cm" svg:y1="5.842cm" svg:x2="3.81cm" svg:y2="8.89cm">
          <text:p/>
        </draw:line>
        <draw:line draw:style-name="gr59" draw:text-style-name="P14" draw:layer="layout" svg:x1="7.112cm" svg:y1="5.761cm" svg:x2="7.366cm" svg:y2="8.809cm">
          <text:p/>
        </draw:line>
        <draw:line draw:style-name="gr59" draw:text-style-name="P14" draw:layer="layout" svg:x1="8.89cm" svg:y1="5.761cm" svg:x2="11.176cm" svg:y2="8.89cm">
          <text:p/>
        </draw:line>
        <draw:line draw:style-name="gr59" draw:text-style-name="P14" draw:layer="layout" svg:x1="20.32cm" svg:y1="5.588cm" svg:x2="17.526cm" svg:y2="9.144cm">
          <text:p/>
        </draw:line>
        <draw:line draw:style-name="gr59" draw:text-style-name="P14" draw:layer="layout" svg:x1="22.098cm" svg:y1="5.588cm" svg:x2="21.082cm" svg:y2="8.89cm">
          <text:p/>
        </draw:line>
        <draw:line draw:style-name="gr59" draw:text-style-name="P14" draw:layer="layout" svg:x1="23.622cm" svg:y1="5.588cm" svg:x2="24.638cm" svg:y2="8.971cm">
          <text:p/>
        </draw:line>
        <draw:frame draw:style-name="gr15" draw:text-style-name="P5" draw:layer="layout" svg:width="4.312cm" svg:height="0.878cm" svg:x="5.848cm" svg:y="2.54cm">
          <draw:text-box>
            <text:p><text:span text:style-name="T2">Switch 1</text:span></text:p>
          </draw:text-box>
        </draw:frame>
        <draw:frame draw:style-name="gr15" draw:text-style-name="P5" draw:layer="layout" svg:width="4.312cm" svg:height="0.878cm" svg:x="19.558cm" svg:y="2.54cm">
          <draw:text-box>
            <text:p><text:span text:style-name="T2">Switch 2</text:span></text:p>
          </draw:text-box>
        </draw:frame>
        <draw:frame draw:style-name="gr60" draw:text-style-name="P23" draw:layer="layout" svg:width="2.788cm" svg:height="1.627cm" svg:x="2.546cm" svg:y="11.43cm">
          <draw:text-box>
            <text:p><text:span text:style-name="T2">ผ่ายขาย</text:span></text:p>
            <text:p><text:span text:style-name="T2">vlan=10</text:span></text:p>
          </draw:text-box>
        </draw:frame>
        <draw:frame draw:style-name="gr61" draw:text-style-name="P5" draw:layer="layout" svg:width="3.173cm" svg:height="1.627cm" svg:x="6.479cm" svg:y="11.43cm">
          <draw:text-box>
            <text:p><text:span text:style-name="T2">ผ่ายการตลาด</text:span></text:p>
            <text:p><text:span text:style-name="T2">vlan=_20</text:span></text:p>
          </draw:text-box>
        </draw:frame>
        <draw:frame draw:style-name="gr61" draw:text-style-name="P5" draw:layer="layout" svg:width="3.173cm" svg:height="1.627cm" svg:x="10.16cm" svg:y="11.43cm">
          <draw:text-box>
            <text:p><text:span text:style-name="T2">ผ่ายผลิต</text:span></text:p>
            <text:p><text:span text:style-name="T2">vlan=30</text:span></text:p>
          </draw:text-box>
        </draw:frame>
        <draw:frame draw:style-name="gr62" draw:text-style-name="P5" draw:layer="layout" svg:width="2.788cm" svg:height="1.627cm" svg:x="24.13cm" svg:y="11.835cm">
          <draw:text-box>
            <text:p><text:span text:style-name="T2">ผ่ายขาย</text:span></text:p>
            <text:p><text:span text:style-name="T2">vlan=10</text:span></text:p>
          </draw:text-box>
        </draw:frame>
        <draw:frame draw:style-name="gr61" draw:text-style-name="P5" draw:layer="layout" svg:width="3.173cm" svg:height="1.627cm" svg:x="15.877cm" svg:y="11.684cm">
          <draw:text-box>
            <text:p><text:span text:style-name="T2">ผ่ายการตลาด</text:span></text:p>
            <text:p><text:span text:style-name="T2">vlan=_20</text:span></text:p>
          </draw:text-box>
        </draw:frame>
        <draw:frame draw:style-name="gr61" draw:text-style-name="P5" draw:layer="layout" svg:width="3.173cm" svg:height="1.627cm" svg:x="20.195cm" svg:y="11.684cm">
          <draw:text-box>
            <text:p><text:span text:style-name="T2">ผ่ายผลิต</text:span></text:p>
            <text:p><text:span text:style-name="T2">vlan=30</text:span></text:p>
          </draw:text-box>
        </draw:frame>
        <draw:frame draw:style-name="gr63" draw:text-style-name="P24" draw:layer="layout" svg:width="8.636cm" svg:height="0.878cm" svg:x="3.556cm" svg:y="3.948cm">
          <draw:text-box>
            <text:p><text:span text:style-name="T7">Port: <text:s/>1 <text:s text:c="7"/>2 <text:s text:c="8"/>3 <text:s text:c="7"/>T</text:span></text:p>
          </draw:text-box>
        </draw:frame>
        <draw:frame draw:style-name="gr63" draw:text-style-name="P24" draw:layer="layout" svg:width="8.636cm" svg:height="0.878cm" svg:x="16.51cm" svg:y="3.948cm">
          <draw:text-box>
            <text:p><text:span text:style-name="T7">Port: <text:s/>T <text:s text:c="7"/>1 <text:s text:c="8"/>2 <text:s text:c="7"/>3</text:span></text:p>
          </draw:text-box>
        </draw:frame>
        <draw:custom-shape draw:style-name="gr53" draw:text-style-name="P19" draw:layer="layout" svg:width="0.762cm" svg:height="0.762cm" svg:x="3.302cm" svg:y="13.208cm">
          <text:p/>
          <draw:enhanced-geometry svg:viewBox="0 0 21600 21600" draw:type="rectangle" draw:enhanced-path="M 0 0 L 21600 0 21600 21600 0 21600 0 0 Z N"/>
        </draw:custom-shape>
        <draw:custom-shape draw:style-name="gr55" draw:text-style-name="P20" draw:layer="layout" svg:width="0.762cm" svg:height="0.762cm" svg:x="7.366cm" svg:y="13.208cm">
          <text:p/>
          <draw:enhanced-geometry svg:viewBox="0 0 21600 21600" draw:type="rectangle" draw:enhanced-path="M 0 0 L 21600 0 21600 21600 0 21600 0 0 Z N"/>
        </draw:custom-shape>
        <draw:custom-shape draw:style-name="gr56" draw:text-style-name="P21" draw:layer="layout" svg:width="0.762cm" svg:height="0.762cm" svg:x="11.176cm" svg:y="13.208cm">
          <text:p/>
          <draw:enhanced-geometry svg:viewBox="0 0 21600 21600" draw:type="rectangle" draw:enhanced-path="M 0 0 L 21600 0 21600 21600 0 21600 0 0 Z N"/>
        </draw:custom-shape>
        <draw:custom-shape draw:style-name="gr55" draw:text-style-name="P20" draw:layer="layout" svg:width="0.762cm" svg:height="0.762cm" svg:x="17.018cm" svg:y="13.462cm">
          <text:p/>
          <draw:enhanced-geometry svg:viewBox="0 0 21600 21600" draw:type="rectangle" draw:enhanced-path="M 0 0 L 21600 0 21600 21600 0 21600 0 0 Z N"/>
        </draw:custom-shape>
        <draw:custom-shape draw:style-name="gr56" draw:text-style-name="P21" draw:layer="layout" svg:width="0.762cm" svg:height="0.762cm" svg:x="20.828cm" svg:y="13.462cm">
          <text:p/>
          <draw:enhanced-geometry svg:viewBox="0 0 21600 21600" draw:type="rectangle" draw:enhanced-path="M 0 0 L 21600 0 21600 21600 0 21600 0 0 Z N"/>
        </draw:custom-shape>
        <draw:custom-shape draw:style-name="gr53" draw:text-style-name="P19" draw:layer="layout" svg:width="0.762cm" svg:height="0.762cm" svg:x="24.892cm" svg:y="13.462cm">
          <text:p/>
          <draw:enhanced-geometry svg:viewBox="0 0 21600 21600" draw:type="rectangle" draw:enhanced-path="M 0 0 L 21600 0 21600 21600 0 21600 0 0 Z N"/>
        </draw:custom-shape>
        <presentation:notes draw:style-name="dp2">
          <draw:page-thumbnail draw:style-name="gr20" draw:layer="layout" svg:width="18.624cm" svg:height="10.476cm" svg:x="1.482cm" svg:y="2.123cm" draw:page-number="9" presentation:class="page"/>
          <draw:frame presentation:style-name="pr1"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45"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9.177cm" svg:y="6.096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9.685cm" svg:y2="6.096cm">
          <text:p/>
        </draw:line>
        <draw:frame draw:style-name="gr15" draw:text-style-name="P5" draw:layer="layout" svg:width="4.312cm" svg:height="0.878cm" svg:x="4.832cm" svg:y="12.838cm">
          <draw:text-box>
            <text:p><text:span text:style-name="T2">IP Masquerade</text:span></text:p>
          </draw:text-box>
        </draw:frame>
        <draw:line draw:style-name="gr45" draw:text-style-name="P4" draw:layer="layout" svg:x1="11.43cm" svg:y1="7.366cm" svg:x2="11.43cm" svg:y2="12.954cm">
          <text:p/>
        </draw:line>
        <draw:line draw:style-name="gr45" draw:text-style-name="P4" draw:layer="layout" svg:x1="13.716cm" svg:y1="12.954cm" svg:x2="11.43cm" svg:y2="12.954cm">
          <text:p/>
        </draw:line>
        <draw:line draw:style-name="gr3" draw:text-style-name="P4" draw:layer="layout" svg:x1="5.842cm" svg:y1="11.684cm" svg:x2="4.318cm" svg:y2="11.684cm">
          <text:p/>
        </draw:line>
        <draw:custom-shape draw:style-name="gr12" draw:text-style-name="P8" draw:layer="layout" svg:width="2.794cm" svg:height="2.032cm" svg:x="8.849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9.024cm" svg:y="2.932cm">
          <draw:text-box>
            <text:p><text:span text:style-name="T2">vm2.sh</text:span></text:p>
          </draw:text-box>
        </draw:frame>
        <draw:frame draw:style-name="gr21" draw:text-style-name="P9" draw:layer="layout" svg:width="2.847cm" svg:height="0.878cm" svg:x="8.83cm" svg:y="3.81cm">
          <draw:text-box>
            <text:p><text:span text:style-name="T3">10.90.0.12</text:span></text:p>
          </draw:text-box>
        </draw:frame>
        <draw:line draw:style-name="gr3" draw:text-style-name="P4" draw:layer="layout" svg:x1="10.16cm" svg:y1="4.826cm" svg:x2="10.16cm" svg:y2="6.096cm">
          <text:p/>
        </draw:line>
        <draw:custom-shape draw:style-name="gr10" draw:text-style-name="P7" draw:layer="layout" svg:width="4.064cm" svg:height="1.27cm" svg:x="19.304cm" svg:y="6.096cm">
          <text:p/>
          <draw:enhanced-geometry svg:viewBox="0 0 21600 21600" draw:mirror-horizontal="false" draw:mirror-vertical="false" draw:type="rectangle" draw:enhanced-path="M 0 0 L 21600 0 21600 21600 0 21600 0 0 Z N"/>
        </draw:custom-shape>
        <draw:line draw:style-name="gr45" draw:text-style-name="P4" draw:layer="layout" svg:x1="20.066cm" svg:y1="7.366cm" svg:x2="20.066cm" svg:y2="12.954cm">
          <text:p/>
        </draw:line>
        <draw:line draw:style-name="gr45" draw:text-style-name="P4" draw:layer="layout" svg:x1="20.066cm" svg:y1="12.954cm" svg:x2="15.24cm" svg:y2="12.954cm">
          <text:p/>
        </draw:line>
        <draw:frame draw:style-name="gr11" draw:text-style-name="P5" draw:layer="layout" svg:width="1.785cm" svg:height="0.878cm" svg:x="20.32cm" svg:y="6.096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20.066cm" svg:y1="4.826cm" svg:x2="20.066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4" draw:text-style-name="P1" draw:layer="layout" svg:width="2.032cm" svg:height="1.27cm" svg:x="22.0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2.353cm" svg:y="8.89cm">
          <draw:text-box>
            <text:p><text:span text:style-name="T2">xif2</text:span></text:p>
          </draw:text-box>
        </draw:frame>
        <draw:frame draw:style-name="gr21" draw:text-style-name="P9" draw:layer="layout" svg:width="2.847cm" svg:height="0.878cm" svg:x="21.812cm" svg:y="10.16cm">
          <draw:text-box>
            <text:p><text:span text:style-name="T3">10.90.0.22</text:span></text:p>
          </draw:text-box>
        </draw:frame>
        <draw:frame draw:style-name="gr14" draw:text-style-name="P9" draw:layer="layout" svg:width="2.813cm" svg:height="0.878cm" svg:x="4.553cm" svg:y="5.334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frame draw:style-name="gr14" draw:text-style-name="P9" draw:layer="layout" svg:width="2.813cm" svg:height="0.878cm" svg:x="7.112cm" svg:y="5.218cm">
          <draw:text-box>
            <text:p><text:span text:style-name="T3">tap1</text:span></text:p>
          </draw:text-box>
        </draw:frame>
        <draw:frame draw:style-name="gr14" draw:text-style-name="P9" draw:layer="layout" svg:width="2.813cm" svg:height="0.878cm" svg:x="10.395cm" svg:y="5.08cm">
          <draw:text-box>
            <text:p><text:span text:style-name="T3">tap0</text:span></text:p>
          </draw:text-box>
        </draw:frame>
        <draw:frame draw:style-name="gr14" draw:text-style-name="P9" draw:layer="layout" svg:width="2.813cm" svg:height="0.878cm" svg:x="22.352cm" svg:y="4.964cm">
          <draw:text-box>
            <text:p><text:span text:style-name="T3">tap1</text:span></text:p>
          </draw:text-box>
        </draw:frame>
        <draw:frame draw:style-name="gr14" draw:text-style-name="P9" draw:layer="layout" svg:width="2.813cm" svg:height="0.878cm" svg:x="18.542cm" svg:y="4.964cm">
          <draw:text-box>
            <text:p><text:span text:style-name="T3">tap0</text:span></text:p>
          </draw:text-box>
        </draw:frame>
        <draw:line draw:style-name="gr25" draw:text-style-name="P4" draw:layer="layout" svg:x1="18.542cm" svg:y1="1.27cm" svg:x2="17.272cm" svg:y2="2.032cm">
          <text:p/>
        </draw:line>
        <draw:frame draw:style-name="gr46" draw:text-style-name="P5" draw:layer="layout" svg:width="1.628cm" svg:height="0.878cm" svg:x="11.927cm" svg:y="7.874cm">
          <draw:text-box>
            <text:p><text:span text:style-name="T2">gre1</text:span></text:p>
          </draw:text-box>
        </draw:frame>
        <draw:frame draw:style-name="gr46" draw:text-style-name="P5" draw:layer="layout" svg:width="1.628cm" svg:height="0.878cm" svg:x="18.034cm" svg:y="7.874cm">
          <draw:text-box>
            <text:p><text:span text:style-name="T2">gre1</text:span></text:p>
          </draw:text-box>
        </draw:frame>
        <presentation:notes draw:style-name="dp2">
          <draw:page-thumbnail draw:style-name="gr20" draw:layer="layout" svg:width="18.624cm" svg:height="10.476cm" svg:x="1.482cm" svg:y="2.123cm" draw:page-number="10" presentation:class="page"/>
          <draw:frame presentation:style-name="pr1"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9.177cm" svg:y="6.096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9.685cm" svg:y2="6.096cm">
          <text:p/>
        </draw:line>
        <draw:frame draw:style-name="gr15" draw:text-style-name="P5" draw:layer="layout" svg:width="4.312cm" svg:height="0.878cm" svg:x="4.832cm" svg:y="12.838cm">
          <draw:text-box>
            <text:p><text:span text:style-name="T2">IP Masquerade</text:span></text:p>
          </draw:text-box>
        </draw:frame>
        <draw:line draw:style-name="gr3" draw:text-style-name="P4" draw:layer="layout" svg:x1="5.842cm" svg:y1="11.684cm" svg:x2="4.318cm" svg:y2="11.684cm">
          <text:p/>
        </draw:line>
        <draw:custom-shape draw:style-name="gr12" draw:text-style-name="P8" draw:layer="layout" svg:width="2.794cm" svg:height="2.032cm" svg:x="8.849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9.024cm" svg:y="2.932cm">
          <draw:text-box>
            <text:p><text:span text:style-name="T2">vm2.sh</text:span></text:p>
          </draw:text-box>
        </draw:frame>
        <draw:frame draw:style-name="gr21" draw:text-style-name="P9" draw:layer="layout" svg:width="2.847cm" svg:height="0.878cm" svg:x="8.83cm" svg:y="3.81cm">
          <draw:text-box>
            <text:p><text:span text:style-name="T3">10.90.0.12</text:span></text:p>
          </draw:text-box>
        </draw:frame>
        <draw:line draw:style-name="gr3" draw:text-style-name="P4" draw:layer="layout" svg:x1="10.16cm" svg:y1="4.826cm" svg:x2="10.16cm" svg:y2="6.096cm">
          <text:p/>
        </draw:line>
        <draw:custom-shape draw:style-name="gr10" draw:text-style-name="P7" draw:layer="layout" svg:width="4.064cm" svg:height="1.27cm" svg:x="19.304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20.32cm" svg:y="6.096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20.066cm" svg:y1="4.826cm" svg:x2="20.066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4" draw:text-style-name="P1" draw:layer="layout" svg:width="2.032cm" svg:height="1.27cm" svg:x="22.0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2.353cm" svg:y="8.89cm">
          <draw:text-box>
            <text:p><text:span text:style-name="T2">xif2</text:span></text:p>
          </draw:text-box>
        </draw:frame>
        <draw:frame draw:style-name="gr21" draw:text-style-name="P9" draw:layer="layout" svg:width="2.847cm" svg:height="0.878cm" svg:x="21.812cm" svg:y="10.16cm">
          <draw:text-box>
            <text:p><text:span text:style-name="T3">10.90.0.22</text:span></text:p>
          </draw:text-box>
        </draw:frame>
        <draw:frame draw:style-name="gr14" draw:text-style-name="P9" draw:layer="layout" svg:width="2.813cm" svg:height="0.878cm" svg:x="4.553cm" svg:y="5.334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frame draw:style-name="gr14" draw:text-style-name="P9" draw:layer="layout" svg:width="2.813cm" svg:height="0.878cm" svg:x="7.112cm" svg:y="5.218cm">
          <draw:text-box>
            <text:p><text:span text:style-name="T3">tap1</text:span></text:p>
          </draw:text-box>
        </draw:frame>
        <draw:frame draw:style-name="gr14" draw:text-style-name="P9" draw:layer="layout" svg:width="2.813cm" svg:height="0.878cm" svg:x="10.395cm" svg:y="5.08cm">
          <draw:text-box>
            <text:p><text:span text:style-name="T3">tap0</text:span></text:p>
          </draw:text-box>
        </draw:frame>
        <draw:frame draw:style-name="gr14" draw:text-style-name="P9" draw:layer="layout" svg:width="2.813cm" svg:height="0.878cm" svg:x="22.352cm" svg:y="4.964cm">
          <draw:text-box>
            <text:p><text:span text:style-name="T3">tap1</text:span></text:p>
          </draw:text-box>
        </draw:frame>
        <draw:frame draw:style-name="gr14" draw:text-style-name="P9" draw:layer="layout" svg:width="2.813cm" svg:height="0.878cm" svg:x="18.542cm" svg:y="4.964cm">
          <draw:text-box>
            <text:p><text:span text:style-name="T3">tap0</text:span></text:p>
          </draw:text-box>
        </draw:frame>
        <draw:line draw:style-name="gr25" draw:text-style-name="P4" draw:layer="layout" svg:x1="18.542cm" svg:y1="1.27cm" svg:x2="17.272cm" svg:y2="2.032cm">
          <text:p/>
        </draw:line>
        <draw:line draw:style-name="gr3" draw:text-style-name="P4" draw:layer="layout" svg:x1="15.241cm" svg:y1="12.945cm" svg:x2="13.717cm" svg:y2="12.945cm">
          <text:p/>
        </draw:line>
        <draw:custom-shape draw:style-name="gr4" draw:text-style-name="P1" draw:layer="layout" svg:width="2.032cm" svg:height="1.27cm" svg:x="11.685cm" svg:y="12.183cm">
          <text:p/>
          <draw:enhanced-geometry svg:viewBox="0 0 21600 21600" draw:type="rectangle" draw:enhanced-path="M 0 0 L 21600 0 21600 21600 0 21600 0 0 Z N"/>
        </draw:custom-shape>
        <draw:frame draw:style-name="gr16" draw:text-style-name="P5" draw:layer="layout" svg:width="3.135cm" svg:height="0.878cm" svg:x="10.214cm" svg:y="13.845cm">
          <draw:text-box>
            <text:p><text:span text:style-name="T2">enp68s0f0</text:span></text:p>
          </draw:text-box>
        </draw:frame>
        <draw:custom-shape draw:style-name="gr4" draw:text-style-name="P1" draw:layer="layout" svg:width="2.032cm" svg:height="1.27cm" svg:x="15.241cm" svg:y="12.183cm">
          <text:p/>
          <draw:enhanced-geometry svg:viewBox="0 0 21600 21600" draw:type="rectangle" draw:enhanced-path="M 0 0 L 21600 0 21600 21600 0 21600 0 0 Z N"/>
        </draw:custom-shape>
        <draw:frame draw:style-name="gr16" draw:text-style-name="P5" draw:layer="layout" svg:width="3.135cm" svg:height="0.878cm" svg:x="15.408cm" svg:y="13.845cm">
          <draw:text-box>
            <text:p><text:span text:style-name="T2">enp68s0f0</text:span></text:p>
          </draw:text-box>
        </draw:frame>
        <presentation:notes draw:style-name="dp2">
          <draw:page-thumbnail draw:style-name="gr20" draw:layer="layout" svg:width="18.624cm" svg:height="10.476cm" svg:x="1.482cm" svg:y="2.123cm" draw:page-number="11" presentation:class="page"/>
          <draw:frame presentation:style-name="pr1"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9.177cm" svg:y="6.096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9.685cm" svg:y2="6.096cm">
          <text:p/>
        </draw:line>
        <draw:frame draw:style-name="gr15" draw:text-style-name="P5" draw:layer="layout" svg:width="4.312cm" svg:height="0.878cm" svg:x="4.832cm" svg:y="12.838cm">
          <draw:text-box>
            <text:p><text:span text:style-name="T2">IP Masquerade</text:span></text:p>
          </draw:text-box>
        </draw:frame>
        <draw:custom-shape draw:style-name="gr64" draw:text-style-name="P1" draw:layer="layout" svg:width="1.016cm" svg:height="1.016cm" svg:x="12.7cm" svg:y="12.446cm">
          <text:p/>
          <draw:enhanced-geometry svg:viewBox="0 0 21600 21600" draw:type="rectangle" draw:enhanced-path="M 0 0 L 21600 0 21600 21600 0 21600 0 0 Z N"/>
        </draw:custom-shape>
        <draw:frame draw:style-name="gr16" draw:text-style-name="P5" draw:layer="layout" svg:width="3.135cm" svg:height="0.878cm" svg:x="10.213cm" svg:y="13.854cm">
          <draw:text-box>
            <text:p><text:span text:style-name="T2">enp68s0f0</text:span></text:p>
          </draw:text-box>
        </draw:frame>
        <draw:line draw:style-name="gr3" draw:text-style-name="P4" draw:layer="layout" svg:x1="10.922cm" svg:y1="11.938cm" svg:x2="10.922cm" svg:y2="12.954cm">
          <text:p/>
        </draw:line>
        <draw:line draw:style-name="gr3" draw:text-style-name="P4" draw:layer="layout" svg:x1="12.7cm" svg:y1="12.954cm" svg:x2="10.922cm" svg:y2="12.954cm">
          <text:p/>
        </draw:line>
        <draw:custom-shape draw:style-name="gr64" draw:text-style-name="P1" draw:layer="layout" svg:width="1.016cm" svg:height="1.016cm" svg:x="15.24cm" svg:y="12.446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frame draw:style-name="gr16" draw:text-style-name="P5" draw:layer="layout" svg:width="3.135cm" svg:height="0.878cm" svg:x="15.407cm" svg:y="13.854cm">
          <draw:text-box>
            <text:p><text:span text:style-name="T2">enp68s0f0</text:span></text:p>
          </draw:text-box>
        </draw:frame>
        <draw:custom-shape draw:style-name="gr12" draw:text-style-name="P8" draw:layer="layout" svg:width="2.794cm" svg:height="2.032cm" svg:x="8.849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9.024cm" svg:y="2.932cm">
          <draw:text-box>
            <text:p><text:span text:style-name="T2">vm2.sh</text:span></text:p>
          </draw:text-box>
        </draw:frame>
        <draw:frame draw:style-name="gr21" draw:text-style-name="P9" draw:layer="layout" svg:width="2.847cm" svg:height="0.878cm" svg:x="8.83cm" svg:y="3.81cm">
          <draw:text-box>
            <text:p><text:span text:style-name="T3">10.90.0.12</text:span></text:p>
          </draw:text-box>
        </draw:frame>
        <draw:line draw:style-name="gr3" draw:text-style-name="P4" draw:layer="layout" svg:x1="10.16cm" svg:y1="4.826cm" svg:x2="10.16cm" svg:y2="6.096cm">
          <text:p/>
        </draw:line>
        <draw:custom-shape draw:style-name="gr10" draw:text-style-name="P7" draw:layer="layout" svg:width="4.064cm" svg:height="1.27cm" svg:x="19.304cm" svg:y="6.096cm">
          <text:p/>
          <draw:enhanced-geometry svg:viewBox="0 0 21600 21600" draw:mirror-horizontal="false" draw:mirror-vertical="false" draw:type="rectangle" draw:enhanced-path="M 0 0 L 21600 0 21600 21600 0 21600 0 0 Z N"/>
        </draw:custom-shape>
        <draw:line draw:style-name="gr3" draw:text-style-name="P4" draw:layer="layout" svg:x1="21.336cm" svg:y1="11.938cm" svg:x2="21.336cm" svg:y2="12.954cm">
          <text:p/>
        </draw:line>
        <draw:line draw:style-name="gr3" draw:text-style-name="P4" draw:layer="layout" svg:x1="21.336cm" svg:y1="12.954cm" svg:x2="16.256cm" svg:y2="12.954cm">
          <text:p/>
        </draw:line>
        <draw:frame draw:style-name="gr11" draw:text-style-name="P5" draw:layer="layout" svg:width="1.785cm" svg:height="0.878cm" svg:x="20.32cm" svg:y="6.096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20.066cm" svg:y1="4.826cm" svg:x2="20.066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custom-shape draw:style-name="gr65" draw:text-style-name="P1" draw:layer="layout" svg:width="1.524cm" svg:height="1.27cm" svg:x="24.638cm" svg:y="6.09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4.638cm" svg:y="6.35cm">
          <draw:text-box>
            <text:p><text:span text:style-name="T2">xif2</text:span></text:p>
          </draw:text-box>
        </draw:frame>
        <draw:frame draw:style-name="gr21" draw:text-style-name="P9" draw:layer="layout" svg:width="2.847cm" svg:height="0.878cm" svg:x="24.13cm" svg:y="5.08cm">
          <draw:text-box>
            <text:p><text:span text:style-name="T3">10.90.0.22</text:span></text:p>
          </draw:text-box>
        </draw:frame>
        <draw:frame draw:style-name="gr14" draw:text-style-name="P9" draw:layer="layout" svg:width="2.813cm" svg:height="0.878cm" svg:x="4.553cm" svg:y="5.334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frame draw:style-name="gr14" draw:text-style-name="P9" draw:layer="layout" svg:width="2.813cm" svg:height="0.878cm" svg:x="7.112cm" svg:y="5.218cm">
          <draw:text-box>
            <text:p><text:span text:style-name="T3">tap1</text:span></text:p>
          </draw:text-box>
        </draw:frame>
        <draw:frame draw:style-name="gr14" draw:text-style-name="P9" draw:layer="layout" svg:width="2.813cm" svg:height="0.878cm" svg:x="10.395cm" svg:y="5.08cm">
          <draw:text-box>
            <text:p><text:span text:style-name="T3">tap0</text:span></text:p>
          </draw:text-box>
        </draw:frame>
        <draw:frame draw:style-name="gr14" draw:text-style-name="P9" draw:layer="layout" svg:width="2.813cm" svg:height="0.878cm" svg:x="22.352cm" svg:y="4.964cm">
          <draw:text-box>
            <text:p><text:span text:style-name="T3">tap1</text:span></text:p>
          </draw:text-box>
        </draw:frame>
        <draw:frame draw:style-name="gr14" draw:text-style-name="P9" draw:layer="layout" svg:width="2.813cm" svg:height="0.878cm" svg:x="18.542cm" svg:y="4.964cm">
          <draw:text-box>
            <text:p><text:span text:style-name="T3">tap0</text:span></text:p>
          </draw:text-box>
        </draw:frame>
        <draw:line draw:style-name="gr25" draw:text-style-name="P4" draw:layer="layout" svg:x1="18.542cm" svg:y1="1.27cm" svg:x2="17.272cm" svg:y2="2.032cm">
          <text:p/>
        </draw:line>
        <draw:line draw:style-name="gr3" draw:text-style-name="P4" draw:layer="layout" svg:x1="24.638cm" svg:y1="6.604cm" svg:x2="23.368cm" svg:y2="6.604cm">
          <text:p/>
        </draw:line>
        <draw:custom-shape draw:style-name="gr66" draw:text-style-name="P7" draw:layer="layout" svg:width="3.048cm" svg:height="1.27cm" svg:x="9.398cm" svg:y="10.922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9.899cm" svg:y="11.06cm">
          <draw:text-box>
            <text:p><text:span text:style-name="T2">br-tun</text:span></text:p>
          </draw:text-box>
        </draw:frame>
        <draw:custom-shape draw:style-name="gr66" draw:text-style-name="P7" draw:layer="layout" svg:width="3.048cm" svg:height="1.27cm" svg:x="19.812cm" svg:y="10.922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20.313cm" svg:y="11.06cm">
          <draw:text-box>
            <text:p><text:span text:style-name="T2">br-tun</text:span></text:p>
          </draw:text-box>
        </draw:frame>
        <draw:frame draw:style-name="gr68" draw:text-style-name="P9" draw:layer="layout" svg:width="3.364cm" svg:height="0.878cm" svg:x="6.35cm" svg:y="10.044cm">
          <draw:text-box>
            <text:p><text:span text:style-name="T3">192.168.1.11</text:span></text:p>
          </draw:text-box>
        </draw:frame>
        <draw:frame draw:style-name="gr69" draw:text-style-name="P9" draw:layer="layout" svg:width="3.398cm" svg:height="0.878cm" svg:x="22.51cm" svg:y="10.044cm">
          <draw:text-box>
            <text:p><text:span text:style-name="T3">192.168.1.12</text:span></text:p>
          </draw:text-box>
        </draw:frame>
        <draw:custom-shape draw:style-name="gr70" draw:text-style-name="P1" draw:layer="layout" svg:width="1.524cm" svg:height="1.016cm" svg:x="20.506cm" svg:y="9.906cm">
          <text:p/>
          <draw:enhanced-geometry svg:viewBox="0 0 21600 21600" draw:type="rectangle" draw:enhanced-path="M 0 0 L 21600 0 21600 21600 0 21600 0 0 Z N"/>
        </draw:custom-shape>
        <draw:frame draw:style-name="gr71" draw:text-style-name="P9" draw:layer="layout" svg:width="1.778cm" svg:height="0.878cm" svg:x="20.506cm" svg:y="10.044cm">
          <draw:text-box>
            <text:p><text:span text:style-name="T3">tep1</text:span></text:p>
          </draw:text-box>
        </draw:frame>
        <draw:custom-shape draw:style-name="gr70" draw:text-style-name="P1" draw:layer="layout" svg:width="1.524cm" svg:height="1.016cm" svg:x="10.16cm" svg:y="9.906cm">
          <text:p/>
          <draw:enhanced-geometry svg:viewBox="0 0 21600 21600" draw:type="rectangle" draw:enhanced-path="M 0 0 L 21600 0 21600 21600 0 21600 0 0 Z N"/>
        </draw:custom-shape>
        <draw:frame draw:style-name="gr71" draw:text-style-name="P9" draw:layer="layout" svg:width="1.778cm" svg:height="0.878cm" svg:x="10.16cm" svg:y="10.044cm">
          <draw:text-box>
            <text:p><text:span text:style-name="T3">tep1</text:span></text:p>
          </draw:text-box>
        </draw:frame>
        <presentation:notes draw:style-name="dp2">
          <draw:page-thumbnail draw:style-name="gr20" draw:layer="layout" svg:width="18.624cm" svg:height="10.476cm" svg:x="1.482cm" svg:y="2.123cm" draw:page-number="12" presentation:class="page"/>
          <draw:frame presentation:style-name="pr1"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line draw:style-name="gr3" draw:text-style-name="P4" draw:layer="layout" svg:x1="16.764cm" svg:y1="1.016cm" svg:x2="16.764cm" svg:y2="2.286cm">
          <text:p/>
        </draw:line>
        <draw:custom-shape draw:style-name="gr72" draw:text-style-name="P1" draw:layer="layout" svg:width="11.684cm" svg:height="13.208cm" svg:x="2.032cm" svg:y="2.032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032cm">
          <text:p/>
          <draw:enhanced-geometry svg:viewBox="0 0 21600 21600" draw:type="rectangle" draw:enhanced-path="M 0 0 L 21600 0 21600 21600 0 21600 0 0 Z N"/>
        </draw:custom-shape>
        <draw:frame draw:style-name="gr5" draw:text-style-name="P5" draw:layer="layout" svg:width="1.755cm" svg:height="0.878cm" svg:x="2.563cm" svg:y="2.17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line draw:style-name="gr3" draw:text-style-name="P4" draw:layer="layout" svg:x1="5.842cm" svg:y1="7.366cm" svg:x2="5.842cm" svg:y2="10.668cm">
          <text:p/>
        </draw:line>
        <draw:custom-shape draw:style-name="gr73" draw:text-style-name="P1" draw:layer="layout" svg:width="2.54cm" svg:height="2.286cm" svg:x="4.318cm" svg:y="6.096cm">
          <text:p/>
          <draw:enhanced-geometry svg:viewBox="0 0 21600 21600" draw:type="rectangle" draw:enhanced-path="M 0 0 L 21600 0 21600 21600 0 21600 0 0 Z N"/>
        </draw:custom-shap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9.177cm" svg:y="6.096cm">
          <draw:text-box>
            <text:p><text:span text:style-name="T2">br-int</text:span></text:p>
          </draw:text-box>
        </draw:frame>
        <draw:custom-shape draw:style-name="gr72" draw:text-style-name="P1" draw:layer="layout" svg:width="11.684cm" svg:height="13.208cm" svg:x="15.24cm" svg:y="2.032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74" draw:text-style-name="P8" draw:layer="layout" svg:width="2.794cm" svg:height="2.54cm" svg:x="5.861cm" svg:y="2.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424cm">
          <draw:text-box>
            <text:p><text:span text:style-name="T2">vm1.sh</text:span></text:p>
          </draw:text-box>
        </draw:frame>
        <draw:frame draw:style-name="gr14" draw:text-style-name="P9" draw:layer="layout" svg:width="2.813cm" svg:height="0.878cm" svg:x="5.842cm" svg:y="3.186cm">
          <draw:text-box>
            <text:p><text:span text:style-name="T3">10.90.0.11</text:span></text:p>
          </draw:text-box>
        </draw:frame>
        <draw:line draw:style-name="gr3" draw:text-style-name="P4" draw:layer="layout" svg:x1="7.366cm" svg:y1="4.826cm" svg:x2="9.685cm" svg:y2="6.096cm">
          <text:p/>
        </draw:line>
        <draw:frame draw:style-name="gr15" draw:text-style-name="P5" draw:layer="layout" svg:width="4.312cm" svg:height="0.878cm" svg:x="4.832cm" svg:y="12.838cm">
          <draw:text-box>
            <text:p><text:span text:style-name="T2">IP Masquerade</text:span></text:p>
          </draw:text-box>
        </draw:frame>
        <draw:custom-shape draw:style-name="gr64" draw:text-style-name="P1" draw:layer="layout" svg:width="1.016cm" svg:height="1.016cm" svg:x="12.7cm" svg:y="12.446cm">
          <text:p/>
          <draw:enhanced-geometry svg:viewBox="0 0 21600 21600" draw:type="rectangle" draw:enhanced-path="M 0 0 L 21600 0 21600 21600 0 21600 0 0 Z N"/>
        </draw:custom-shape>
        <draw:frame draw:style-name="gr16" draw:text-style-name="P5" draw:layer="layout" svg:width="3.135cm" svg:height="0.878cm" svg:x="10.213cm" svg:y="13.854cm">
          <draw:text-box>
            <text:p><text:span text:style-name="T2">enp68s0f0</text:span></text:p>
          </draw:text-box>
        </draw:frame>
        <draw:line draw:style-name="gr3" draw:text-style-name="P4" draw:layer="layout" svg:x1="10.922cm" svg:y1="11.938cm" svg:x2="10.922cm" svg:y2="12.954cm">
          <text:p/>
        </draw:line>
        <draw:line draw:style-name="gr3" draw:text-style-name="P4" draw:layer="layout" svg:x1="12.7cm" svg:y1="12.954cm" svg:x2="10.922cm" svg:y2="12.954cm">
          <text:p/>
        </draw:line>
        <draw:custom-shape draw:style-name="gr64" draw:text-style-name="P1" draw:layer="layout" svg:width="1.016cm" svg:height="1.016cm" svg:x="15.24cm" svg:y="12.446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frame draw:style-name="gr16" draw:text-style-name="P5" draw:layer="layout" svg:width="3.135cm" svg:height="0.878cm" svg:x="15.407cm" svg:y="13.854cm">
          <draw:text-box>
            <text:p><text:span text:style-name="T2">enp68s0f0</text:span></text:p>
          </draw:text-box>
        </draw:frame>
        <draw:custom-shape draw:style-name="gr74" draw:text-style-name="P8" draw:layer="layout" svg:width="2.794cm" svg:height="2.54cm" svg:x="8.849cm" svg:y="2.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9.108cm" svg:y="2.308cm">
          <draw:text-box>
            <text:p><text:span text:style-name="T2">vm2.sh</text:span></text:p>
          </draw:text-box>
        </draw:frame>
        <draw:frame draw:style-name="gr21" draw:text-style-name="P9" draw:layer="layout" svg:width="2.847cm" svg:height="0.878cm" svg:x="8.796cm" svg:y="3.186cm">
          <draw:text-box>
            <text:p><text:span text:style-name="T3">10.90.0.12</text:span></text:p>
          </draw:text-box>
        </draw:frame>
        <draw:line draw:style-name="gr3" draw:text-style-name="P4" draw:layer="layout" svg:x1="10.16cm" svg:y1="4.826cm" svg:x2="10.16cm" svg:y2="6.096cm">
          <text:p/>
        </draw:line>
        <draw:custom-shape draw:style-name="gr10" draw:text-style-name="P7" draw:layer="layout" svg:width="4.064cm" svg:height="1.27cm" svg:x="19.304cm" svg:y="6.096cm">
          <text:p/>
          <draw:enhanced-geometry svg:viewBox="0 0 21600 21600" draw:mirror-horizontal="false" draw:mirror-vertical="false" draw:type="rectangle" draw:enhanced-path="M 0 0 L 21600 0 21600 21600 0 21600 0 0 Z N"/>
        </draw:custom-shape>
        <draw:line draw:style-name="gr3" draw:text-style-name="P4" draw:layer="layout" svg:x1="21.336cm" svg:y1="11.938cm" svg:x2="21.336cm" svg:y2="12.954cm">
          <text:p/>
        </draw:line>
        <draw:line draw:style-name="gr3" draw:text-style-name="P4" draw:layer="layout" svg:x1="21.336cm" svg:y1="12.954cm" svg:x2="16.256cm" svg:y2="12.954cm">
          <text:p/>
        </draw:line>
        <draw:frame draw:style-name="gr11" draw:text-style-name="P5" draw:layer="layout" svg:width="1.785cm" svg:height="0.878cm" svg:x="20.32cm" svg:y="6.096cm">
          <draw:text-box>
            <text:p><text:span text:style-name="T2">br-int</text:span></text:p>
          </draw:text-box>
        </draw:frame>
        <draw:custom-shape draw:style-name="gr74" draw:text-style-name="P8" draw:layer="layout" svg:width="2.794cm" svg:height="2.54cm" svg:x="18.06cm" svg:y="2.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52cm" svg:y="2.286cm">
          <draw:text-box>
            <text:p><text:span text:style-name="T2">vm3.sh</text:span></text:p>
          </draw:text-box>
        </draw:frame>
        <draw:frame draw:style-name="gr21" draw:text-style-name="P9" draw:layer="layout" svg:width="2.847cm" svg:height="0.878cm" svg:x="18.041cm" svg:y="3.164cm">
          <draw:text-box>
            <text:p><text:span text:style-name="T3">10.90.0.13</text:span></text:p>
          </draw:text-box>
        </draw:frame>
        <draw:line draw:style-name="gr3" draw:text-style-name="P4" draw:layer="layout" svg:x1="20.066cm" svg:y1="4.826cm" svg:x2="20.066cm" svg:y2="6.096cm">
          <text:p/>
        </draw:line>
        <draw:custom-shape draw:style-name="gr74" draw:text-style-name="P8" draw:layer="layout" svg:width="2.794cm" svg:height="2.54cm" svg:x="21.048cm" svg:y="2.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3cm" svg:y="2.286cm">
          <draw:text-box>
            <text:p><text:span text:style-name="T2">vm4.sh</text:span></text:p>
          </draw:text-box>
        </draw:frame>
        <draw:frame draw:style-name="gr21" draw:text-style-name="P9" draw:layer="layout" svg:width="2.847cm" svg:height="0.878cm" svg:x="21.048cm" svg:y="3.134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4.638cm" svg:y1="6.604cm" svg:x2="23.368cm" svg:y2="6.604cm">
          <text:p/>
        </draw:line>
        <draw:custom-shape draw:style-name="gr75" draw:text-style-name="P1" draw:layer="layout" svg:width="2.642cm" svg:height="2.286cm" svg:x="24.13cm" svg:y="6.09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4.892cm" svg:y="6.35cm">
          <draw:text-box>
            <text:p><text:span text:style-name="T2">xif2</text:span></text:p>
          </draw:text-box>
        </draw:frame>
        <draw:frame draw:style-name="gr21" draw:text-style-name="P9" draw:layer="layout" svg:width="2.847cm" svg:height="0.878cm" svg:x="24.13cm" svg:y="5.08cm">
          <draw:text-box>
            <text:p><text:span text:style-name="T3">10.90.0.22</text:span></text:p>
          </draw:text-box>
        </draw:frame>
        <draw:frame draw:style-name="gr14" draw:text-style-name="P9" draw:layer="layout" svg:width="2.813cm" svg:height="0.878cm" svg:x="4.553cm" svg:y="5.334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15.771cm" svg:y="2.076cm">
          <text:p/>
          <draw:enhanced-geometry svg:viewBox="0 0 21600 21600" draw:type="rectangle" draw:enhanced-path="M 0 0 L 21600 0 21600 21600 0 21600 0 0 Z N"/>
        </draw:custom-shape>
        <draw:frame draw:style-name="gr5" draw:text-style-name="P5" draw:layer="layout" svg:width="1.755cm" svg:height="0.878cm" svg:x="16.048cm" svg:y="2.17cm">
          <draw:text-box>
            <text:p><text:span text:style-name="T2">eno1</text:span></text:p>
          </draw:text-box>
        </draw:frame>
        <draw:line draw:style-name="gr23" draw:text-style-name="P4" draw:layer="layout" svg:x1="4.826cm" svg:y1="1.016cm" svg:x2="16.764cm" svg:y2="1.01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frame draw:style-name="gr14" draw:text-style-name="P9" draw:layer="layout" svg:width="2.813cm" svg:height="0.878cm" svg:x="7.112cm" svg:y="5.218cm">
          <draw:text-box>
            <text:p><text:span text:style-name="T3">tap1</text:span></text:p>
          </draw:text-box>
        </draw:frame>
        <draw:frame draw:style-name="gr14" draw:text-style-name="P9" draw:layer="layout" svg:width="2.813cm" svg:height="0.878cm" svg:x="10.395cm" svg:y="5.08cm">
          <draw:text-box>
            <text:p><text:span text:style-name="T3">tap0</text:span></text:p>
          </draw:text-box>
        </draw:frame>
        <draw:frame draw:style-name="gr14" draw:text-style-name="P9" draw:layer="layout" svg:width="2.813cm" svg:height="0.878cm" svg:x="22.352cm" svg:y="4.964cm">
          <draw:text-box>
            <text:p><text:span text:style-name="T3">tap1</text:span></text:p>
          </draw:text-box>
        </draw:frame>
        <draw:frame draw:style-name="gr14" draw:text-style-name="P9" draw:layer="layout" svg:width="2.813cm" svg:height="0.878cm" svg:x="18.542cm" svg:y="4.964cm">
          <draw:text-box>
            <text:p><text:span text:style-name="T3">tap0</text:span></text:p>
          </draw:text-box>
        </draw:frame>
        <draw:line draw:style-name="gr25" draw:text-style-name="P4" draw:layer="layout" svg:x1="18.542cm" svg:y1="1.27cm" svg:x2="17.272cm" svg:y2="2.032cm">
          <text:p/>
        </draw:line>
        <draw:custom-shape draw:style-name="gr66" draw:text-style-name="P7" draw:layer="layout" svg:width="3.048cm" svg:height="1.27cm" svg:x="9.398cm" svg:y="10.922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9.899cm" svg:y="11.06cm">
          <draw:text-box>
            <text:p><text:span text:style-name="T2">br-tun</text:span></text:p>
          </draw:text-box>
        </draw:frame>
        <draw:custom-shape draw:style-name="gr66" draw:text-style-name="P7" draw:layer="layout" svg:width="3.048cm" svg:height="1.27cm" svg:x="19.812cm" svg:y="10.922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20.313cm" svg:y="11.06cm">
          <draw:text-box>
            <text:p><text:span text:style-name="T2">br-tun</text:span></text:p>
          </draw:text-box>
        </draw:frame>
        <draw:frame draw:style-name="gr68" draw:text-style-name="P9" draw:layer="layout" svg:width="3.364cm" svg:height="0.878cm" svg:x="6.35cm" svg:y="10.044cm">
          <draw:text-box>
            <text:p><text:span text:style-name="T3">192.168.1.11</text:span></text:p>
          </draw:text-box>
        </draw:frame>
        <draw:frame draw:style-name="gr69" draw:text-style-name="P9" draw:layer="layout" svg:width="3.398cm" svg:height="0.878cm" svg:x="22.51cm" svg:y="10.044cm">
          <draw:text-box>
            <text:p><text:span text:style-name="T3">192.168.1.12</text:span></text:p>
          </draw:text-box>
        </draw:frame>
        <draw:custom-shape draw:style-name="gr70" draw:text-style-name="P1" draw:layer="layout" svg:width="1.524cm" svg:height="1.016cm" svg:x="20.506cm" svg:y="9.906cm">
          <text:p/>
          <draw:enhanced-geometry svg:viewBox="0 0 21600 21600" draw:type="rectangle" draw:enhanced-path="M 0 0 L 21600 0 21600 21600 0 21600 0 0 Z N"/>
        </draw:custom-shape>
        <draw:frame draw:style-name="gr71" draw:text-style-name="P9" draw:layer="layout" svg:width="1.778cm" svg:height="0.878cm" svg:x="20.506cm" svg:y="10.044cm">
          <draw:text-box>
            <text:p><text:span text:style-name="T3">tep1</text:span></text:p>
          </draw:text-box>
        </draw:frame>
        <draw:custom-shape draw:style-name="gr70" draw:text-style-name="P1" draw:layer="layout" svg:width="1.524cm" svg:height="1.016cm" svg:x="10.16cm" svg:y="9.906cm">
          <text:p/>
          <draw:enhanced-geometry svg:viewBox="0 0 21600 21600" draw:type="rectangle" draw:enhanced-path="M 0 0 L 21600 0 21600 21600 0 21600 0 0 Z N"/>
        </draw:custom-shape>
        <draw:frame draw:style-name="gr71" draw:text-style-name="P9" draw:layer="layout" svg:width="1.778cm" svg:height="0.878cm" svg:x="10.16cm" svg:y="10.044cm">
          <draw:text-box>
            <text:p><text:span text:style-name="T3">tep1</text:span></text:p>
          </draw:text-box>
        </draw:frame>
        <draw:custom-shape draw:style-name="gr70" draw:text-style-name="P1" draw:layer="layout" svg:width="1.524cm" svg:height="1.016cm" svg:x="10.16cm" svg:y="7.366cm">
          <text:p/>
          <draw:enhanced-geometry svg:viewBox="0 0 21600 21600" draw:type="rectangle" draw:enhanced-path="M 0 0 L 21600 0 21600 21600 0 21600 0 0 Z N"/>
        </draw:custom-shape>
        <draw:frame draw:style-name="gr71" draw:text-style-name="P9" draw:layer="layout" svg:width="1.778cm" svg:height="0.878cm" svg:x="10.16cm" svg:y="7.504cm">
          <draw:text-box>
            <text:p><text:span text:style-name="T3">gre1</text:span></text:p>
          </draw:text-box>
        </draw:frame>
        <draw:custom-shape draw:style-name="gr70" draw:text-style-name="P1" draw:layer="layout" svg:width="1.524cm" svg:height="1.016cm" svg:x="20.574cm" svg:y="7.366cm">
          <text:p/>
          <draw:enhanced-geometry svg:viewBox="0 0 21600 21600" draw:type="rectangle" draw:enhanced-path="M 0 0 L 21600 0 21600 21600 0 21600 0 0 Z N"/>
        </draw:custom-shape>
        <draw:frame draw:style-name="gr71" draw:text-style-name="P9" draw:layer="layout" svg:width="1.778cm" svg:height="0.878cm" svg:x="20.574cm" svg:y="7.504cm">
          <draw:text-box>
            <text:p><text:span text:style-name="T3">gre1</text:span></text:p>
          </draw:text-box>
        </draw:frame>
        <draw:line draw:style-name="gr76" draw:text-style-name="P14" draw:layer="layout" svg:x1="10.922cm" svg:y1="8.382cm" svg:x2="10.922cm" svg:y2="10.044cm">
          <text:p/>
        </draw:line>
        <draw:line draw:style-name="gr76" draw:text-style-name="P14" draw:layer="layout" svg:x1="21.336cm" svg:y1="8.382cm" svg:x2="21.336cm" svg:y2="10.044cm">
          <text:p/>
        </draw:line>
        <draw:frame draw:style-name="gr77" draw:text-style-name="P17" draw:layer="layout" svg:width="2.674cm" svg:height="0.806cm" svg:x="4.318cm" svg:y="7.366cm">
          <draw:text-box>
            <text:p><text:span text:style-name="T9">mtu:1450</text:span></text:p>
          </draw:text-box>
        </draw:frame>
        <draw:frame draw:style-name="gr77" draw:text-style-name="P17" draw:layer="layout" svg:width="2.674cm" svg:height="0.806cm" svg:x="24.098cm" svg:y="7.322cm">
          <draw:text-box>
            <text:p><text:span text:style-name="T9">mtu:1450</text:span></text:p>
          </draw:text-box>
        </draw:frame>
        <draw:frame draw:style-name="gr77" draw:text-style-name="P17" draw:layer="layout" svg:width="2.674cm" svg:height="0.806cm" svg:x="21.168cm" svg:y="3.926cm">
          <draw:text-box>
            <text:p><text:span text:style-name="T9">mtu:1450</text:span></text:p>
          </draw:text-box>
        </draw:frame>
        <draw:frame draw:style-name="gr77" draw:text-style-name="P17" draw:layer="layout" svg:width="2.674cm" svg:height="0.806cm" svg:x="18.214cm" svg:y="3.926cm">
          <draw:text-box>
            <text:p><text:span text:style-name="T9">mtu:1450</text:span></text:p>
          </draw:text-box>
        </draw:frame>
        <draw:frame draw:style-name="gr77" draw:text-style-name="P17" draw:layer="layout" svg:width="2.674cm" svg:height="0.806cm" svg:x="8.849cm" svg:y="3.882cm">
          <draw:text-box>
            <text:p><text:span text:style-name="T9">mtu:1450</text:span></text:p>
          </draw:text-box>
        </draw:frame>
        <draw:frame draw:style-name="gr77" draw:text-style-name="P17" draw:layer="layout" svg:width="2.674cm" svg:height="0.806cm" svg:x="6.036cm" svg:y="3.882cm">
          <draw:text-box>
            <text:p><text:span text:style-name="T9">mtu:1450</text:span></text:p>
          </draw:text-box>
        </draw:frame>
        <presentation:notes draw:style-name="dp2">
          <draw:page-thumbnail draw:style-name="gr20" draw:layer="layout" svg:width="18.624cm" svg:height="10.476cm" svg:x="1.482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45"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47" draw:text-style-name="P7" draw:layer="layout" svg:width="1.999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8.121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8.636cm" svg:y2="6.096cm">
          <text:p/>
        </draw:line>
        <draw:frame draw:style-name="gr15" draw:text-style-name="P5" draw:layer="layout" svg:width="4.312cm" svg:height="0.878cm" svg:x="4.832cm" svg:y="12.838cm">
          <draw:text-box>
            <text:p><text:span text:style-name="T2">IP Masquerade</text:span></text:p>
          </draw:text-box>
        </draw:frame>
        <draw:line draw:style-name="gr45" draw:text-style-name="P4" draw:layer="layout" svg:x1="9.144cm" svg:y1="7.366cm" svg:x2="9.144cm" svg:y2="12.954cm">
          <text:p/>
        </draw:line>
        <draw:line draw:style-name="gr45" draw:text-style-name="P4" draw:layer="layout" svg:x1="13.716cm" svg:y1="12.954cm" svg:x2="9.144cm" svg:y2="12.954cm">
          <text:p/>
        </draw:line>
        <draw:line draw:style-name="gr3" draw:text-style-name="P4" draw:layer="layout" svg:x1="5.842cm" svg:y1="11.684cm" svg:x2="4.318cm" svg:y2="11.684cm">
          <text:p/>
        </draw:line>
        <draw:custom-shape draw:style-name="gr12" draw:text-style-name="P8" draw:layer="layout" svg:width="2.794cm" svg:height="2.032cm" svg:x="10.634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0.809cm" svg:y="2.932cm">
          <draw:text-box>
            <text:p><text:span text:style-name="T2">vm2.sh</text:span></text:p>
          </draw:text-box>
        </draw:frame>
        <draw:frame draw:style-name="gr21" draw:text-style-name="P9" draw:layer="layout" svg:width="2.847cm" svg:height="0.878cm" svg:x="10.615cm" svg:y="3.81cm">
          <draw:text-box>
            <text:p><text:span text:style-name="T3">10.90.0.12</text:span></text:p>
          </draw:text-box>
        </draw:frame>
        <draw:line draw:style-name="gr3" draw:text-style-name="P4" draw:layer="layout" svg:x1="11.938cm" svg:y1="4.826cm" svg:x2="11.938cm" svg:y2="6.096cm">
          <text:p/>
        </draw:line>
        <draw:custom-shape draw:style-name="gr48" draw:text-style-name="P7" draw:layer="layout" svg:width="2.286cm" svg:height="1.27cm" svg:x="16.51cm" svg:y="6.096cm">
          <text:p/>
          <draw:enhanced-geometry svg:viewBox="0 0 21600 21600" draw:mirror-horizontal="false" draw:mirror-vertical="false" draw:type="rectangle" draw:enhanced-path="M 0 0 L 21600 0 21600 21600 0 21600 0 0 Z N"/>
        </draw:custom-shape>
        <draw:line draw:style-name="gr45" draw:text-style-name="P4" draw:layer="layout" svg:x1="17.272cm" svg:y1="7.366cm" svg:x2="17.272cm" svg:y2="12.954cm">
          <text:p/>
        </draw:line>
        <draw:line draw:style-name="gr45" draw:text-style-name="P4" draw:layer="layout" svg:x1="17.272cm" svg:y1="12.954cm" svg:x2="15.24cm" svg:y2="12.954cm">
          <text:p/>
        </draw:line>
        <draw:frame draw:style-name="gr11" draw:text-style-name="P5" draw:layer="layout" svg:width="1.785cm" svg:height="0.878cm" svg:x="16.764cm" svg:y="6.234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19.304cm" svg:y1="4.826cm" svg:x2="18.542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4" draw:text-style-name="P1" draw:layer="layout" svg:width="2.032cm" svg:height="1.27cm" svg:x="22.0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2.353cm" svg:y="8.89cm">
          <draw:text-box>
            <text:p><text:span text:style-name="T2">xif2</text:span></text:p>
          </draw:text-box>
        </draw:frame>
        <draw:frame draw:style-name="gr21" draw:text-style-name="P9" draw:layer="layout" svg:width="2.847cm" svg:height="0.878cm" svg:x="21.812cm" svg:y="10.16cm">
          <draw:text-box>
            <text:p><text:span text:style-name="T3">10.90.0.22</text:span></text:p>
          </draw:text-box>
        </draw:frame>
        <draw:frame draw:style-name="gr14" draw:text-style-name="P9" draw:layer="layout" svg:width="2.813cm" svg:height="0.878cm" svg:x="3.302cm" svg:y="7.366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line draw:style-name="gr25" draw:text-style-name="P4" draw:layer="layout" svg:x1="18.542cm" svg:y1="1.27cm" svg:x2="17.272cm" svg:y2="2.032cm">
          <text:p/>
        </draw:line>
        <draw:frame draw:style-name="gr46" draw:text-style-name="P5" draw:layer="layout" svg:width="1.628cm" svg:height="0.878cm" svg:x="7.112cm" svg:y="7.874cm">
          <draw:text-box>
            <text:p><text:span text:style-name="T2">gre1</text:span></text:p>
          </draw:text-box>
        </draw:frame>
        <draw:line draw:style-name="gr49" draw:text-style-name="P4" draw:layer="layout" svg:x1="11.938cm" svg:y1="7.366cm" svg:x2="11.938cm" svg:y2="11.43cm">
          <text:p/>
        </draw:line>
        <draw:custom-shape draw:style-name="gr48" draw:text-style-name="P7" draw:layer="layout" svg:width="2.286cm" svg:height="1.27cm" svg:x="10.668cm" svg:y="6.096cm">
          <text:p/>
          <draw:enhanced-geometry svg:viewBox="0 0 21600 21600" draw:mirror-horizontal="false" draw:mirror-vertical="false" draw:type="rectangle" draw:enhanced-path="M 0 0 L 21600 0 21600 21600 0 21600 0 0 Z N"/>
        </draw:custom-shape>
        <draw:frame draw:style-name="gr50" draw:text-style-name="P5" draw:layer="layout" svg:width="2.098cm" svg:height="0.878cm" svg:x="10.856cm" svg:y="6.191cm">
          <draw:text-box>
            <text:p><text:span text:style-name="T2">br-int2</text:span></text:p>
          </draw:text-box>
        </draw:frame>
        <draw:custom-shape draw:style-name="gr48" draw:text-style-name="P7" draw:layer="layout" svg:width="2.286cm" svg:height="1.27cm" svg:x="21.082cm" svg:y="6.096cm">
          <text:p/>
          <draw:enhanced-geometry svg:viewBox="0 0 21600 21600" draw:mirror-horizontal="false" draw:mirror-vertical="false" draw:type="rectangle" draw:enhanced-path="M 0 0 L 21600 0 21600 21600 0 21600 0 0 Z N"/>
        </draw:custom-shape>
        <draw:frame draw:style-name="gr50" draw:text-style-name="P5" draw:layer="layout" svg:width="2.098cm" svg:height="0.878cm" svg:x="21.27cm" svg:y="6.191cm">
          <draw:text-box>
            <text:p><text:span text:style-name="T2">br-int2</text:span></text:p>
          </draw:text-box>
        </draw:frame>
        <draw:line draw:style-name="gr49" draw:text-style-name="P4" draw:layer="layout" svg:x1="21.59cm" svg:y1="11.43cm" svg:x2="11.938cm" svg:y2="11.43cm">
          <text:p/>
        </draw:line>
        <draw:line draw:style-name="gr49" draw:text-style-name="P4" draw:layer="layout" svg:x1="21.59cm" svg:y1="7.366cm" svg:x2="21.59cm" svg:y2="11.43cm">
          <text:p/>
        </draw:line>
        <draw:frame draw:style-name="gr46" draw:text-style-name="P5" draw:layer="layout" svg:width="1.628cm" svg:height="0.878cm" svg:x="10.056cm" svg:y="7.874cm">
          <draw:text-box>
            <text:p><text:span text:style-name="T2">gre2</text:span></text:p>
          </draw:text-box>
        </draw:frame>
        <draw:frame draw:style-name="gr46" draw:text-style-name="P5" draw:layer="layout" svg:width="1.628cm" svg:height="0.878cm" svg:x="19.812cm" svg:y="7.874cm">
          <draw:text-box>
            <text:p><text:span text:style-name="T2">gre2</text:span></text:p>
          </draw:text-box>
        </draw:frame>
        <draw:frame draw:style-name="gr46" draw:text-style-name="P5" draw:layer="layout" svg:width="1.628cm" svg:height="0.878cm" svg:x="15.494cm" svg:y="7.874cm">
          <draw:text-box>
            <text:p><text:span text:style-name="T2">gre1</text:span></text:p>
          </draw:text-box>
        </draw:frame>
        <presentation:notes draw:style-name="dp2">
          <draw:page-thumbnail draw:style-name="gr20" draw:layer="layout" svg:width="18.624cm" svg:height="10.476cm" svg:x="1.482cm" svg:y="2.123cm" draw:page-number="14" presentation:class="page"/>
          <draw:frame presentation:style-name="pr1"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47" draw:text-style-name="P7" draw:layer="layout" svg:width="1.999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8.121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8.636cm" svg:y2="6.096cm">
          <text:p/>
        </draw:line>
        <draw:frame draw:style-name="gr15" draw:text-style-name="P5" draw:layer="layout" svg:width="4.312cm" svg:height="0.878cm" svg:x="4.832cm" svg:y="12.838cm">
          <draw:text-box>
            <text:p><text:span text:style-name="T2">IP Masquerade</text:span></text:p>
          </draw:text-box>
        </draw:frame>
        <draw:line draw:style-name="gr3" draw:text-style-name="P4" draw:layer="layout" svg:x1="5.842cm" svg:y1="11.684cm" svg:x2="4.318cm" svg:y2="11.684cm">
          <text:p/>
        </draw:line>
        <draw:custom-shape draw:style-name="gr12" draw:text-style-name="P8" draw:layer="layout" svg:width="2.794cm" svg:height="2.032cm" svg:x="10.634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0.809cm" svg:y="2.932cm">
          <draw:text-box>
            <text:p><text:span text:style-name="T2">vm2.sh</text:span></text:p>
          </draw:text-box>
        </draw:frame>
        <draw:frame draw:style-name="gr21" draw:text-style-name="P9" draw:layer="layout" svg:width="2.847cm" svg:height="0.878cm" svg:x="10.615cm" svg:y="3.81cm">
          <draw:text-box>
            <text:p><text:span text:style-name="T3">10.90.0.12</text:span></text:p>
          </draw:text-box>
        </draw:frame>
        <draw:line draw:style-name="gr3" draw:text-style-name="P4" draw:layer="layout" svg:x1="11.938cm" svg:y1="4.826cm" svg:x2="11.938cm" svg:y2="6.096cm">
          <text:p/>
        </draw:line>
        <draw:custom-shape draw:style-name="gr48" draw:text-style-name="P7" draw:layer="layout" svg:width="2.286cm" svg:height="1.27cm" svg:x="16.51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16.764cm" svg:y="6.234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19.304cm" svg:y1="4.826cm" svg:x2="18.542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3.368cm" svg:y1="6.858cm" svg:x2="24.383cm" svg:y2="6.858cm">
          <text:p/>
        </draw:line>
        <draw:custom-shape draw:style-name="gr4" draw:text-style-name="P1" draw:layer="layout" svg:width="2.032cm" svg:height="1.27cm" svg:x="24.384cm" svg:y="6.09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4.881cm" svg:y="6.234cm">
          <draw:text-box>
            <text:p><text:span text:style-name="T2">xif2</text:span></text:p>
          </draw:text-box>
        </draw:frame>
        <draw:frame draw:style-name="gr21" draw:text-style-name="P9" draw:layer="layout" svg:width="2.847cm" svg:height="0.878cm" svg:x="24.077cm" svg:y="5.218cm">
          <draw:text-box>
            <text:p><text:span text:style-name="T3">10.90.0.22</text:span></text:p>
          </draw:text-box>
        </draw:frame>
        <draw:frame draw:style-name="gr14" draw:text-style-name="P9" draw:layer="layout" svg:width="2.813cm" svg:height="0.878cm" svg:x="3.302cm" svg:y="7.366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line draw:style-name="gr25" draw:text-style-name="P4" draw:layer="layout" svg:x1="18.542cm" svg:y1="1.27cm" svg:x2="17.272cm" svg:y2="2.032cm">
          <text:p/>
        </draw:line>
        <draw:custom-shape draw:style-name="gr70" draw:text-style-name="P1" draw:layer="layout" svg:width="1.524cm" svg:height="1.016cm" svg:x="8.128cm" svg:y="7.366cm">
          <text:p/>
          <draw:enhanced-geometry svg:viewBox="0 0 21600 21600" draw:type="rectangle" draw:enhanced-path="M 0 0 L 21600 0 21600 21600 0 21600 0 0 Z N"/>
        </draw:custom-shape>
        <draw:frame draw:style-name="gr46" draw:text-style-name="P5" draw:layer="layout" svg:width="1.628cm" svg:height="0.878cm" svg:x="8.128cm" svg:y="7.504cm">
          <draw:text-box>
            <text:p><text:span text:style-name="T2">gre1</text:span></text:p>
          </draw:text-box>
        </draw:frame>
        <draw:custom-shape draw:style-name="gr48" draw:text-style-name="P7" draw:layer="layout" svg:width="2.286cm" svg:height="1.27cm" svg:x="10.668cm" svg:y="6.096cm">
          <text:p/>
          <draw:enhanced-geometry svg:viewBox="0 0 21600 21600" draw:mirror-horizontal="false" draw:mirror-vertical="false" draw:type="rectangle" draw:enhanced-path="M 0 0 L 21600 0 21600 21600 0 21600 0 0 Z N"/>
        </draw:custom-shape>
        <draw:frame draw:style-name="gr50" draw:text-style-name="P5" draw:layer="layout" svg:width="2.098cm" svg:height="0.878cm" svg:x="10.856cm" svg:y="6.191cm">
          <draw:text-box>
            <text:p><text:span text:style-name="T2">br-int2</text:span></text:p>
          </draw:text-box>
        </draw:frame>
        <draw:custom-shape draw:style-name="gr48" draw:text-style-name="P7" draw:layer="layout" svg:width="2.286cm" svg:height="1.27cm" svg:x="21.082cm" svg:y="6.096cm">
          <text:p/>
          <draw:enhanced-geometry svg:viewBox="0 0 21600 21600" draw:mirror-horizontal="false" draw:mirror-vertical="false" draw:type="rectangle" draw:enhanced-path="M 0 0 L 21600 0 21600 21600 0 21600 0 0 Z N"/>
        </draw:custom-shape>
        <draw:frame draw:style-name="gr50" draw:text-style-name="P5" draw:layer="layout" svg:width="2.098cm" svg:height="0.878cm" svg:x="21.27cm" svg:y="6.191cm">
          <draw:text-box>
            <text:p><text:span text:style-name="T2">br-int2</text:span></text:p>
          </draw:text-box>
        </draw:frame>
        <draw:custom-shape draw:style-name="gr70" draw:text-style-name="P1" draw:layer="layout" svg:width="1.524cm" svg:height="1.016cm" svg:x="21.59cm" svg:y="7.366cm">
          <text:p/>
          <draw:enhanced-geometry svg:viewBox="0 0 21600 21600" draw:type="rectangle" draw:enhanced-path="M 0 0 L 21600 0 21600 21600 0 21600 0 0 Z N"/>
        </draw:custom-shape>
        <draw:frame draw:style-name="gr46" draw:text-style-name="P5" draw:layer="layout" svg:width="1.628cm" svg:height="0.878cm" svg:x="21.59cm" svg:y="7.366cm">
          <draw:text-box>
            <text:p><text:span text:style-name="T2">gre2</text:span></text:p>
          </draw:text-box>
        </draw:frame>
        <draw:custom-shape draw:style-name="gr70" draw:text-style-name="P1" draw:layer="layout" svg:width="1.524cm" svg:height="1.016cm" svg:x="16.764cm" svg:y="7.366cm">
          <text:p/>
          <draw:enhanced-geometry svg:viewBox="0 0 21600 21600" draw:type="rectangle" draw:enhanced-path="M 0 0 L 21600 0 21600 21600 0 21600 0 0 Z N"/>
        </draw:custom-shape>
        <draw:frame draw:style-name="gr46" draw:text-style-name="P5" draw:layer="layout" svg:width="1.628cm" svg:height="0.878cm" svg:x="16.764cm" svg:y="7.366cm">
          <draw:text-box>
            <text:p><text:span text:style-name="T2">gre1</text:span></text:p>
          </draw:text-box>
        </draw:frame>
        <draw:line draw:style-name="gr3" draw:text-style-name="P4" draw:layer="layout" svg:x1="15.24cm" svg:y1="12.945cm" svg:x2="13.716cm" svg:y2="12.945cm">
          <text:p/>
        </draw:line>
        <draw:custom-shape draw:style-name="gr64" draw:text-style-name="P1" draw:layer="layout" svg:width="1.016cm" svg:height="1.016cm" svg:x="12.7cm" svg:y="12.437cm">
          <text:p/>
          <draw:enhanced-geometry svg:viewBox="0 0 21600 21600" draw:type="rectangle" draw:enhanced-path="M 0 0 L 21600 0 21600 21600 0 21600 0 0 Z N"/>
        </draw:custom-shape>
        <draw:frame draw:style-name="gr16" draw:text-style-name="P5" draw:layer="layout" svg:width="3.135cm" svg:height="0.878cm" svg:x="10.213cm" svg:y="13.845cm">
          <draw:text-box>
            <text:p><text:span text:style-name="T2">enp68s0f0</text:span></text:p>
          </draw:text-box>
        </draw:frame>
        <draw:line draw:style-name="gr3" draw:text-style-name="P4" draw:layer="layout" svg:x1="10.922cm" svg:y1="11.929cm" svg:x2="10.922cm" svg:y2="12.945cm">
          <text:p/>
        </draw:line>
        <draw:line draw:style-name="gr3" draw:text-style-name="P4" draw:layer="layout" svg:x1="12.7cm" svg:y1="12.945cm" svg:x2="10.922cm" svg:y2="12.945cm">
          <text:p/>
        </draw:line>
        <draw:custom-shape draw:style-name="gr64" draw:text-style-name="P1" draw:layer="layout" svg:width="1.016cm" svg:height="1.016cm" svg:x="15.24cm" svg:y="12.437cm">
          <text:p/>
          <draw:enhanced-geometry svg:viewBox="0 0 21600 21600" draw:type="rectangle" draw:enhanced-path="M 0 0 L 21600 0 21600 21600 0 21600 0 0 Z N"/>
        </draw:custom-shape>
        <draw:frame draw:style-name="gr16" draw:text-style-name="P5" draw:layer="layout" svg:width="3.135cm" svg:height="0.878cm" svg:x="15.407cm" svg:y="13.845cm">
          <draw:text-box>
            <text:p><text:span text:style-name="T2">enp68s0f0</text:span></text:p>
          </draw:text-box>
        </draw:frame>
        <draw:line draw:style-name="gr3" draw:text-style-name="P4" draw:layer="layout" svg:x1="21.336cm" svg:y1="11.929cm" svg:x2="21.336cm" svg:y2="12.945cm">
          <text:p/>
        </draw:line>
        <draw:line draw:style-name="gr3" draw:text-style-name="P4" draw:layer="layout" svg:x1="21.336cm" svg:y1="12.945cm" svg:x2="16.256cm" svg:y2="12.945cm">
          <text:p/>
        </draw:line>
        <draw:frame draw:style-name="gr24" draw:text-style-name="P11" draw:layer="layout" svg:width="2.813cm" svg:height="1.038cm" svg:x="20.555cm" svg:y="13.961cm">
          <draw:text-box>
            <text:p><text:span text:style-name="T4">host2</text:span></text:p>
          </draw:text-box>
        </draw:frame>
        <draw:frame draw:style-name="gr24" draw:text-style-name="P11" draw:layer="layout" svg:width="2.813cm" svg:height="1.038cm" svg:x="6.839cm" svg:y="13.961cm">
          <draw:text-box>
            <text:p><text:span text:style-name="T4">host1</text:span></text:p>
          </draw:text-box>
        </draw:frame>
        <draw:custom-shape draw:style-name="gr66" draw:text-style-name="P7" draw:layer="layout" svg:width="3.048cm" svg:height="1.27cm" svg:x="9.398cm" svg:y="10.913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9.899cm" svg:y="11.051cm">
          <draw:text-box>
            <text:p><text:span text:style-name="T2">br-tun</text:span></text:p>
          </draw:text-box>
        </draw:frame>
        <draw:custom-shape draw:style-name="gr66" draw:text-style-name="P7" draw:layer="layout" svg:width="3.048cm" svg:height="1.27cm" svg:x="19.812cm" svg:y="10.913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20.313cm" svg:y="11.051cm">
          <draw:text-box>
            <text:p><text:span text:style-name="T2">br-tun</text:span></text:p>
          </draw:text-box>
        </draw:frame>
        <draw:frame draw:style-name="gr68" draw:text-style-name="P9" draw:layer="layout" svg:width="3.364cm" svg:height="0.878cm" svg:x="6.535cm" svg:y="10.035cm">
          <draw:text-box>
            <text:p><text:span text:style-name="T3">192.168.1.11</text:span></text:p>
          </draw:text-box>
        </draw:frame>
        <draw:custom-shape draw:style-name="gr70" draw:text-style-name="P1" draw:layer="layout" svg:width="1.524cm" svg:height="1.016cm" svg:x="20.506cm" svg:y="9.897cm">
          <text:p/>
          <draw:enhanced-geometry svg:viewBox="0 0 21600 21600" draw:type="rectangle" draw:enhanced-path="M 0 0 L 21600 0 21600 21600 0 21600 0 0 Z N"/>
        </draw:custom-shape>
        <draw:frame draw:style-name="gr71" draw:text-style-name="P9" draw:layer="layout" svg:width="1.778cm" svg:height="0.878cm" svg:x="20.506cm" svg:y="10.035cm">
          <draw:text-box>
            <text:p><text:span text:style-name="T3">tep1</text:span></text:p>
          </draw:text-box>
        </draw:frame>
        <draw:custom-shape draw:style-name="gr70" draw:text-style-name="P1" draw:layer="layout" svg:width="1.524cm" svg:height="1.016cm" svg:x="10.16cm" svg:y="9.897cm">
          <text:p/>
          <draw:enhanced-geometry svg:viewBox="0 0 21600 21600" draw:type="rectangle" draw:enhanced-path="M 0 0 L 21600 0 21600 21600 0 21600 0 0 Z N"/>
        </draw:custom-shape>
        <draw:frame draw:style-name="gr71" draw:text-style-name="P9" draw:layer="layout" svg:width="1.778cm" svg:height="0.878cm" svg:x="10.16cm" svg:y="10.035cm">
          <draw:text-box>
            <text:p><text:span text:style-name="T3">tep1</text:span></text:p>
          </draw:text-box>
        </draw:frame>
        <draw:line draw:style-name="gr76" draw:text-style-name="P14" draw:layer="layout" svg:x1="8.89cm" svg:y1="8.382cm" svg:x2="10.922cm" svg:y2="10.035cm">
          <text:p/>
        </draw:line>
        <draw:line draw:style-name="gr78" draw:text-style-name="P14" draw:layer="layout" svg:x1="22.352cm" svg:y1="8.382cm" svg:x2="21.336cm" svg:y2="10.035cm">
          <text:p/>
        </draw:line>
        <draw:custom-shape draw:style-name="gr70" draw:text-style-name="P1" draw:layer="layout" svg:width="1.524cm" svg:height="1.016cm" svg:x="11.072cm" svg:y="7.366cm">
          <text:p/>
          <draw:enhanced-geometry svg:viewBox="0 0 21600 21600" draw:type="rectangle" draw:enhanced-path="M 0 0 L 21600 0 21600 21600 0 21600 0 0 Z N"/>
        </draw:custom-shape>
        <draw:frame draw:style-name="gr46" draw:text-style-name="P5" draw:layer="layout" svg:width="1.628cm" svg:height="0.878cm" svg:x="11.072cm" svg:y="7.504cm">
          <draw:text-box>
            <text:p><text:span text:style-name="T2">gre2</text:span></text:p>
          </draw:text-box>
        </draw:frame>
        <draw:line draw:style-name="gr78" draw:text-style-name="P14" draw:layer="layout" svg:x1="11.938cm" svg:y1="8.382cm" svg:x2="10.922cm" svg:y2="10.036cm">
          <text:p/>
        </draw:line>
        <draw:line draw:style-name="gr76" draw:text-style-name="P14" draw:layer="layout" svg:x1="17.526cm" svg:y1="8.382cm" svg:x2="21.336cm" svg:y2="10.035cm">
          <text:p/>
        </draw:line>
        <draw:frame draw:style-name="gr69" draw:text-style-name="P9" draw:layer="layout" svg:width="3.398cm" svg:height="0.878cm" svg:x="22.352cm" svg:y="10.035cm">
          <draw:text-box>
            <text:p><text:span text:style-name="T3">192.168.1.12</text:span></text:p>
          </draw:text-box>
        </draw:frame>
        <presentation:notes draw:style-name="dp2">
          <draw:page-thumbnail draw:style-name="gr20" draw:layer="layout" svg:width="18.624cm" svg:height="10.476cm" svg:x="1.482cm" svg:y="2.123cm" draw:page-number="15" presentation:class="page"/>
          <draw:frame presentation:style-name="pr1"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45"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47" draw:text-style-name="P7" draw:layer="layout" svg:width="1.999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8.121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8.636cm" svg:y2="6.096cm">
          <text:p/>
        </draw:line>
        <draw:frame draw:style-name="gr15" draw:text-style-name="P5" draw:layer="layout" svg:width="4.312cm" svg:height="0.878cm" svg:x="4.832cm" svg:y="12.838cm">
          <draw:text-box>
            <text:p><text:span text:style-name="T2">IP Masquerade</text:span></text:p>
          </draw:text-box>
        </draw:frame>
        <draw:line draw:style-name="gr45" draw:text-style-name="P4" draw:layer="layout" svg:x1="9.144cm" svg:y1="7.366cm" svg:x2="9.144cm" svg:y2="12.954cm">
          <text:p/>
        </draw:line>
        <draw:line draw:style-name="gr45" draw:text-style-name="P4" draw:layer="layout" svg:x1="13.716cm" svg:y1="12.954cm" svg:x2="9.144cm" svg:y2="12.954cm">
          <text:p/>
        </draw:line>
        <draw:line draw:style-name="gr3" draw:text-style-name="P4" draw:layer="layout" svg:x1="5.842cm" svg:y1="11.684cm" svg:x2="4.318cm" svg:y2="11.684cm">
          <text:p/>
        </draw:line>
        <draw:custom-shape draw:style-name="gr12" draw:text-style-name="P8" draw:layer="layout" svg:width="2.794cm" svg:height="2.032cm" svg:x="10.634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0.809cm" svg:y="2.932cm">
          <draw:text-box>
            <text:p><text:span text:style-name="T2">vm2.sh</text:span></text:p>
          </draw:text-box>
        </draw:frame>
        <draw:frame draw:style-name="gr21" draw:text-style-name="P9" draw:layer="layout" svg:width="2.847cm" svg:height="0.878cm" svg:x="10.615cm" svg:y="3.81cm">
          <draw:text-box>
            <text:p><text:span text:style-name="T3">10.90.0.12</text:span></text:p>
          </draw:text-box>
        </draw:frame>
        <draw:line draw:style-name="gr3" draw:text-style-name="P4" draw:layer="layout" svg:x1="11.938cm" svg:y1="4.826cm" svg:x2="11.938cm" svg:y2="6.096cm">
          <text:p/>
        </draw:line>
        <draw:custom-shape draw:style-name="gr48" draw:text-style-name="P7" draw:layer="layout" svg:width="2.286cm" svg:height="1.27cm" svg:x="16.51cm" svg:y="6.096cm">
          <text:p/>
          <draw:enhanced-geometry svg:viewBox="0 0 21600 21600" draw:mirror-horizontal="false" draw:mirror-vertical="false" draw:type="rectangle" draw:enhanced-path="M 0 0 L 21600 0 21600 21600 0 21600 0 0 Z N"/>
        </draw:custom-shape>
        <draw:line draw:style-name="gr45" draw:text-style-name="P4" draw:layer="layout" svg:x1="17.272cm" svg:y1="7.366cm" svg:x2="17.272cm" svg:y2="12.954cm">
          <text:p/>
        </draw:line>
        <draw:line draw:style-name="gr45" draw:text-style-name="P4" draw:layer="layout" svg:x1="17.272cm" svg:y1="12.954cm" svg:x2="15.24cm" svg:y2="12.954cm">
          <text:p/>
        </draw:line>
        <draw:frame draw:style-name="gr11" draw:text-style-name="P5" draw:layer="layout" svg:width="1.785cm" svg:height="0.878cm" svg:x="16.764cm" svg:y="6.234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19.304cm" svg:y1="4.826cm" svg:x2="18.542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4" draw:text-style-name="P1" draw:layer="layout" svg:width="2.032cm" svg:height="1.27cm" svg:x="22.0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2.353cm" svg:y="8.89cm">
          <draw:text-box>
            <text:p><text:span text:style-name="T2">xif2</text:span></text:p>
          </draw:text-box>
        </draw:frame>
        <draw:frame draw:style-name="gr21" draw:text-style-name="P9" draw:layer="layout" svg:width="2.847cm" svg:height="0.878cm" svg:x="21.812cm" svg:y="10.16cm">
          <draw:text-box>
            <text:p><text:span text:style-name="T3">10.90.0.22</text:span></text:p>
          </draw:text-box>
        </draw:frame>
        <draw:frame draw:style-name="gr14" draw:text-style-name="P9" draw:layer="layout" svg:width="2.813cm" svg:height="0.878cm" svg:x="3.302cm" svg:y="7.366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line draw:style-name="gr25" draw:text-style-name="P4" draw:layer="layout" svg:x1="18.542cm" svg:y1="1.27cm" svg:x2="17.272cm" svg:y2="2.032cm">
          <text:p/>
        </draw:line>
        <draw:frame draw:style-name="gr46" draw:text-style-name="P5" draw:layer="layout" svg:width="1.628cm" svg:height="0.878cm" svg:x="7.112cm" svg:y="7.874cm">
          <draw:text-box>
            <text:p><text:span text:style-name="T2">gre1</text:span></text:p>
          </draw:text-box>
        </draw:frame>
        <draw:line draw:style-name="gr49" draw:text-style-name="P4" draw:layer="layout" svg:x1="11.938cm" svg:y1="7.366cm" svg:x2="11.938cm" svg:y2="11.43cm">
          <text:p/>
        </draw:line>
        <draw:custom-shape draw:style-name="gr48" draw:text-style-name="P7" draw:layer="layout" svg:width="2.286cm" svg:height="1.27cm" svg:x="10.668cm" svg:y="6.096cm">
          <text:p/>
          <draw:enhanced-geometry svg:viewBox="0 0 21600 21600" draw:mirror-horizontal="false" draw:mirror-vertical="false" draw:type="rectangle" draw:enhanced-path="M 0 0 L 21600 0 21600 21600 0 21600 0 0 Z N"/>
        </draw:custom-shape>
        <draw:frame draw:style-name="gr50" draw:text-style-name="P5" draw:layer="layout" svg:width="2.098cm" svg:height="0.878cm" svg:x="10.856cm" svg:y="6.191cm">
          <draw:text-box>
            <text:p><text:span text:style-name="T2">br-int2</text:span></text:p>
          </draw:text-box>
        </draw:frame>
        <draw:custom-shape draw:style-name="gr48" draw:text-style-name="P7" draw:layer="layout" svg:width="2.286cm" svg:height="1.27cm" svg:x="21.082cm" svg:y="6.096cm">
          <text:p/>
          <draw:enhanced-geometry svg:viewBox="0 0 21600 21600" draw:mirror-horizontal="false" draw:mirror-vertical="false" draw:type="rectangle" draw:enhanced-path="M 0 0 L 21600 0 21600 21600 0 21600 0 0 Z N"/>
        </draw:custom-shape>
        <draw:frame draw:style-name="gr50" draw:text-style-name="P5" draw:layer="layout" svg:width="2.098cm" svg:height="0.878cm" svg:x="21.27cm" svg:y="6.191cm">
          <draw:text-box>
            <text:p><text:span text:style-name="T2">br-int2</text:span></text:p>
          </draw:text-box>
        </draw:frame>
        <draw:line draw:style-name="gr49" draw:text-style-name="P4" draw:layer="layout" svg:x1="21.59cm" svg:y1="11.43cm" svg:x2="11.938cm" svg:y2="11.43cm">
          <text:p/>
        </draw:line>
        <draw:line draw:style-name="gr49" draw:text-style-name="P4" draw:layer="layout" svg:x1="21.59cm" svg:y1="7.366cm" svg:x2="21.59cm" svg:y2="11.43cm">
          <text:p/>
        </draw:line>
        <draw:frame draw:style-name="gr46" draw:text-style-name="P5" draw:layer="layout" svg:width="1.628cm" svg:height="0.878cm" svg:x="10.056cm" svg:y="7.874cm">
          <draw:text-box>
            <text:p><text:span text:style-name="T2">gre2</text:span></text:p>
          </draw:text-box>
        </draw:frame>
        <draw:frame draw:style-name="gr46" draw:text-style-name="P5" draw:layer="layout" svg:width="1.628cm" svg:height="0.878cm" svg:x="19.812cm" svg:y="7.874cm">
          <draw:text-box>
            <text:p><text:span text:style-name="T2">gre2</text:span></text:p>
          </draw:text-box>
        </draw:frame>
        <draw:frame draw:style-name="gr46" draw:text-style-name="P5" draw:layer="layout" svg:width="1.628cm" svg:height="0.878cm" svg:x="15.494cm" svg:y="7.874cm">
          <draw:text-box>
            <text:p><text:span text:style-name="T2">gre1</text:span></text:p>
          </draw:text-box>
        </draw:frame>
        <presentation:notes draw:style-name="dp2">
          <draw:page-thumbnail draw:style-name="gr20" draw:layer="layout" svg:width="18.624cm" svg:height="10.476cm" svg:x="1.482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79" draw:text-style-name="P25" draw:layer="layout" svg:width="0.762cm" svg:height="5.84cm" draw:transform="rotate (-1.57760311087767) translate (13.211cm 13.462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1" draw:layer="layout" svg:width="8.89cm" svg:height="11.304cm" svg:x="9.398cm" svg:y="2.158cm">
          <text:p/>
          <draw:enhanced-geometry svg:viewBox="0 0 21600 21600" draw:type="rectangle" draw:enhanced-path="M 0 0 L 21600 0 21600 21600 0 21600 0 0 Z N"/>
        </draw:custom-shape>
        <draw:custom-shape draw:style-name="gr80" draw:text-style-name="P1" draw:layer="layout" svg:width="8.89cm" svg:height="11.304cm" svg:x="18.542cm" svg:y="2.158cm">
          <text:p/>
          <draw:enhanced-geometry svg:viewBox="0 0 21600 21600" draw:type="rectangle" draw:enhanced-path="M 0 0 L 21600 0 21600 21600 0 21600 0 0 Z N"/>
        </draw:custom-shape>
        <draw:custom-shape draw:style-name="gr80" draw:text-style-name="P1" draw:layer="layout" svg:width="8.89cm" svg:height="11.304cm" svg:x="0.254cm" svg:y="2.158cm">
          <text:p/>
          <draw:enhanced-geometry svg:viewBox="0 0 21600 21600" draw:type="rectangle" draw:enhanced-path="M 0 0 L 21600 0 21600 21600 0 21600 0 0 Z N"/>
        </draw:custom-shape>
        <draw:custom-shape draw:style-name="gr2" draw:text-style-name="P3" draw:layer="layout" svg:width="3.048cm" svg:height="1.27cm" svg:x="0.327cm" svg:y="0.3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1.851cm" svg:y1="1.65cm" svg:x2="1.851cm" svg:y2="2.158cm">
          <text:p/>
        </draw:line>
        <draw:frame draw:style-name="gr5" draw:text-style-name="P5" draw:layer="layout" svg:width="1.755cm" svg:height="0.878cm" svg:x="0.888cm" svg:y="2.296cm">
          <draw:text-box>
            <text:p><text:span text:style-name="T2">eno1</text:span></text:p>
          </draw:text-box>
        </draw:frame>
        <draw:line draw:style-name="gr3" draw:text-style-name="P4" draw:layer="layout" svg:x1="1.524cm" svg:y1="3.428cm" svg:x2="1.524cm" svg:y2="5.842cm">
          <text:p/>
        </draw:line>
        <draw:custom-shape draw:style-name="gr81" draw:text-style-name="P6" draw:layer="layout" svg:width="1.016cm" svg:height="1.016cm" svg:x="1.016cm" svg:y="5.842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2.721cm" svg:y1="6.35cm" svg:x2="1.778cm" svg:y2="6.35cm">
          <text:p/>
        </draw:line>
        <draw:line draw:style-name="gr3" draw:text-style-name="P4" draw:layer="layout" svg:x1="4.826cm" svg:y1="6.35cm" svg:x2="3.883cm" svg:y2="6.35cm">
          <text:p/>
        </draw:line>
        <draw:custom-shape draw:style-name="gr82" draw:text-style-name="P1" draw:layer="layout" svg:width="1.533cm" svg:height="1.016cm" svg:x="2.54cm" svg:y="5.842cm">
          <text:p/>
          <draw:enhanced-geometry svg:viewBox="0 0 21600 21600" draw:type="rectangle" draw:enhanced-path="M 0 0 L 21600 0 21600 21600 0 21600 0 0 Z N"/>
        </draw:custom-shape>
        <draw:frame draw:style-name="gr9" draw:text-style-name="P5" draw:layer="layout" svg:width="1.535cm" svg:height="0.878cm" svg:x="2.538cm" svg:y="5.842cm">
          <draw:text-box>
            <text:p><text:span text:style-name="T2">gw1</text:span></text:p>
          </draw:text-box>
        </draw:frame>
        <draw:custom-shape draw:style-name="gr83" draw:text-style-name="P7" draw:layer="layout" svg:width="4.318cm" svg:height="1.016cm" svg:x="4.572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5.842cm" svg:y="5.842cm">
          <draw:text-box>
            <text:p><text:span text:style-name="T2">br-int</text:span></text:p>
          </draw:text-box>
        </draw:frame>
        <draw:custom-shape draw:style-name="gr12" draw:text-style-name="P8" draw:layer="layout" svg:width="2.794cm" svg:height="2.032cm" svg:x="5.099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5.274cm" svg:y="2.804cm">
          <draw:text-box>
            <text:p><text:span text:style-name="T2">vm1.sh</text:span></text:p>
          </draw:text-box>
        </draw:frame>
        <draw:frame draw:style-name="gr14" draw:text-style-name="P9" draw:layer="layout" svg:width="2.813cm" svg:height="0.878cm" svg:x="5.08cm" svg:y="3.682cm">
          <draw:text-box>
            <text:p><text:span text:style-name="T3">10.90.0.11</text:span></text:p>
          </draw:text-box>
        </draw:frame>
        <draw:line draw:style-name="gr3" draw:text-style-name="P4" draw:layer="layout" svg:x1="6.604cm" svg:y1="4.698cm" svg:x2="6.604cm" svg:y2="5.842cm">
          <text:p/>
        </draw:line>
        <draw:frame draw:style-name="gr15" draw:text-style-name="P5" draw:layer="layout" svg:width="4.312cm" svg:height="0.878cm" svg:x="0.508cm" svg:y="8.012cm">
          <draw:text-box>
            <text:p><text:span text:style-name="T2">IP Masquerade</text:span></text:p>
          </draw:text-box>
        </draw:frame>
        <draw:custom-shape draw:style-name="gr70" draw:text-style-name="P1" draw:layer="layout" svg:width="1.524cm" svg:height="1.016cm" svg:x="19.05cm" svg:y="5.842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19.05cm" svg:y="5.842cm">
          <draw:text-box>
            <text:p><text:span text:style-name="T2">locif</text:span></text:p>
          </draw:text-box>
        </draw:frame>
        <draw:frame draw:style-name="gr21" draw:text-style-name="P26" draw:layer="layout" svg:width="2.847cm" svg:height="0.878cm" svg:x="9.398cm" svg:y="4.964cm">
          <draw:text-box>
            <text:p><text:span text:style-name="T1">10.90.0.22</text:span></text:p>
          </draw:text-box>
        </draw:frame>
        <draw:frame draw:style-name="gr14" draw:text-style-name="P27" draw:layer="layout" svg:width="2.813cm" svg:height="0.878cm" svg:x="2.032cm" svg:y="4.964cm">
          <draw:text-box>
            <text:p><text:span text:style-name="T11">10.90.0.1</text:span></text:p>
          </draw:text-box>
        </draw:frame>
        <draw:frame draw:style-name="gr22" draw:text-style-name="P26" draw:layer="layout" svg:width="3.673cm" svg:height="0.878cm" svg:x="1.426cm" svg:y="3.471cm">
          <draw:text-box>
            <text:p><text:span text:style-name="T1">10.100.20.51</text:span></text:p>
          </draw:text-box>
        </draw:frame>
        <draw:custom-shape draw:style-name="gr4" draw:text-style-name="P1" draw:layer="layout" svg:width="2.032cm" svg:height="1.27cm" svg:x="0.611cm" svg:y="2.201cm">
          <text:p/>
          <draw:enhanced-geometry svg:viewBox="0 0 21600 21600" draw:type="rectangle" draw:enhanced-path="M 0 0 L 21600 0 21600 21600 0 21600 0 0 Z N"/>
        </draw:custom-shape>
        <draw:frame draw:style-name="gr5" draw:text-style-name="P5" draw:layer="layout" svg:width="1.755cm" svg:height="0.878cm" svg:x="0.717cm" svg:y="2.211cm">
          <draw:text-box>
            <text:p><text:span text:style-name="T2">ens3</text:span></text:p>
          </draw:text-box>
        </draw:frame>
        <draw:frame draw:style-name="gr24" draw:text-style-name="P11" draw:layer="layout" svg:width="2.813cm" svg:height="1.038cm" svg:x="12.681cm" svg:y="1.016cm">
          <draw:text-box>
            <text:p><text:span text:style-name="T4">host2</text:span></text:p>
          </draw:text-box>
        </draw:frame>
        <draw:custom-shape draw:style-name="gr70" draw:text-style-name="P1" draw:layer="layout" svg:width="1.524cm" svg:height="1.016cm" svg:x="7.112cm" svg:y="6.858cm">
          <text:p/>
          <draw:enhanced-geometry svg:viewBox="0 0 21600 21600" draw:type="rectangle" draw:enhanced-path="M 0 0 L 21600 0 21600 21600 0 21600 0 0 Z N"/>
        </draw:custom-shape>
        <draw:frame draw:style-name="gr46" draw:text-style-name="P5" draw:layer="layout" svg:width="1.628cm" svg:height="0.878cm" svg:x="7.048cm" svg:y="6.996cm">
          <draw:text-box>
            <text:p><text:span text:style-name="T2">gre1</text:span></text:p>
          </draw:text-box>
        </draw:frame>
        <draw:frame draw:style-name="gr24" draw:text-style-name="P11" draw:layer="layout" svg:width="2.813cm" svg:height="1.038cm" svg:x="22.098cm" svg:y="1.016cm">
          <draw:text-box>
            <text:p><text:span text:style-name="T4">host3</text:span></text:p>
          </draw:text-box>
        </draw:frame>
        <draw:frame draw:style-name="gr24" draw:text-style-name="P11" draw:layer="layout" svg:width="2.813cm" svg:height="1.038cm" svg:x="4.318cm" svg:y="1.016cm">
          <draw:text-box>
            <text:p><text:span text:style-name="T4">host1</text:span></text:p>
          </draw:text-box>
        </draw:frame>
        <draw:line draw:style-name="gr3" draw:text-style-name="P4" draw:layer="layout" svg:x1="21.336cm" svg:y1="6.35cm" svg:x2="20.574cm" svg:y2="6.35cm">
          <text:p/>
        </draw:line>
        <draw:custom-shape draw:style-name="gr83" draw:text-style-name="P7" draw:layer="layout" svg:width="4.318cm" svg:height="1.016cm" svg:x="21.082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22.352cm" svg:y="5.842cm">
          <draw:text-box>
            <text:p><text:span text:style-name="T2">br-int</text:span></text:p>
          </draw:text-box>
        </draw:frame>
        <draw:custom-shape draw:style-name="gr12" draw:text-style-name="P8" draw:layer="layout" svg:width="2.794cm" svg:height="2.032cm" svg:x="21.905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2.08cm" svg:y="2.804cm">
          <draw:text-box>
            <text:p><text:span text:style-name="T2">vm3.sh</text:span></text:p>
          </draw:text-box>
        </draw:frame>
        <draw:frame draw:style-name="gr21" draw:text-style-name="P9" draw:layer="layout" svg:width="2.847cm" svg:height="0.878cm" svg:x="21.886cm" svg:y="3.682cm">
          <draw:text-box>
            <text:p><text:span text:style-name="T3">10.90.0.13</text:span></text:p>
          </draw:text-box>
        </draw:frame>
        <draw:line draw:style-name="gr3" draw:text-style-name="P4" draw:layer="layout" svg:x1="23.323cm" svg:y1="4.698cm" svg:x2="23.323cm" svg:y2="5.842cm">
          <text:p/>
        </draw:line>
        <draw:custom-shape draw:style-name="gr70" draw:text-style-name="P1" draw:layer="layout" svg:width="1.524cm" svg:height="1.016cm" svg:x="21.336cm" svg:y="6.858cm">
          <text:p/>
          <draw:enhanced-geometry svg:viewBox="0 0 21600 21600" draw:type="rectangle" draw:enhanced-path="M 0 0 L 21600 0 21600 21600 0 21600 0 0 Z N"/>
        </draw:custom-shape>
        <draw:frame draw:style-name="gr46" draw:text-style-name="P5" draw:layer="layout" svg:width="1.628cm" svg:height="0.878cm" svg:x="21.336cm" svg:y="6.996cm">
          <draw:text-box>
            <text:p><text:span text:style-name="T2">gre2</text:span></text:p>
          </draw:text-box>
        </draw:frame>
        <draw:custom-shape draw:style-name="gr70" draw:text-style-name="P1" draw:layer="layout" svg:width="1.524cm" svg:height="1.016cm" svg:x="9.906cm" svg:y="5.842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9.906cm" svg:y="5.842cm">
          <draw:text-box>
            <text:p><text:span text:style-name="T2">locif</text:span></text:p>
          </draw:text-box>
        </draw:frame>
        <draw:line draw:style-name="gr3" draw:text-style-name="P4" draw:layer="layout" svg:x1="12.192cm" svg:y1="6.35cm" svg:x2="11.43cm" svg:y2="6.35cm">
          <text:p/>
        </draw:line>
        <draw:custom-shape draw:style-name="gr83" draw:text-style-name="P7" draw:layer="layout" svg:width="4.318cm" svg:height="1.016cm" svg:x="11.938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13.208cm" svg:y="5.842cm">
          <draw:text-box>
            <text:p><text:span text:style-name="T2">br-int</text:span></text:p>
          </draw:text-box>
        </draw:frame>
        <draw:custom-shape draw:style-name="gr12" draw:text-style-name="P8" draw:layer="layout" svg:width="2.794cm" svg:height="2.032cm" svg:x="12.761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2.936cm" svg:y="2.804cm">
          <draw:text-box>
            <text:p><text:span text:style-name="T2">vm2.sh</text:span></text:p>
          </draw:text-box>
        </draw:frame>
        <draw:frame draw:style-name="gr21" draw:text-style-name="P9" draw:layer="layout" svg:width="2.847cm" svg:height="0.878cm" svg:x="12.742cm" svg:y="3.682cm">
          <draw:text-box>
            <text:p><text:span text:style-name="T3">10.90.0.12</text:span></text:p>
          </draw:text-box>
        </draw:frame>
        <draw:line draw:style-name="gr3" draw:text-style-name="P4" draw:layer="layout" svg:x1="14.179cm" svg:y1="4.698cm" svg:x2="14.179cm" svg:y2="5.842cm">
          <text:p/>
        </draw:line>
        <draw:custom-shape draw:style-name="gr70" draw:text-style-name="P1" draw:layer="layout" svg:width="1.524cm" svg:height="1.016cm" svg:x="14.628cm" svg:y="6.858cm">
          <text:p/>
          <draw:enhanced-geometry svg:viewBox="0 0 21600 21600" draw:type="rectangle" draw:enhanced-path="M 0 0 L 21600 0 21600 21600 0 21600 0 0 Z N"/>
        </draw:custom-shape>
        <draw:frame draw:style-name="gr46" draw:text-style-name="P5" draw:layer="layout" svg:width="1.628cm" svg:height="0.878cm" svg:x="14.628cm" svg:y="6.996cm">
          <draw:text-box>
            <text:p><text:span text:style-name="T2">gre2</text:span></text:p>
          </draw:text-box>
        </draw:frame>
        <draw:custom-shape draw:style-name="gr70" draw:text-style-name="P1" draw:layer="layout" svg:width="1.524cm" svg:height="1.016cm" svg:x="12.152cm" svg:y="6.858cm">
          <text:p/>
          <draw:enhanced-geometry svg:viewBox="0 0 21600 21600" draw:type="rectangle" draw:enhanced-path="M 0 0 L 21600 0 21600 21600 0 21600 0 0 Z N"/>
        </draw:custom-shape>
        <draw:frame draw:style-name="gr46" draw:text-style-name="P5" draw:layer="layout" svg:width="1.628cm" svg:height="0.878cm" svg:x="12.088cm" svg:y="6.996cm">
          <draw:text-box>
            <text:p><text:span text:style-name="T2">gre1</text:span></text:p>
          </draw:text-box>
        </draw:frame>
        <draw:custom-shape draw:style-name="gr4" draw:text-style-name="P1" draw:layer="layout" svg:width="2.032cm" svg:height="1.27cm" svg:x="9.652cm" svg:y="2.158cm">
          <text:p/>
          <draw:enhanced-geometry svg:viewBox="0 0 21600 21600" draw:type="rectangle" draw:enhanced-path="M 0 0 L 21600 0 21600 21600 0 21600 0 0 Z N"/>
        </draw:custom-shape>
        <draw:custom-shape draw:style-name="gr4" draw:text-style-name="P1" draw:layer="layout" svg:width="2.032cm" svg:height="1.27cm" svg:x="18.796cm" svg:y="2.158cm">
          <text:p/>
          <draw:enhanced-geometry svg:viewBox="0 0 21600 21600" draw:type="rectangle" draw:enhanced-path="M 0 0 L 21600 0 21600 21600 0 21600 0 0 Z N"/>
        </draw:custom-shape>
        <draw:frame draw:style-name="gr5" draw:text-style-name="P5" draw:layer="layout" svg:width="1.755cm" svg:height="0.878cm" svg:x="9.929cm" svg:y="2.286cm">
          <draw:text-box>
            <text:p><text:span text:style-name="T2">ens3</text:span></text:p>
          </draw:text-box>
        </draw:frame>
        <draw:frame draw:style-name="gr5" draw:text-style-name="P5" draw:layer="layout" svg:width="1.755cm" svg:height="0.878cm" svg:x="19.073cm" svg:y="2.17cm">
          <draw:text-box>
            <text:p><text:span text:style-name="T2">ens3</text:span></text:p>
          </draw:text-box>
        </draw:frame>
        <draw:line draw:style-name="gr3" draw:text-style-name="P4" draw:layer="layout" svg:x1="3.302cm" svg:y1="0.762cm" svg:x2="19.812cm" svg:y2="0.762cm">
          <text:p/>
        </draw:line>
        <draw:line draw:style-name="gr3" draw:text-style-name="P4" draw:layer="layout" svg:x1="10.668cm" svg:y1="0.762cm" svg:x2="10.668cm" svg:y2="2.16cm">
          <text:p/>
        </draw:line>
        <draw:line draw:style-name="gr3" draw:text-style-name="P4" draw:layer="layout" svg:x1="19.812cm" svg:y1="0.772cm" svg:x2="19.812cm" svg:y2="2.17cm">
          <text:p/>
        </draw:line>
        <draw:frame draw:style-name="gr22" draw:text-style-name="P26" draw:layer="layout" svg:width="3.673cm" svg:height="0.878cm" svg:x="9.535cm" svg:y="3.428cm">
          <draw:text-box>
            <text:p><text:span text:style-name="T1">10.100.20.52</text:span></text:p>
          </draw:text-box>
        </draw:frame>
        <draw:frame draw:style-name="gr22" draw:text-style-name="P26" draw:layer="layout" svg:width="3.673cm" svg:height="0.878cm" svg:x="18.542cm" svg:y="3.44cm">
          <draw:text-box>
            <text:p><text:span text:style-name="T1">10.100.20.53</text:span></text:p>
          </draw:text-box>
        </draw:frame>
        <draw:frame draw:style-name="gr21" draw:text-style-name="P26" draw:layer="layout" svg:width="2.847cm" svg:height="0.878cm" svg:x="18.489cm" svg:y="4.964cm">
          <draw:text-box>
            <text:p><text:span text:style-name="T1">10.90.0.23</text:span></text:p>
          </draw:text-box>
        </draw:frame>
        <draw:custom-shape draw:style-name="gr84" draw:text-style-name="P25" draw:layer="layout" svg:width="0.762cm" svg:height="6.35cm" svg:x="7.366cm" svg:y="7.874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4" draw:text-style-name="P25" draw:layer="layout" svg:width="0.762cm" svg:height="6.35cm" svg:x="12.446cm" svg:y="7.874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28" draw:layer="layout" svg:width="0.762cm" svg:height="6.401cm" svg:x="14.986cm" svg:y="7.873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6" draw:text-style-name="P28" draw:layer="layout" svg:width="0.762cm" svg:height="7.364cm" draw:transform="rotate (-1.56695660244051) translate (22.351cm 13.473cm)">
          <text:p/>
          <draw:enhanced-geometry svg:viewBox="0 0 88 21600" draw:mirror-horizontal="false" draw:mirror-vertical="false"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7" draw:text-style-name="P28" draw:layer="layout" svg:width="0.762cm" svg:height="6.4cm" svg:x="21.59cm" svg:y="7.874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0" draw:layer="layout" svg:width="18.624cm" svg:height="10.476cm" svg:x="1.482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80" draw:text-style-name="P1" draw:layer="layout" svg:width="8.89cm" svg:height="11.304cm" svg:x="9.398cm" svg:y="2.158cm">
          <text:p/>
          <draw:enhanced-geometry svg:viewBox="0 0 21600 21600" draw:type="rectangle" draw:enhanced-path="M 0 0 L 21600 0 21600 21600 0 21600 0 0 Z N"/>
        </draw:custom-shape>
        <draw:custom-shape draw:style-name="gr80" draw:text-style-name="P1" draw:layer="layout" svg:width="8.89cm" svg:height="11.304cm" svg:x="18.542cm" svg:y="2.158cm">
          <text:p/>
          <draw:enhanced-geometry svg:viewBox="0 0 21600 21600" draw:type="rectangle" draw:enhanced-path="M 0 0 L 21600 0 21600 21600 0 21600 0 0 Z N"/>
        </draw:custom-shape>
        <draw:custom-shape draw:style-name="gr80" draw:text-style-name="P1" draw:layer="layout" svg:width="8.89cm" svg:height="11.304cm" svg:x="0.254cm" svg:y="2.158cm">
          <text:p/>
          <draw:enhanced-geometry svg:viewBox="0 0 21600 21600" draw:type="rectangle" draw:enhanced-path="M 0 0 L 21600 0 21600 21600 0 21600 0 0 Z N"/>
        </draw:custom-shape>
        <draw:custom-shape draw:style-name="gr2" draw:text-style-name="P3" draw:layer="layout" svg:width="3.048cm" svg:height="1.27cm" svg:x="0.327cm" svg:y="0.3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1.851cm" svg:y1="1.65cm" svg:x2="1.851cm" svg:y2="2.158cm">
          <text:p/>
        </draw:line>
        <draw:frame draw:style-name="gr5" draw:text-style-name="P5" draw:layer="layout" svg:width="1.755cm" svg:height="0.878cm" svg:x="0.888cm" svg:y="2.296cm">
          <draw:text-box>
            <text:p><text:span text:style-name="T2">eno1</text:span></text:p>
          </draw:text-box>
        </draw:frame>
        <draw:line draw:style-name="gr3" draw:text-style-name="P4" draw:layer="layout" svg:x1="1.524cm" svg:y1="3.428cm" svg:x2="1.524cm" svg:y2="5.842cm">
          <text:p/>
        </draw:line>
        <draw:custom-shape draw:style-name="gr81" draw:text-style-name="P6" draw:layer="layout" svg:width="1.016cm" svg:height="1.016cm" svg:x="1.016cm" svg:y="5.842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2.721cm" svg:y1="6.35cm" svg:x2="1.778cm" svg:y2="6.35cm">
          <text:p/>
        </draw:line>
        <draw:line draw:style-name="gr3" draw:text-style-name="P4" draw:layer="layout" svg:x1="4.826cm" svg:y1="6.35cm" svg:x2="3.883cm" svg:y2="6.35cm">
          <text:p/>
        </draw:line>
        <draw:custom-shape draw:style-name="gr82" draw:text-style-name="P1" draw:layer="layout" svg:width="1.533cm" svg:height="1.016cm" svg:x="2.54cm" svg:y="5.842cm">
          <text:p/>
          <draw:enhanced-geometry svg:viewBox="0 0 21600 21600" draw:type="rectangle" draw:enhanced-path="M 0 0 L 21600 0 21600 21600 0 21600 0 0 Z N"/>
        </draw:custom-shape>
        <draw:frame draw:style-name="gr9" draw:text-style-name="P5" draw:layer="layout" svg:width="1.535cm" svg:height="0.878cm" svg:x="2.538cm" svg:y="5.842cm">
          <draw:text-box>
            <text:p><text:span text:style-name="T2">gw1</text:span></text:p>
          </draw:text-box>
        </draw:frame>
        <draw:custom-shape draw:style-name="gr83" draw:text-style-name="P7" draw:layer="layout" svg:width="4.318cm" svg:height="1.016cm" svg:x="4.572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5.842cm" svg:y="5.842cm">
          <draw:text-box>
            <text:p><text:span text:style-name="T2">br-int</text:span></text:p>
          </draw:text-box>
        </draw:frame>
        <draw:custom-shape draw:style-name="gr12" draw:text-style-name="P8" draw:layer="layout" svg:width="2.794cm" svg:height="2.032cm" svg:x="5.099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5.274cm" svg:y="2.804cm">
          <draw:text-box>
            <text:p><text:span text:style-name="T2">vm1.sh</text:span></text:p>
          </draw:text-box>
        </draw:frame>
        <draw:frame draw:style-name="gr14" draw:text-style-name="P9" draw:layer="layout" svg:width="2.813cm" svg:height="0.878cm" svg:x="5.08cm" svg:y="3.682cm">
          <draw:text-box>
            <text:p><text:span text:style-name="T3">10.90.0.11</text:span></text:p>
          </draw:text-box>
        </draw:frame>
        <draw:line draw:style-name="gr3" draw:text-style-name="P4" draw:layer="layout" svg:x1="6.604cm" svg:y1="4.698cm" svg:x2="6.604cm" svg:y2="5.842cm">
          <text:p/>
        </draw:line>
        <draw:frame draw:style-name="gr15" draw:text-style-name="P5" draw:layer="layout" svg:width="4.312cm" svg:height="0.878cm" svg:x="0.508cm" svg:y="8.012cm">
          <draw:text-box>
            <text:p><text:span text:style-name="T2">IP Masquerade</text:span></text:p>
          </draw:text-box>
        </draw:frame>
        <draw:custom-shape draw:style-name="gr70" draw:text-style-name="P1" draw:layer="layout" svg:width="1.524cm" svg:height="1.016cm" svg:x="19.05cm" svg:y="5.842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19.05cm" svg:y="5.842cm">
          <draw:text-box>
            <text:p><text:span text:style-name="T2">locif</text:span></text:p>
          </draw:text-box>
        </draw:frame>
        <draw:frame draw:style-name="gr21" draw:text-style-name="P26" draw:layer="layout" svg:width="2.847cm" svg:height="0.878cm" svg:x="9.398cm" svg:y="4.964cm">
          <draw:text-box>
            <text:p><text:span text:style-name="T1">10.90.0.22</text:span></text:p>
          </draw:text-box>
        </draw:frame>
        <draw:frame draw:style-name="gr14" draw:text-style-name="P27" draw:layer="layout" svg:width="2.813cm" svg:height="0.878cm" svg:x="2.032cm" svg:y="4.964cm">
          <draw:text-box>
            <text:p><text:span text:style-name="T11">10.90.0.1</text:span></text:p>
          </draw:text-box>
        </draw:frame>
        <draw:frame draw:style-name="gr22" draw:text-style-name="P26" draw:layer="layout" svg:width="3.673cm" svg:height="0.878cm" svg:x="1.426cm" svg:y="3.471cm">
          <draw:text-box>
            <text:p><text:span text:style-name="T1">10.100.20.51</text:span></text:p>
          </draw:text-box>
        </draw:frame>
        <draw:custom-shape draw:style-name="gr4" draw:text-style-name="P1" draw:layer="layout" svg:width="2.032cm" svg:height="1.27cm" svg:x="0.611cm" svg:y="2.201cm">
          <text:p/>
          <draw:enhanced-geometry svg:viewBox="0 0 21600 21600" draw:type="rectangle" draw:enhanced-path="M 0 0 L 21600 0 21600 21600 0 21600 0 0 Z N"/>
        </draw:custom-shape>
        <draw:frame draw:style-name="gr5" draw:text-style-name="P5" draw:layer="layout" svg:width="1.755cm" svg:height="0.878cm" svg:x="0.717cm" svg:y="2.211cm">
          <draw:text-box>
            <text:p><text:span text:style-name="T2">ens3</text:span></text:p>
          </draw:text-box>
        </draw:frame>
        <draw:frame draw:style-name="gr24" draw:text-style-name="P11" draw:layer="layout" svg:width="2.813cm" svg:height="1.038cm" svg:x="12.681cm" svg:y="1.016cm">
          <draw:text-box>
            <text:p><text:span text:style-name="T4">host2</text:span></text:p>
          </draw:text-box>
        </draw:frame>
        <draw:custom-shape draw:style-name="gr70" draw:text-style-name="P1" draw:layer="layout" svg:width="1.524cm" svg:height="1.016cm" svg:x="7.112cm" svg:y="6.858cm">
          <text:p/>
          <draw:enhanced-geometry svg:viewBox="0 0 21600 21600" draw:type="rectangle" draw:enhanced-path="M 0 0 L 21600 0 21600 21600 0 21600 0 0 Z N"/>
        </draw:custom-shape>
        <draw:frame draw:style-name="gr46" draw:text-style-name="P5" draw:layer="layout" svg:width="1.628cm" svg:height="0.878cm" svg:x="7.048cm" svg:y="6.996cm">
          <draw:text-box>
            <text:p><text:span text:style-name="T2">gre1</text:span></text:p>
          </draw:text-box>
        </draw:frame>
        <draw:frame draw:style-name="gr88" draw:text-style-name="P5" draw:layer="layout" svg:width="1.725cm" svg:height="0.878cm" svg:x="4.117cm" svg:y="12.33cm">
          <draw:text-box>
            <text:p><text:span text:style-name="T2">ens4</text:span></text:p>
          </draw:text-box>
        </draw:frame>
        <draw:line draw:style-name="gr3" draw:text-style-name="P4" draw:layer="layout" svg:x1="6.604cm" svg:y1="11.801cm" svg:x2="6.604cm" svg:y2="12.817cm">
          <text:p/>
        </draw:line>
        <draw:frame draw:style-name="gr24" draw:text-style-name="P11" draw:layer="layout" svg:width="2.813cm" svg:height="1.038cm" svg:x="22.098cm" svg:y="1.016cm">
          <draw:text-box>
            <text:p><text:span text:style-name="T4">host3</text:span></text:p>
          </draw:text-box>
        </draw:frame>
        <draw:frame draw:style-name="gr24" draw:text-style-name="P11" draw:layer="layout" svg:width="2.813cm" svg:height="1.038cm" svg:x="4.318cm" svg:y="1.016cm">
          <draw:text-box>
            <text:p><text:span text:style-name="T4">host1</text:span></text:p>
          </draw:text-box>
        </draw:frame>
        <draw:custom-shape draw:style-name="gr66" draw:text-style-name="P7" draw:layer="layout" svg:width="3.048cm" svg:height="1.27cm" svg:x="5.08cm" svg:y="10.785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5.581cm" svg:y="10.923cm">
          <draw:text-box>
            <text:p><text:span text:style-name="T2">br-tun</text:span></text:p>
          </draw:text-box>
        </draw:frame>
        <draw:frame draw:style-name="gr89" draw:text-style-name="P26" draw:layer="layout" svg:width="2.348cm" svg:height="0.878cm" svg:x="3.494cm" svg:y="9.907cm">
          <draw:text-box>
            <text:p><text:span text:style-name="T1">10.0.0.11</text:span></text:p>
          </draw:text-box>
        </draw:frame>
        <draw:custom-shape draw:style-name="gr70" draw:text-style-name="P1" draw:layer="layout" svg:width="1.524cm" svg:height="1.016cm" svg:x="5.842cm" svg:y="9.769cm">
          <text:p/>
          <draw:enhanced-geometry svg:viewBox="0 0 21600 21600" draw:type="rectangle" draw:enhanced-path="M 0 0 L 21600 0 21600 21600 0 21600 0 0 Z N"/>
        </draw:custom-shape>
        <draw:frame draw:style-name="gr71" draw:text-style-name="P9" draw:layer="layout" svg:width="1.778cm" svg:height="0.878cm" svg:x="5.842cm" svg:y="9.907cm">
          <draw:text-box>
            <text:p><text:span text:style-name="T3">tep1</text:span></text:p>
          </draw:text-box>
        </draw:frame>
        <draw:line draw:style-name="gr90" draw:text-style-name="P14" draw:layer="layout" svg:x1="7.874cm" svg:y1="7.874cm" svg:x2="6.604cm" svg:y2="9.769cm">
          <text:p/>
        </draw:line>
        <draw:custom-shape draw:style-name="gr91" draw:text-style-name="P1" draw:layer="layout" svg:width="1.016cm" svg:height="0.762cm" svg:x="6.096cm" svg:y="12.7cm">
          <text:p/>
          <draw:enhanced-geometry svg:viewBox="0 0 21600 21600" draw:type="rectangle" draw:enhanced-path="M 0 0 L 21600 0 21600 21600 0 21600 0 0 Z N"/>
        </draw:custom-shape>
        <draw:custom-shape draw:style-name="gr92" draw:text-style-name="P7" draw:layer="layout" svg:width="19.05cm" svg:height="0.762cm" svg:x="5.588cm" svg:y="14.478cm">
          <text:p/>
          <draw:enhanced-geometry svg:viewBox="0 0 21600 21600" draw:mirror-horizontal="false" draw:mirror-vertical="false" draw:type="rectangle" draw:enhanced-path="M 0 0 L 21600 0 21600 21600 0 21600 0 0 Z N"/>
        </draw:custom-shape>
        <draw:line draw:style-name="gr3" draw:text-style-name="P4" draw:layer="layout" svg:x1="21.336cm" svg:y1="6.35cm" svg:x2="20.574cm" svg:y2="6.35cm">
          <text:p/>
        </draw:line>
        <draw:custom-shape draw:style-name="gr83" draw:text-style-name="P7" draw:layer="layout" svg:width="4.318cm" svg:height="1.016cm" svg:x="21.082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22.352cm" svg:y="5.842cm">
          <draw:text-box>
            <text:p><text:span text:style-name="T2">br-int</text:span></text:p>
          </draw:text-box>
        </draw:frame>
        <draw:custom-shape draw:style-name="gr12" draw:text-style-name="P8" draw:layer="layout" svg:width="2.794cm" svg:height="2.032cm" svg:x="21.905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2.08cm" svg:y="2.804cm">
          <draw:text-box>
            <text:p><text:span text:style-name="T2">vm3.sh</text:span></text:p>
          </draw:text-box>
        </draw:frame>
        <draw:frame draw:style-name="gr21" draw:text-style-name="P9" draw:layer="layout" svg:width="2.847cm" svg:height="0.878cm" svg:x="21.886cm" svg:y="3.682cm">
          <draw:text-box>
            <text:p><text:span text:style-name="T3">10.90.0.13</text:span></text:p>
          </draw:text-box>
        </draw:frame>
        <draw:line draw:style-name="gr3" draw:text-style-name="P4" draw:layer="layout" svg:x1="23.323cm" svg:y1="4.698cm" svg:x2="23.323cm" svg:y2="5.842cm">
          <text:p/>
        </draw:line>
        <draw:custom-shape draw:style-name="gr70" draw:text-style-name="P1" draw:layer="layout" svg:width="1.524cm" svg:height="1.016cm" svg:x="21.336cm" svg:y="6.858cm">
          <text:p/>
          <draw:enhanced-geometry svg:viewBox="0 0 21600 21600" draw:type="rectangle" draw:enhanced-path="M 0 0 L 21600 0 21600 21600 0 21600 0 0 Z N"/>
        </draw:custom-shape>
        <draw:frame draw:style-name="gr46" draw:text-style-name="P5" draw:layer="layout" svg:width="1.628cm" svg:height="0.878cm" svg:x="21.336cm" svg:y="6.996cm">
          <draw:text-box>
            <text:p><text:span text:style-name="T2">gre2</text:span></text:p>
          </draw:text-box>
        </draw:frame>
        <draw:frame draw:style-name="gr88" draw:text-style-name="P5" draw:layer="layout" svg:width="1.725cm" svg:height="0.878cm" svg:x="20.828cm" svg:y="12.33cm">
          <draw:text-box>
            <text:p><text:span text:style-name="T2">ens4</text:span></text:p>
          </draw:text-box>
        </draw:frame>
        <draw:line draw:style-name="gr3" draw:text-style-name="P4" draw:layer="layout" svg:x1="23.315cm" svg:y1="11.801cm" svg:x2="23.315cm" svg:y2="12.817cm">
          <text:p/>
        </draw:line>
        <draw:custom-shape draw:style-name="gr66" draw:text-style-name="P7" draw:layer="layout" svg:width="3.048cm" svg:height="1.27cm" svg:x="21.791cm" svg:y="10.785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22.292cm" svg:y="10.923cm">
          <draw:text-box>
            <text:p><text:span text:style-name="T2">br-tun</text:span></text:p>
          </draw:text-box>
        </draw:frame>
        <draw:custom-shape draw:style-name="gr70" draw:text-style-name="P1" draw:layer="layout" svg:width="1.524cm" svg:height="1.016cm" svg:x="22.553cm" svg:y="9.769cm">
          <text:p/>
          <draw:enhanced-geometry svg:viewBox="0 0 21600 21600" draw:type="rectangle" draw:enhanced-path="M 0 0 L 21600 0 21600 21600 0 21600 0 0 Z N"/>
        </draw:custom-shape>
        <draw:frame draw:style-name="gr71" draw:text-style-name="P9" draw:layer="layout" svg:width="1.778cm" svg:height="0.878cm" svg:x="22.553cm" svg:y="9.907cm">
          <draw:text-box>
            <text:p><text:span text:style-name="T3">tep1</text:span></text:p>
          </draw:text-box>
        </draw:frame>
        <draw:line draw:style-name="gr93" draw:text-style-name="P14" draw:layer="layout" svg:x1="22.098cm" svg:y1="7.874cm" svg:x2="23.368cm" svg:y2="9.769cm">
          <text:p/>
        </draw:line>
        <draw:custom-shape draw:style-name="gr91" draw:text-style-name="P1" draw:layer="layout" svg:width="1.016cm" svg:height="0.762cm" svg:x="22.807cm" svg:y="12.7cm">
          <text:p/>
          <draw:enhanced-geometry svg:viewBox="0 0 21600 21600" draw:type="rectangle" draw:enhanced-path="M 0 0 L 21600 0 21600 21600 0 21600 0 0 Z N"/>
        </draw:custom-shape>
        <draw:custom-shape draw:style-name="gr70" draw:text-style-name="P1" draw:layer="layout" svg:width="1.524cm" svg:height="1.016cm" svg:x="9.906cm" svg:y="5.842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9.906cm" svg:y="5.842cm">
          <draw:text-box>
            <text:p><text:span text:style-name="T2">locif</text:span></text:p>
          </draw:text-box>
        </draw:frame>
        <draw:line draw:style-name="gr3" draw:text-style-name="P4" draw:layer="layout" svg:x1="12.192cm" svg:y1="6.35cm" svg:x2="11.43cm" svg:y2="6.35cm">
          <text:p/>
        </draw:line>
        <draw:custom-shape draw:style-name="gr83" draw:text-style-name="P7" draw:layer="layout" svg:width="4.318cm" svg:height="1.016cm" svg:x="11.938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13.208cm" svg:y="5.842cm">
          <draw:text-box>
            <text:p><text:span text:style-name="T2">br-int</text:span></text:p>
          </draw:text-box>
        </draw:frame>
        <draw:custom-shape draw:style-name="gr12" draw:text-style-name="P8" draw:layer="layout" svg:width="2.794cm" svg:height="2.032cm" svg:x="12.761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2.936cm" svg:y="2.804cm">
          <draw:text-box>
            <text:p><text:span text:style-name="T2">vm2.sh</text:span></text:p>
          </draw:text-box>
        </draw:frame>
        <draw:frame draw:style-name="gr21" draw:text-style-name="P9" draw:layer="layout" svg:width="2.847cm" svg:height="0.878cm" svg:x="12.742cm" svg:y="3.682cm">
          <draw:text-box>
            <text:p><text:span text:style-name="T3">10.90.0.12</text:span></text:p>
          </draw:text-box>
        </draw:frame>
        <draw:line draw:style-name="gr3" draw:text-style-name="P4" draw:layer="layout" svg:x1="14.179cm" svg:y1="4.698cm" svg:x2="14.179cm" svg:y2="5.842cm">
          <text:p/>
        </draw:line>
        <draw:custom-shape draw:style-name="gr70" draw:text-style-name="P1" draw:layer="layout" svg:width="1.524cm" svg:height="1.016cm" svg:x="14.628cm" svg:y="6.858cm">
          <text:p/>
          <draw:enhanced-geometry svg:viewBox="0 0 21600 21600" draw:type="rectangle" draw:enhanced-path="M 0 0 L 21600 0 21600 21600 0 21600 0 0 Z N"/>
        </draw:custom-shape>
        <draw:frame draw:style-name="gr46" draw:text-style-name="P5" draw:layer="layout" svg:width="1.628cm" svg:height="0.878cm" svg:x="14.628cm" svg:y="6.996cm">
          <draw:text-box>
            <text:p><text:span text:style-name="T2">gre2</text:span></text:p>
          </draw:text-box>
        </draw:frame>
        <draw:frame draw:style-name="gr88" draw:text-style-name="P5" draw:layer="layout" svg:width="1.725cm" svg:height="0.878cm" svg:x="11.684cm" svg:y="12.33cm">
          <draw:text-box>
            <text:p><text:span text:style-name="T2">ens4</text:span></text:p>
          </draw:text-box>
        </draw:frame>
        <draw:line draw:style-name="gr3" draw:text-style-name="P4" draw:layer="layout" svg:x1="14.171cm" svg:y1="11.801cm" svg:x2="14.171cm" svg:y2="12.817cm">
          <text:p/>
        </draw:line>
        <draw:custom-shape draw:style-name="gr66" draw:text-style-name="P7" draw:layer="layout" svg:width="3.048cm" svg:height="1.27cm" svg:x="12.647cm" svg:y="10.785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13.148cm" svg:y="10.923cm">
          <draw:text-box>
            <text:p><text:span text:style-name="T2">br-tun</text:span></text:p>
          </draw:text-box>
        </draw:frame>
        <draw:custom-shape draw:style-name="gr70" draw:text-style-name="P1" draw:layer="layout" svg:width="1.524cm" svg:height="1.016cm" svg:x="13.409cm" svg:y="9.769cm">
          <text:p/>
          <draw:enhanced-geometry svg:viewBox="0 0 21600 21600" draw:type="rectangle" draw:enhanced-path="M 0 0 L 21600 0 21600 21600 0 21600 0 0 Z N"/>
        </draw:custom-shape>
        <draw:frame draw:style-name="gr71" draw:text-style-name="P9" draw:layer="layout" svg:width="1.778cm" svg:height="0.878cm" svg:x="13.409cm" svg:y="9.907cm">
          <draw:text-box>
            <text:p><text:span text:style-name="T3">tep1</text:span></text:p>
          </draw:text-box>
        </draw:frame>
        <draw:line draw:style-name="gr93" draw:text-style-name="P14" draw:layer="layout" svg:x1="15.494cm" svg:y1="7.874cm" svg:x2="14.224cm" svg:y2="9.769cm">
          <text:p/>
        </draw:line>
        <draw:custom-shape draw:style-name="gr91" draw:text-style-name="P1" draw:layer="layout" svg:width="1.016cm" svg:height="0.762cm" svg:x="13.663cm" svg:y="12.7cm">
          <text:p/>
          <draw:enhanced-geometry svg:viewBox="0 0 21600 21600" draw:type="rectangle" draw:enhanced-path="M 0 0 L 21600 0 21600 21600 0 21600 0 0 Z N"/>
        </draw:custom-shape>
        <draw:custom-shape draw:style-name="gr70" draw:text-style-name="P1" draw:layer="layout" svg:width="1.524cm" svg:height="1.016cm" svg:x="12.152cm" svg:y="6.858cm">
          <text:p/>
          <draw:enhanced-geometry svg:viewBox="0 0 21600 21600" draw:type="rectangle" draw:enhanced-path="M 0 0 L 21600 0 21600 21600 0 21600 0 0 Z N"/>
        </draw:custom-shape>
        <draw:frame draw:style-name="gr46" draw:text-style-name="P5" draw:layer="layout" svg:width="1.628cm" svg:height="0.878cm" svg:x="12.088cm" svg:y="6.996cm">
          <draw:text-box>
            <text:p><text:span text:style-name="T2">gre1</text:span></text:p>
          </draw:text-box>
        </draw:frame>
        <draw:line draw:style-name="gr90" draw:text-style-name="P14" draw:layer="layout" svg:x1="12.954cm" svg:y1="7.874cm" svg:x2="14.224cm" svg:y2="9.769cm">
          <text:p/>
        </draw:line>
        <draw:custom-shape draw:style-name="gr4" draw:text-style-name="P1" draw:layer="layout" svg:width="2.032cm" svg:height="1.27cm" svg:x="9.652cm" svg:y="2.158cm">
          <text:p/>
          <draw:enhanced-geometry svg:viewBox="0 0 21600 21600" draw:type="rectangle" draw:enhanced-path="M 0 0 L 21600 0 21600 21600 0 21600 0 0 Z N"/>
        </draw:custom-shape>
        <draw:custom-shape draw:style-name="gr4" draw:text-style-name="P1" draw:layer="layout" svg:width="2.032cm" svg:height="1.27cm" svg:x="18.796cm" svg:y="2.158cm">
          <text:p/>
          <draw:enhanced-geometry svg:viewBox="0 0 21600 21600" draw:type="rectangle" draw:enhanced-path="M 0 0 L 21600 0 21600 21600 0 21600 0 0 Z N"/>
        </draw:custom-shape>
        <draw:frame draw:style-name="gr5" draw:text-style-name="P5" draw:layer="layout" svg:width="1.755cm" svg:height="0.878cm" svg:x="9.929cm" svg:y="2.286cm">
          <draw:text-box>
            <text:p><text:span text:style-name="T2">ens3</text:span></text:p>
          </draw:text-box>
        </draw:frame>
        <draw:frame draw:style-name="gr5" draw:text-style-name="P5" draw:layer="layout" svg:width="1.755cm" svg:height="0.878cm" svg:x="19.073cm" svg:y="2.17cm">
          <draw:text-box>
            <text:p><text:span text:style-name="T2">ens3</text:span></text:p>
          </draw:text-box>
        </draw:frame>
        <draw:line draw:style-name="gr3" draw:text-style-name="P4" draw:layer="layout" svg:x1="3.302cm" svg:y1="0.762cm" svg:x2="19.812cm" svg:y2="0.762cm">
          <text:p/>
        </draw:line>
        <draw:line draw:style-name="gr3" draw:text-style-name="P4" draw:layer="layout" svg:x1="10.668cm" svg:y1="0.762cm" svg:x2="10.668cm" svg:y2="2.16cm">
          <text:p/>
        </draw:line>
        <draw:line draw:style-name="gr3" draw:text-style-name="P4" draw:layer="layout" svg:x1="19.812cm" svg:y1="0.772cm" svg:x2="19.812cm" svg:y2="2.17cm">
          <text:p/>
        </draw:line>
        <draw:frame draw:style-name="gr22" draw:text-style-name="P26" draw:layer="layout" svg:width="3.673cm" svg:height="0.878cm" svg:x="9.535cm" svg:y="3.428cm">
          <draw:text-box>
            <text:p><text:span text:style-name="T1">10.100.20.52</text:span></text:p>
          </draw:text-box>
        </draw:frame>
        <draw:frame draw:style-name="gr22" draw:text-style-name="P26" draw:layer="layout" svg:width="3.673cm" svg:height="0.878cm" svg:x="18.542cm" svg:y="3.44cm">
          <draw:text-box>
            <text:p><text:span text:style-name="T1">10.100.20.53</text:span></text:p>
          </draw:text-box>
        </draw:frame>
        <draw:frame draw:style-name="gr89" draw:text-style-name="P26" draw:layer="layout" svg:width="2.348cm" svg:height="0.878cm" svg:x="11.176cm" svg:y="9.907cm">
          <draw:text-box>
            <text:p><text:span text:style-name="T1">10.0.0.12</text:span></text:p>
          </draw:text-box>
        </draw:frame>
        <draw:frame draw:style-name="gr89" draw:text-style-name="P26" draw:layer="layout" svg:width="2.348cm" svg:height="0.878cm" svg:x="20.205cm" svg:y="9.907cm">
          <draw:text-box>
            <text:p><text:span text:style-name="T1">10.0.0.13</text:span></text:p>
          </draw:text-box>
        </draw:frame>
        <draw:frame draw:style-name="gr21" draw:text-style-name="P26" draw:layer="layout" svg:width="2.847cm" svg:height="0.878cm" svg:x="18.489cm" svg:y="4.964cm">
          <draw:text-box>
            <text:p><text:span text:style-name="T1">10.90.0.23</text:span></text:p>
          </draw:text-box>
        </draw:frame>
        <draw:line draw:style-name="gr3" draw:text-style-name="P4" draw:layer="layout" svg:x1="6.604cm" svg:y1="13.462cm" svg:x2="6.604cm" svg:y2="14.478cm">
          <text:p/>
        </draw:line>
        <draw:line draw:style-name="gr3" draw:text-style-name="P4" draw:layer="layout" svg:x1="14.224cm" svg:y1="13.462cm" svg:x2="14.224cm" svg:y2="14.478cm">
          <text:p/>
        </draw:line>
        <draw:line draw:style-name="gr3" draw:text-style-name="P4" draw:layer="layout" svg:x1="23.368cm" svg:y1="13.462cm" svg:x2="23.368cm" svg:y2="14.478cm">
          <text:p/>
        </draw:line>
        <presentation:notes draw:style-name="dp2">
          <draw:page-thumbnail draw:style-name="gr20" draw:layer="layout" svg:width="18.624cm" svg:height="10.476cm" svg:x="1.482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79" draw:text-style-name="P25" draw:layer="layout" svg:width="0.762cm" svg:height="5.84cm" draw:transform="rotate (-1.57760311087767) translate (13.211cm 13.462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1" draw:layer="layout" svg:width="8.89cm" svg:height="11.304cm" svg:x="9.398cm" svg:y="2.158cm">
          <text:p/>
          <draw:enhanced-geometry svg:viewBox="0 0 21600 21600" draw:type="rectangle" draw:enhanced-path="M 0 0 L 21600 0 21600 21600 0 21600 0 0 Z N"/>
        </draw:custom-shape>
        <draw:custom-shape draw:style-name="gr80" draw:text-style-name="P1" draw:layer="layout" svg:width="8.89cm" svg:height="11.304cm" svg:x="18.542cm" svg:y="2.158cm">
          <text:p/>
          <draw:enhanced-geometry svg:viewBox="0 0 21600 21600" draw:type="rectangle" draw:enhanced-path="M 0 0 L 21600 0 21600 21600 0 21600 0 0 Z N"/>
        </draw:custom-shape>
        <draw:custom-shape draw:style-name="gr80" draw:text-style-name="P1" draw:layer="layout" svg:width="8.89cm" svg:height="11.304cm" svg:x="0.254cm" svg:y="2.158cm">
          <text:p/>
          <draw:enhanced-geometry svg:viewBox="0 0 21600 21600" draw:type="rectangle" draw:enhanced-path="M 0 0 L 21600 0 21600 21600 0 21600 0 0 Z N"/>
        </draw:custom-shape>
        <draw:custom-shape draw:style-name="gr2" draw:text-style-name="P3" draw:layer="layout" svg:width="3.048cm" svg:height="1.27cm" svg:x="0.327cm" svg:y="0.3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1.851cm" svg:y1="1.65cm" svg:x2="1.851cm" svg:y2="2.158cm">
          <text:p/>
        </draw:line>
        <draw:frame draw:style-name="gr5" draw:text-style-name="P5" draw:layer="layout" svg:width="1.755cm" svg:height="0.878cm" svg:x="0.888cm" svg:y="2.296cm">
          <draw:text-box>
            <text:p><text:span text:style-name="T2">eno1</text:span></text:p>
          </draw:text-box>
        </draw:frame>
        <draw:line draw:style-name="gr3" draw:text-style-name="P4" draw:layer="layout" svg:x1="1.524cm" svg:y1="3.428cm" svg:x2="1.524cm" svg:y2="5.842cm">
          <text:p/>
        </draw:line>
        <draw:custom-shape draw:style-name="gr81" draw:text-style-name="P6" draw:layer="layout" svg:width="1.016cm" svg:height="1.016cm" svg:x="1.016cm" svg:y="5.842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2.721cm" svg:y1="6.35cm" svg:x2="1.778cm" svg:y2="6.35cm">
          <text:p/>
        </draw:line>
        <draw:line draw:style-name="gr3" draw:text-style-name="P4" draw:layer="layout" svg:x1="4.826cm" svg:y1="6.35cm" svg:x2="3.883cm" svg:y2="6.35cm">
          <text:p/>
        </draw:line>
        <draw:custom-shape draw:style-name="gr82" draw:text-style-name="P1" draw:layer="layout" svg:width="1.533cm" svg:height="1.016cm" svg:x="2.54cm" svg:y="5.842cm">
          <text:p/>
          <draw:enhanced-geometry svg:viewBox="0 0 21600 21600" draw:type="rectangle" draw:enhanced-path="M 0 0 L 21600 0 21600 21600 0 21600 0 0 Z N"/>
        </draw:custom-shape>
        <draw:frame draw:style-name="gr9" draw:text-style-name="P5" draw:layer="layout" svg:width="1.535cm" svg:height="0.878cm" svg:x="2.538cm" svg:y="5.842cm">
          <draw:text-box>
            <text:p><text:span text:style-name="T2">gw1</text:span></text:p>
          </draw:text-box>
        </draw:frame>
        <draw:custom-shape draw:style-name="gr83" draw:text-style-name="P7" draw:layer="layout" svg:width="4.318cm" svg:height="1.016cm" svg:x="4.572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5.842cm" svg:y="5.842cm">
          <draw:text-box>
            <text:p><text:span text:style-name="T2">br-int</text:span></text:p>
          </draw:text-box>
        </draw:frame>
        <draw:custom-shape draw:style-name="gr12" draw:text-style-name="P8" draw:layer="layout" svg:width="2.794cm" svg:height="2.032cm" svg:x="5.099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5.274cm" svg:y="2.804cm">
          <draw:text-box>
            <text:p><text:span text:style-name="T2">vm1.sh</text:span></text:p>
          </draw:text-box>
        </draw:frame>
        <draw:frame draw:style-name="gr14" draw:text-style-name="P9" draw:layer="layout" svg:width="2.813cm" svg:height="0.878cm" svg:x="5.08cm" svg:y="3.682cm">
          <draw:text-box>
            <text:p><text:span text:style-name="T3">10.90.0.11</text:span></text:p>
          </draw:text-box>
        </draw:frame>
        <draw:line draw:style-name="gr3" draw:text-style-name="P4" draw:layer="layout" svg:x1="6.604cm" svg:y1="4.698cm" svg:x2="6.604cm" svg:y2="5.842cm">
          <text:p/>
        </draw:line>
        <draw:frame draw:style-name="gr15" draw:text-style-name="P5" draw:layer="layout" svg:width="4.312cm" svg:height="0.878cm" svg:x="0.508cm" svg:y="8.012cm">
          <draw:text-box>
            <text:p><text:span text:style-name="T2">IP Masquerade</text:span></text:p>
          </draw:text-box>
        </draw:frame>
        <draw:custom-shape draw:style-name="gr70" draw:text-style-name="P1" draw:layer="layout" svg:width="1.524cm" svg:height="1.016cm" svg:x="19.05cm" svg:y="5.842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19.05cm" svg:y="5.842cm">
          <draw:text-box>
            <text:p><text:span text:style-name="T2">locif</text:span></text:p>
          </draw:text-box>
        </draw:frame>
        <draw:frame draw:style-name="gr21" draw:text-style-name="P26" draw:layer="layout" svg:width="2.847cm" svg:height="0.878cm" svg:x="9.398cm" svg:y="4.964cm">
          <draw:text-box>
            <text:p><text:span text:style-name="T1">10.90.0.22</text:span></text:p>
          </draw:text-box>
        </draw:frame>
        <draw:frame draw:style-name="gr14" draw:text-style-name="P27" draw:layer="layout" svg:width="2.813cm" svg:height="0.878cm" svg:x="2.032cm" svg:y="4.964cm">
          <draw:text-box>
            <text:p><text:span text:style-name="T11">10.90.0.1</text:span></text:p>
          </draw:text-box>
        </draw:frame>
        <draw:frame draw:style-name="gr22" draw:text-style-name="P26" draw:layer="layout" svg:width="3.673cm" svg:height="0.878cm" svg:x="1.426cm" svg:y="3.471cm">
          <draw:text-box>
            <text:p><text:span text:style-name="T1">10.100.20.51</text:span></text:p>
          </draw:text-box>
        </draw:frame>
        <draw:custom-shape draw:style-name="gr4" draw:text-style-name="P1" draw:layer="layout" svg:width="2.032cm" svg:height="1.27cm" svg:x="0.611cm" svg:y="2.201cm">
          <text:p/>
          <draw:enhanced-geometry svg:viewBox="0 0 21600 21600" draw:type="rectangle" draw:enhanced-path="M 0 0 L 21600 0 21600 21600 0 21600 0 0 Z N"/>
        </draw:custom-shape>
        <draw:frame draw:style-name="gr5" draw:text-style-name="P5" draw:layer="layout" svg:width="1.755cm" svg:height="0.878cm" svg:x="0.717cm" svg:y="2.211cm">
          <draw:text-box>
            <text:p><text:span text:style-name="T2">ens3</text:span></text:p>
          </draw:text-box>
        </draw:frame>
        <draw:frame draw:style-name="gr24" draw:text-style-name="P11" draw:layer="layout" svg:width="2.813cm" svg:height="1.038cm" svg:x="12.681cm" svg:y="1.016cm">
          <draw:text-box>
            <text:p><text:span text:style-name="T4">host2</text:span></text:p>
          </draw:text-box>
        </draw:frame>
        <draw:custom-shape draw:style-name="gr70" draw:text-style-name="P1" draw:layer="layout" svg:width="1.524cm" svg:height="1.016cm" svg:x="7.112cm" svg:y="6.858cm">
          <text:p/>
          <draw:enhanced-geometry svg:viewBox="0 0 21600 21600" draw:type="rectangle" draw:enhanced-path="M 0 0 L 21600 0 21600 21600 0 21600 0 0 Z N"/>
        </draw:custom-shape>
        <draw:frame draw:style-name="gr46" draw:text-style-name="P5" draw:layer="layout" svg:width="1.628cm" svg:height="0.878cm" svg:x="7.048cm" svg:y="6.996cm">
          <draw:text-box>
            <text:p><text:span text:style-name="T2">gre1</text:span></text:p>
          </draw:text-box>
        </draw:frame>
        <draw:frame draw:style-name="gr24" draw:text-style-name="P11" draw:layer="layout" svg:width="2.813cm" svg:height="1.038cm" svg:x="22.098cm" svg:y="1.016cm">
          <draw:text-box>
            <text:p><text:span text:style-name="T4">host3</text:span></text:p>
          </draw:text-box>
        </draw:frame>
        <draw:frame draw:style-name="gr24" draw:text-style-name="P11" draw:layer="layout" svg:width="2.813cm" svg:height="1.038cm" svg:x="4.318cm" svg:y="1.016cm">
          <draw:text-box>
            <text:p><text:span text:style-name="T4">host1</text:span></text:p>
          </draw:text-box>
        </draw:frame>
        <draw:line draw:style-name="gr3" draw:text-style-name="P4" draw:layer="layout" svg:x1="21.336cm" svg:y1="6.35cm" svg:x2="20.574cm" svg:y2="6.35cm">
          <text:p/>
        </draw:line>
        <draw:custom-shape draw:style-name="gr83" draw:text-style-name="P7" draw:layer="layout" svg:width="4.318cm" svg:height="1.016cm" svg:x="21.082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22.352cm" svg:y="5.842cm">
          <draw:text-box>
            <text:p><text:span text:style-name="T2">br-int</text:span></text:p>
          </draw:text-box>
        </draw:frame>
        <draw:custom-shape draw:style-name="gr12" draw:text-style-name="P8" draw:layer="layout" svg:width="2.794cm" svg:height="2.032cm" svg:x="21.905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2.08cm" svg:y="2.804cm">
          <draw:text-box>
            <text:p><text:span text:style-name="T2">vm3.sh</text:span></text:p>
          </draw:text-box>
        </draw:frame>
        <draw:frame draw:style-name="gr21" draw:text-style-name="P9" draw:layer="layout" svg:width="2.847cm" svg:height="0.878cm" svg:x="21.886cm" svg:y="3.682cm">
          <draw:text-box>
            <text:p><text:span text:style-name="T3">10.90.0.13</text:span></text:p>
          </draw:text-box>
        </draw:frame>
        <draw:line draw:style-name="gr3" draw:text-style-name="P4" draw:layer="layout" svg:x1="23.323cm" svg:y1="4.698cm" svg:x2="23.323cm" svg:y2="5.842cm">
          <text:p/>
        </draw:line>
        <draw:custom-shape draw:style-name="gr70" draw:text-style-name="P1" draw:layer="layout" svg:width="1.524cm" svg:height="1.016cm" svg:x="21.336cm" svg:y="6.858cm">
          <text:p/>
          <draw:enhanced-geometry svg:viewBox="0 0 21600 21600" draw:type="rectangle" draw:enhanced-path="M 0 0 L 21600 0 21600 21600 0 21600 0 0 Z N"/>
        </draw:custom-shape>
        <draw:frame draw:style-name="gr46" draw:text-style-name="P5" draw:layer="layout" svg:width="1.628cm" svg:height="0.878cm" svg:x="21.336cm" svg:y="6.996cm">
          <draw:text-box>
            <text:p><text:span text:style-name="T2">gre2</text:span></text:p>
          </draw:text-box>
        </draw:frame>
        <draw:custom-shape draw:style-name="gr70" draw:text-style-name="P1" draw:layer="layout" svg:width="1.524cm" svg:height="1.016cm" svg:x="9.906cm" svg:y="5.842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9.906cm" svg:y="5.842cm">
          <draw:text-box>
            <text:p><text:span text:style-name="T2">locif</text:span></text:p>
          </draw:text-box>
        </draw:frame>
        <draw:line draw:style-name="gr3" draw:text-style-name="P4" draw:layer="layout" svg:x1="12.192cm" svg:y1="6.35cm" svg:x2="11.43cm" svg:y2="6.35cm">
          <text:p/>
        </draw:line>
        <draw:custom-shape draw:style-name="gr83" draw:text-style-name="P7" draw:layer="layout" svg:width="4.318cm" svg:height="1.016cm" svg:x="11.938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13.208cm" svg:y="5.842cm">
          <draw:text-box>
            <text:p><text:span text:style-name="T2">br-int</text:span></text:p>
          </draw:text-box>
        </draw:frame>
        <draw:custom-shape draw:style-name="gr12" draw:text-style-name="P8" draw:layer="layout" svg:width="2.794cm" svg:height="2.032cm" svg:x="12.761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2.936cm" svg:y="2.804cm">
          <draw:text-box>
            <text:p><text:span text:style-name="T2">vm2.sh</text:span></text:p>
          </draw:text-box>
        </draw:frame>
        <draw:frame draw:style-name="gr21" draw:text-style-name="P9" draw:layer="layout" svg:width="2.847cm" svg:height="0.878cm" svg:x="12.742cm" svg:y="3.682cm">
          <draw:text-box>
            <text:p><text:span text:style-name="T3">10.90.0.12</text:span></text:p>
          </draw:text-box>
        </draw:frame>
        <draw:line draw:style-name="gr3" draw:text-style-name="P4" draw:layer="layout" svg:x1="14.179cm" svg:y1="4.698cm" svg:x2="14.179cm" svg:y2="5.842cm">
          <text:p/>
        </draw:line>
        <draw:custom-shape draw:style-name="gr70" draw:text-style-name="P1" draw:layer="layout" svg:width="1.524cm" svg:height="1.016cm" svg:x="14.628cm" svg:y="6.858cm">
          <text:p/>
          <draw:enhanced-geometry svg:viewBox="0 0 21600 21600" draw:type="rectangle" draw:enhanced-path="M 0 0 L 21600 0 21600 21600 0 21600 0 0 Z N"/>
        </draw:custom-shape>
        <draw:frame draw:style-name="gr46" draw:text-style-name="P5" draw:layer="layout" svg:width="1.628cm" svg:height="0.878cm" svg:x="14.628cm" svg:y="6.996cm">
          <draw:text-box>
            <text:p><text:span text:style-name="T2">gre2</text:span></text:p>
          </draw:text-box>
        </draw:frame>
        <draw:custom-shape draw:style-name="gr70" draw:text-style-name="P1" draw:layer="layout" svg:width="1.524cm" svg:height="1.016cm" svg:x="12.152cm" svg:y="6.858cm">
          <text:p/>
          <draw:enhanced-geometry svg:viewBox="0 0 21600 21600" draw:type="rectangle" draw:enhanced-path="M 0 0 L 21600 0 21600 21600 0 21600 0 0 Z N"/>
        </draw:custom-shape>
        <draw:frame draw:style-name="gr46" draw:text-style-name="P5" draw:layer="layout" svg:width="1.628cm" svg:height="0.878cm" svg:x="12.088cm" svg:y="6.996cm">
          <draw:text-box>
            <text:p><text:span text:style-name="T2">gre1</text:span></text:p>
          </draw:text-box>
        </draw:frame>
        <draw:custom-shape draw:style-name="gr4" draw:text-style-name="P1" draw:layer="layout" svg:width="2.032cm" svg:height="1.27cm" svg:x="9.652cm" svg:y="2.158cm">
          <text:p/>
          <draw:enhanced-geometry svg:viewBox="0 0 21600 21600" draw:type="rectangle" draw:enhanced-path="M 0 0 L 21600 0 21600 21600 0 21600 0 0 Z N"/>
        </draw:custom-shape>
        <draw:custom-shape draw:style-name="gr4" draw:text-style-name="P1" draw:layer="layout" svg:width="2.032cm" svg:height="1.27cm" svg:x="18.796cm" svg:y="2.158cm">
          <text:p/>
          <draw:enhanced-geometry svg:viewBox="0 0 21600 21600" draw:type="rectangle" draw:enhanced-path="M 0 0 L 21600 0 21600 21600 0 21600 0 0 Z N"/>
        </draw:custom-shape>
        <draw:frame draw:style-name="gr5" draw:text-style-name="P5" draw:layer="layout" svg:width="1.755cm" svg:height="0.878cm" svg:x="9.929cm" svg:y="2.286cm">
          <draw:text-box>
            <text:p><text:span text:style-name="T2">ens3</text:span></text:p>
          </draw:text-box>
        </draw:frame>
        <draw:frame draw:style-name="gr5" draw:text-style-name="P5" draw:layer="layout" svg:width="1.755cm" svg:height="0.878cm" svg:x="19.073cm" svg:y="2.17cm">
          <draw:text-box>
            <text:p><text:span text:style-name="T2">ens3</text:span></text:p>
          </draw:text-box>
        </draw:frame>
        <draw:line draw:style-name="gr3" draw:text-style-name="P4" draw:layer="layout" svg:x1="3.302cm" svg:y1="0.762cm" svg:x2="19.812cm" svg:y2="0.762cm">
          <text:p/>
        </draw:line>
        <draw:line draw:style-name="gr3" draw:text-style-name="P4" draw:layer="layout" svg:x1="10.668cm" svg:y1="0.762cm" svg:x2="10.668cm" svg:y2="2.16cm">
          <text:p/>
        </draw:line>
        <draw:line draw:style-name="gr3" draw:text-style-name="P4" draw:layer="layout" svg:x1="19.812cm" svg:y1="0.772cm" svg:x2="19.812cm" svg:y2="2.17cm">
          <text:p/>
        </draw:line>
        <draw:frame draw:style-name="gr22" draw:text-style-name="P26" draw:layer="layout" svg:width="3.673cm" svg:height="0.878cm" svg:x="9.535cm" svg:y="3.428cm">
          <draw:text-box>
            <text:p><text:span text:style-name="T1">10.100.20.52</text:span></text:p>
          </draw:text-box>
        </draw:frame>
        <draw:frame draw:style-name="gr22" draw:text-style-name="P26" draw:layer="layout" svg:width="3.673cm" svg:height="0.878cm" svg:x="18.542cm" svg:y="3.44cm">
          <draw:text-box>
            <text:p><text:span text:style-name="T1">10.100.20.53</text:span></text:p>
          </draw:text-box>
        </draw:frame>
        <draw:frame draw:style-name="gr21" draw:text-style-name="P26" draw:layer="layout" svg:width="2.847cm" svg:height="0.878cm" svg:x="18.489cm" svg:y="4.964cm">
          <draw:text-box>
            <text:p><text:span text:style-name="T1">10.90.0.23</text:span></text:p>
          </draw:text-box>
        </draw:frame>
        <draw:custom-shape draw:style-name="gr84" draw:text-style-name="P25" draw:layer="layout" svg:width="0.762cm" svg:height="6.35cm" svg:x="7.366cm" svg:y="7.874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4" draw:text-style-name="P25" draw:layer="layout" svg:width="0.762cm" svg:height="6.35cm" svg:x="12.446cm" svg:y="7.874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28" draw:layer="layout" svg:width="0.762cm" svg:height="6.401cm" svg:x="14.986cm" svg:y="7.873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6" draw:text-style-name="P28" draw:layer="layout" svg:width="0.762cm" svg:height="7.364cm" draw:transform="rotate (-1.56695660244051) translate (22.351cm 13.473cm)">
          <text:p/>
          <draw:enhanced-geometry svg:viewBox="0 0 88 21600" draw:mirror-horizontal="false" draw:mirror-vertical="false"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7" draw:text-style-name="P28" draw:layer="layout" svg:width="0.762cm" svg:height="6.4cm" svg:x="21.59cm" svg:y="7.874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1" draw:layer="layout" svg:width="1.524cm" svg:height="1.016cm" svg:x="4.89cm" svg:y="6.858cm">
          <text:p/>
          <draw:enhanced-geometry svg:viewBox="0 0 21600 21600" draw:type="rectangle" draw:enhanced-path="M 0 0 L 21600 0 21600 21600 0 21600 0 0 Z N"/>
        </draw:custom-shape>
        <draw:frame draw:style-name="gr46" draw:text-style-name="P5" draw:layer="layout" svg:width="1.628cm" svg:height="0.878cm" svg:x="4.826cm" svg:y="6.996cm">
          <draw:text-box>
            <text:p><text:span text:style-name="T2">gre3</text:span></text:p>
          </draw:text-box>
        </draw:frame>
        <draw:custom-shape draw:style-name="gr94" draw:text-style-name="P29" draw:layer="layout" svg:width="0.762cm" svg:height="7.366cm" svg:x="5.144cm" svg:y="7.874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1" draw:layer="layout" svg:width="1.524cm" svg:height="1.016cm" svg:x="23.582cm" svg:y="6.858cm">
          <text:p/>
          <draw:enhanced-geometry svg:viewBox="0 0 21600 21600" draw:type="rectangle" draw:enhanced-path="M 0 0 L 21600 0 21600 21600 0 21600 0 0 Z N"/>
        </draw:custom-shape>
        <draw:frame draw:style-name="gr46" draw:text-style-name="P5" draw:layer="layout" svg:width="1.628cm" svg:height="0.878cm" svg:x="23.518cm" svg:y="6.996cm">
          <draw:text-box>
            <text:p><text:span text:style-name="T2">gre3</text:span></text:p>
          </draw:text-box>
        </draw:frame>
        <draw:custom-shape draw:style-name="gr95" draw:text-style-name="P29" draw:layer="layout" svg:width="0.762cm" svg:height="19.519cm" draw:transform="rotate (-1.5692255304681) translate (24.622cm 14.447cm)">
          <text:p/>
          <draw:enhanced-geometry svg:viewBox="0 0 88 21600" draw:glue-points="44 ?f6 44 0 0 10800 44 21600 88 10800" draw:text-areas="0 ?f6 88 ?f3" draw:type="can" draw:modifiers="587.58196721311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4" draw:text-style-name="P29" draw:layer="layout" svg:width="0.762cm" svg:height="7.366cm" svg:x="23.836cm" svg:y="7.874cm">
          <text:p/>
          <draw:enhanced-geometry svg:viewBox="0 0 88 21600" draw:glue-points="44 ?f6 44 0 0 10800 44 21600 88 10800" draw:text-areas="0 ?f6 88 ?f3" draw:type="can" draw:modifiers="1099.283002952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0" draw:layer="layout" svg:width="18.624cm" svg:height="10.476cm" svg:x="1.482cm" svg:y="2.123cm" draw:page-number="19" presentation:class="page"/>
          <draw:frame presentation:style-name="pr1" draw:text-style-name="P1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80" draw:text-style-name="P1" draw:layer="layout" svg:width="8.89cm" svg:height="11.304cm" svg:x="9.398cm" svg:y="2.158cm">
          <text:p/>
          <draw:enhanced-geometry svg:viewBox="0 0 21600 21600" draw:type="rectangle" draw:enhanced-path="M 0 0 L 21600 0 21600 21600 0 21600 0 0 Z N"/>
        </draw:custom-shape>
        <draw:custom-shape draw:style-name="gr80" draw:text-style-name="P1" draw:layer="layout" svg:width="8.89cm" svg:height="11.304cm" svg:x="18.542cm" svg:y="2.158cm">
          <text:p/>
          <draw:enhanced-geometry svg:viewBox="0 0 21600 21600" draw:type="rectangle" draw:enhanced-path="M 0 0 L 21600 0 21600 21600 0 21600 0 0 Z N"/>
        </draw:custom-shape>
        <draw:custom-shape draw:style-name="gr80" draw:text-style-name="P1" draw:layer="layout" svg:width="8.89cm" svg:height="11.304cm" svg:x="0.254cm" svg:y="2.158cm">
          <text:p/>
          <draw:enhanced-geometry svg:viewBox="0 0 21600 21600" draw:type="rectangle" draw:enhanced-path="M 0 0 L 21600 0 21600 21600 0 21600 0 0 Z N"/>
        </draw:custom-shape>
        <draw:custom-shape draw:style-name="gr2" draw:text-style-name="P3" draw:layer="layout" svg:width="3.048cm" svg:height="1.27cm" svg:x="0.327cm" svg:y="0.3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1.851cm" svg:y1="1.65cm" svg:x2="1.851cm" svg:y2="2.158cm">
          <text:p/>
        </draw:line>
        <draw:frame draw:style-name="gr5" draw:text-style-name="P5" draw:layer="layout" svg:width="1.755cm" svg:height="0.878cm" svg:x="0.888cm" svg:y="2.296cm">
          <draw:text-box>
            <text:p><text:span text:style-name="T2">eno1</text:span></text:p>
          </draw:text-box>
        </draw:frame>
        <draw:line draw:style-name="gr3" draw:text-style-name="P4" draw:layer="layout" svg:x1="1.524cm" svg:y1="3.428cm" svg:x2="1.524cm" svg:y2="5.842cm">
          <text:p/>
        </draw:line>
        <draw:custom-shape draw:style-name="gr81" draw:text-style-name="P6" draw:layer="layout" svg:width="1.016cm" svg:height="1.016cm" svg:x="1.016cm" svg:y="5.842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2.721cm" svg:y1="6.35cm" svg:x2="1.778cm" svg:y2="6.35cm">
          <text:p/>
        </draw:line>
        <draw:line draw:style-name="gr3" draw:text-style-name="P4" draw:layer="layout" svg:x1="4.826cm" svg:y1="6.35cm" svg:x2="3.883cm" svg:y2="6.35cm">
          <text:p/>
        </draw:line>
        <draw:custom-shape draw:style-name="gr82" draw:text-style-name="P1" draw:layer="layout" svg:width="1.533cm" svg:height="1.016cm" svg:x="2.54cm" svg:y="5.842cm">
          <text:p/>
          <draw:enhanced-geometry svg:viewBox="0 0 21600 21600" draw:type="rectangle" draw:enhanced-path="M 0 0 L 21600 0 21600 21600 0 21600 0 0 Z N"/>
        </draw:custom-shape>
        <draw:frame draw:style-name="gr9" draw:text-style-name="P5" draw:layer="layout" svg:width="1.535cm" svg:height="0.878cm" svg:x="2.538cm" svg:y="5.842cm">
          <draw:text-box>
            <text:p><text:span text:style-name="T2">gw1</text:span></text:p>
          </draw:text-box>
        </draw:frame>
        <draw:custom-shape draw:style-name="gr83" draw:text-style-name="P7" draw:layer="layout" svg:width="4.318cm" svg:height="1.016cm" svg:x="4.572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5.842cm" svg:y="5.842cm">
          <draw:text-box>
            <text:p><text:span text:style-name="T2">br-int</text:span></text:p>
          </draw:text-box>
        </draw:frame>
        <draw:custom-shape draw:style-name="gr12" draw:text-style-name="P8" draw:layer="layout" svg:width="2.794cm" svg:height="2.032cm" svg:x="5.099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5.274cm" svg:y="2.804cm">
          <draw:text-box>
            <text:p><text:span text:style-name="T2">vm1.sh</text:span></text:p>
          </draw:text-box>
        </draw:frame>
        <draw:frame draw:style-name="gr14" draw:text-style-name="P9" draw:layer="layout" svg:width="2.813cm" svg:height="0.878cm" svg:x="5.08cm" svg:y="3.682cm">
          <draw:text-box>
            <text:p><text:span text:style-name="T3">10.90.0.11</text:span></text:p>
          </draw:text-box>
        </draw:frame>
        <draw:line draw:style-name="gr3" draw:text-style-name="P4" draw:layer="layout" svg:x1="6.604cm" svg:y1="4.698cm" svg:x2="6.604cm" svg:y2="5.842cm">
          <text:p/>
        </draw:line>
        <draw:frame draw:style-name="gr15" draw:text-style-name="P5" draw:layer="layout" svg:width="4.312cm" svg:height="0.878cm" svg:x="0.508cm" svg:y="8.012cm">
          <draw:text-box>
            <text:p><text:span text:style-name="T2">IP Masquerade</text:span></text:p>
          </draw:text-box>
        </draw:frame>
        <draw:custom-shape draw:style-name="gr70" draw:text-style-name="P1" draw:layer="layout" svg:width="1.524cm" svg:height="1.016cm" svg:x="19.05cm" svg:y="5.842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19.05cm" svg:y="5.842cm">
          <draw:text-box>
            <text:p><text:span text:style-name="T2">locif</text:span></text:p>
          </draw:text-box>
        </draw:frame>
        <draw:frame draw:style-name="gr21" draw:text-style-name="P26" draw:layer="layout" svg:width="2.847cm" svg:height="0.878cm" svg:x="9.398cm" svg:y="4.964cm">
          <draw:text-box>
            <text:p><text:span text:style-name="T1">10.90.0.22</text:span></text:p>
          </draw:text-box>
        </draw:frame>
        <draw:frame draw:style-name="gr14" draw:text-style-name="P27" draw:layer="layout" svg:width="2.813cm" svg:height="0.878cm" svg:x="2.032cm" svg:y="4.964cm">
          <draw:text-box>
            <text:p><text:span text:style-name="T11">10.90.0.1</text:span></text:p>
          </draw:text-box>
        </draw:frame>
        <draw:frame draw:style-name="gr22" draw:text-style-name="P26" draw:layer="layout" svg:width="3.673cm" svg:height="0.878cm" svg:x="1.426cm" svg:y="3.471cm">
          <draw:text-box>
            <text:p><text:span text:style-name="T1">10.100.20.51</text:span></text:p>
          </draw:text-box>
        </draw:frame>
        <draw:custom-shape draw:style-name="gr4" draw:text-style-name="P1" draw:layer="layout" svg:width="2.032cm" svg:height="1.27cm" svg:x="0.611cm" svg:y="2.201cm">
          <text:p/>
          <draw:enhanced-geometry svg:viewBox="0 0 21600 21600" draw:type="rectangle" draw:enhanced-path="M 0 0 L 21600 0 21600 21600 0 21600 0 0 Z N"/>
        </draw:custom-shape>
        <draw:frame draw:style-name="gr5" draw:text-style-name="P5" draw:layer="layout" svg:width="1.755cm" svg:height="0.878cm" svg:x="0.717cm" svg:y="2.211cm">
          <draw:text-box>
            <text:p><text:span text:style-name="T2">ens3</text:span></text:p>
          </draw:text-box>
        </draw:frame>
        <draw:frame draw:style-name="gr24" draw:text-style-name="P11" draw:layer="layout" svg:width="2.813cm" svg:height="1.038cm" svg:x="12.681cm" svg:y="1.016cm">
          <draw:text-box>
            <text:p><text:span text:style-name="T4">host2</text:span></text:p>
          </draw:text-box>
        </draw:frame>
        <draw:custom-shape draw:style-name="gr70" draw:text-style-name="P1" draw:layer="layout" svg:width="1.524cm" svg:height="1.016cm" svg:x="7.112cm" svg:y="6.858cm">
          <text:p/>
          <draw:enhanced-geometry svg:viewBox="0 0 21600 21600" draw:type="rectangle" draw:enhanced-path="M 0 0 L 21600 0 21600 21600 0 21600 0 0 Z N"/>
        </draw:custom-shape>
        <draw:frame draw:style-name="gr46" draw:text-style-name="P5" draw:layer="layout" svg:width="1.628cm" svg:height="0.878cm" svg:x="7.048cm" svg:y="6.996cm">
          <draw:text-box>
            <text:p><text:span text:style-name="T2">gre1</text:span></text:p>
          </draw:text-box>
        </draw:frame>
        <draw:frame draw:style-name="gr88" draw:text-style-name="P5" draw:layer="layout" svg:width="1.725cm" svg:height="0.878cm" svg:x="4.117cm" svg:y="12.33cm">
          <draw:text-box>
            <text:p><text:span text:style-name="T2">ens4</text:span></text:p>
          </draw:text-box>
        </draw:frame>
        <draw:line draw:style-name="gr3" draw:text-style-name="P4" draw:layer="layout" svg:x1="6.604cm" svg:y1="11.801cm" svg:x2="6.604cm" svg:y2="12.817cm">
          <text:p/>
        </draw:line>
        <draw:frame draw:style-name="gr24" draw:text-style-name="P11" draw:layer="layout" svg:width="2.813cm" svg:height="1.038cm" svg:x="22.098cm" svg:y="1.016cm">
          <draw:text-box>
            <text:p><text:span text:style-name="T4">host3</text:span></text:p>
          </draw:text-box>
        </draw:frame>
        <draw:frame draw:style-name="gr24" draw:text-style-name="P11" draw:layer="layout" svg:width="2.813cm" svg:height="1.038cm" svg:x="4.318cm" svg:y="1.016cm">
          <draw:text-box>
            <text:p><text:span text:style-name="T4">host1</text:span></text:p>
          </draw:text-box>
        </draw:frame>
        <draw:custom-shape draw:style-name="gr66" draw:text-style-name="P7" draw:layer="layout" svg:width="3.048cm" svg:height="1.27cm" svg:x="5.08cm" svg:y="10.785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5.581cm" svg:y="10.923cm">
          <draw:text-box>
            <text:p><text:span text:style-name="T2">br-tun</text:span></text:p>
          </draw:text-box>
        </draw:frame>
        <draw:frame draw:style-name="gr89" draw:text-style-name="P26" draw:layer="layout" svg:width="2.348cm" svg:height="0.878cm" svg:x="3.494cm" svg:y="9.907cm">
          <draw:text-box>
            <text:p><text:span text:style-name="T1">10.0.0.11</text:span></text:p>
          </draw:text-box>
        </draw:frame>
        <draw:custom-shape draw:style-name="gr70" draw:text-style-name="P1" draw:layer="layout" svg:width="1.524cm" svg:height="1.016cm" svg:x="5.842cm" svg:y="9.769cm">
          <text:p/>
          <draw:enhanced-geometry svg:viewBox="0 0 21600 21600" draw:type="rectangle" draw:enhanced-path="M 0 0 L 21600 0 21600 21600 0 21600 0 0 Z N"/>
        </draw:custom-shape>
        <draw:frame draw:style-name="gr71" draw:text-style-name="P9" draw:layer="layout" svg:width="1.778cm" svg:height="0.878cm" svg:x="5.842cm" svg:y="9.907cm">
          <draw:text-box>
            <text:p><text:span text:style-name="T3">tep1</text:span></text:p>
          </draw:text-box>
        </draw:frame>
        <draw:line draw:style-name="gr90" draw:text-style-name="P14" draw:layer="layout" svg:x1="7.874cm" svg:y1="7.874cm" svg:x2="6.604cm" svg:y2="9.769cm">
          <text:p/>
        </draw:line>
        <draw:custom-shape draw:style-name="gr91" draw:text-style-name="P1" draw:layer="layout" svg:width="1.016cm" svg:height="0.762cm" svg:x="6.096cm" svg:y="12.7cm">
          <text:p/>
          <draw:enhanced-geometry svg:viewBox="0 0 21600 21600" draw:type="rectangle" draw:enhanced-path="M 0 0 L 21600 0 21600 21600 0 21600 0 0 Z N"/>
        </draw:custom-shape>
        <draw:custom-shape draw:style-name="gr92" draw:text-style-name="P7" draw:layer="layout" svg:width="19.05cm" svg:height="0.762cm" svg:x="5.588cm" svg:y="14.478cm">
          <text:p/>
          <draw:enhanced-geometry svg:viewBox="0 0 21600 21600" draw:mirror-horizontal="false" draw:mirror-vertical="false" draw:type="rectangle" draw:enhanced-path="M 0 0 L 21600 0 21600 21600 0 21600 0 0 Z N"/>
        </draw:custom-shape>
        <draw:line draw:style-name="gr3" draw:text-style-name="P4" draw:layer="layout" svg:x1="21.336cm" svg:y1="6.35cm" svg:x2="20.574cm" svg:y2="6.35cm">
          <text:p/>
        </draw:line>
        <draw:custom-shape draw:style-name="gr83" draw:text-style-name="P7" draw:layer="layout" svg:width="4.318cm" svg:height="1.016cm" svg:x="21.082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22.352cm" svg:y="5.842cm">
          <draw:text-box>
            <text:p><text:span text:style-name="T2">br-int</text:span></text:p>
          </draw:text-box>
        </draw:frame>
        <draw:custom-shape draw:style-name="gr12" draw:text-style-name="P8" draw:layer="layout" svg:width="2.794cm" svg:height="2.032cm" svg:x="21.905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2.08cm" svg:y="2.804cm">
          <draw:text-box>
            <text:p><text:span text:style-name="T2">vm3.sh</text:span></text:p>
          </draw:text-box>
        </draw:frame>
        <draw:frame draw:style-name="gr21" draw:text-style-name="P9" draw:layer="layout" svg:width="2.847cm" svg:height="0.878cm" svg:x="21.886cm" svg:y="3.682cm">
          <draw:text-box>
            <text:p><text:span text:style-name="T3">10.90.0.13</text:span></text:p>
          </draw:text-box>
        </draw:frame>
        <draw:line draw:style-name="gr3" draw:text-style-name="P4" draw:layer="layout" svg:x1="23.323cm" svg:y1="4.698cm" svg:x2="23.323cm" svg:y2="5.842cm">
          <text:p/>
        </draw:line>
        <draw:custom-shape draw:style-name="gr70" draw:text-style-name="P1" draw:layer="layout" svg:width="1.524cm" svg:height="1.016cm" svg:x="21.336cm" svg:y="6.858cm">
          <text:p/>
          <draw:enhanced-geometry svg:viewBox="0 0 21600 21600" draw:type="rectangle" draw:enhanced-path="M 0 0 L 21600 0 21600 21600 0 21600 0 0 Z N"/>
        </draw:custom-shape>
        <draw:frame draw:style-name="gr46" draw:text-style-name="P5" draw:layer="layout" svg:width="1.628cm" svg:height="0.878cm" svg:x="21.336cm" svg:y="6.996cm">
          <draw:text-box>
            <text:p><text:span text:style-name="T2">gre2</text:span></text:p>
          </draw:text-box>
        </draw:frame>
        <draw:frame draw:style-name="gr88" draw:text-style-name="P5" draw:layer="layout" svg:width="1.725cm" svg:height="0.878cm" svg:x="20.828cm" svg:y="12.33cm">
          <draw:text-box>
            <text:p><text:span text:style-name="T2">ens4</text:span></text:p>
          </draw:text-box>
        </draw:frame>
        <draw:line draw:style-name="gr3" draw:text-style-name="P4" draw:layer="layout" svg:x1="23.315cm" svg:y1="11.801cm" svg:x2="23.315cm" svg:y2="12.817cm">
          <text:p/>
        </draw:line>
        <draw:custom-shape draw:style-name="gr66" draw:text-style-name="P7" draw:layer="layout" svg:width="3.048cm" svg:height="1.27cm" svg:x="21.791cm" svg:y="10.785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22.292cm" svg:y="10.923cm">
          <draw:text-box>
            <text:p><text:span text:style-name="T2">br-tun</text:span></text:p>
          </draw:text-box>
        </draw:frame>
        <draw:custom-shape draw:style-name="gr70" draw:text-style-name="P1" draw:layer="layout" svg:width="1.524cm" svg:height="1.016cm" svg:x="22.553cm" svg:y="9.769cm">
          <text:p/>
          <draw:enhanced-geometry svg:viewBox="0 0 21600 21600" draw:type="rectangle" draw:enhanced-path="M 0 0 L 21600 0 21600 21600 0 21600 0 0 Z N"/>
        </draw:custom-shape>
        <draw:frame draw:style-name="gr71" draw:text-style-name="P9" draw:layer="layout" svg:width="1.778cm" svg:height="0.878cm" svg:x="22.553cm" svg:y="9.907cm">
          <draw:text-box>
            <text:p><text:span text:style-name="T3">tep1</text:span></text:p>
          </draw:text-box>
        </draw:frame>
        <draw:line draw:style-name="gr93" draw:text-style-name="P14" draw:layer="layout" svg:x1="22.098cm" svg:y1="7.874cm" svg:x2="23.368cm" svg:y2="9.769cm">
          <text:p/>
        </draw:line>
        <draw:custom-shape draw:style-name="gr91" draw:text-style-name="P1" draw:layer="layout" svg:width="1.016cm" svg:height="0.762cm" svg:x="22.807cm" svg:y="12.7cm">
          <text:p/>
          <draw:enhanced-geometry svg:viewBox="0 0 21600 21600" draw:type="rectangle" draw:enhanced-path="M 0 0 L 21600 0 21600 21600 0 21600 0 0 Z N"/>
        </draw:custom-shape>
        <draw:custom-shape draw:style-name="gr70" draw:text-style-name="P1" draw:layer="layout" svg:width="1.524cm" svg:height="1.016cm" svg:x="9.906cm" svg:y="5.842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9.906cm" svg:y="5.842cm">
          <draw:text-box>
            <text:p><text:span text:style-name="T2">locif</text:span></text:p>
          </draw:text-box>
        </draw:frame>
        <draw:line draw:style-name="gr3" draw:text-style-name="P4" draw:layer="layout" svg:x1="12.192cm" svg:y1="6.35cm" svg:x2="11.43cm" svg:y2="6.35cm">
          <text:p/>
        </draw:line>
        <draw:custom-shape draw:style-name="gr83" draw:text-style-name="P7" draw:layer="layout" svg:width="4.318cm" svg:height="1.016cm" svg:x="11.938cm" svg:y="5.842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13.208cm" svg:y="5.842cm">
          <draw:text-box>
            <text:p><text:span text:style-name="T2">br-int</text:span></text:p>
          </draw:text-box>
        </draw:frame>
        <draw:custom-shape draw:style-name="gr12" draw:text-style-name="P8" draw:layer="layout" svg:width="2.794cm" svg:height="2.032cm" svg:x="12.761cm" svg:y="2.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2.936cm" svg:y="2.804cm">
          <draw:text-box>
            <text:p><text:span text:style-name="T2">vm2.sh</text:span></text:p>
          </draw:text-box>
        </draw:frame>
        <draw:frame draw:style-name="gr21" draw:text-style-name="P9" draw:layer="layout" svg:width="2.847cm" svg:height="0.878cm" svg:x="12.742cm" svg:y="3.682cm">
          <draw:text-box>
            <text:p><text:span text:style-name="T3">10.90.0.12</text:span></text:p>
          </draw:text-box>
        </draw:frame>
        <draw:line draw:style-name="gr3" draw:text-style-name="P4" draw:layer="layout" svg:x1="14.179cm" svg:y1="4.698cm" svg:x2="14.179cm" svg:y2="5.842cm">
          <text:p/>
        </draw:line>
        <draw:custom-shape draw:style-name="gr70" draw:text-style-name="P1" draw:layer="layout" svg:width="1.524cm" svg:height="1.016cm" svg:x="14.628cm" svg:y="6.858cm">
          <text:p/>
          <draw:enhanced-geometry svg:viewBox="0 0 21600 21600" draw:type="rectangle" draw:enhanced-path="M 0 0 L 21600 0 21600 21600 0 21600 0 0 Z N"/>
        </draw:custom-shape>
        <draw:frame draw:style-name="gr46" draw:text-style-name="P5" draw:layer="layout" svg:width="1.628cm" svg:height="0.878cm" svg:x="14.628cm" svg:y="6.996cm">
          <draw:text-box>
            <text:p><text:span text:style-name="T2">gre2</text:span></text:p>
          </draw:text-box>
        </draw:frame>
        <draw:frame draw:style-name="gr88" draw:text-style-name="P5" draw:layer="layout" svg:width="1.725cm" svg:height="0.878cm" svg:x="11.684cm" svg:y="12.33cm">
          <draw:text-box>
            <text:p><text:span text:style-name="T2">ens4</text:span></text:p>
          </draw:text-box>
        </draw:frame>
        <draw:line draw:style-name="gr3" draw:text-style-name="P4" draw:layer="layout" svg:x1="14.171cm" svg:y1="11.801cm" svg:x2="14.171cm" svg:y2="12.817cm">
          <text:p/>
        </draw:line>
        <draw:custom-shape draw:style-name="gr66" draw:text-style-name="P7" draw:layer="layout" svg:width="3.048cm" svg:height="1.27cm" svg:x="12.647cm" svg:y="10.785cm">
          <text:p/>
          <draw:enhanced-geometry svg:viewBox="0 0 21600 21600" draw:mirror-horizontal="false" draw:mirror-vertical="false" draw:type="rectangle" draw:enhanced-path="M 0 0 L 21600 0 21600 21600 0 21600 0 0 Z N"/>
        </draw:custom-shape>
        <draw:frame draw:style-name="gr67" draw:text-style-name="P5" draw:layer="layout" svg:width="1.971cm" svg:height="0.878cm" svg:x="13.148cm" svg:y="10.923cm">
          <draw:text-box>
            <text:p><text:span text:style-name="T2">br-tun</text:span></text:p>
          </draw:text-box>
        </draw:frame>
        <draw:custom-shape draw:style-name="gr70" draw:text-style-name="P1" draw:layer="layout" svg:width="1.524cm" svg:height="1.016cm" svg:x="13.409cm" svg:y="9.769cm">
          <text:p/>
          <draw:enhanced-geometry svg:viewBox="0 0 21600 21600" draw:type="rectangle" draw:enhanced-path="M 0 0 L 21600 0 21600 21600 0 21600 0 0 Z N"/>
        </draw:custom-shape>
        <draw:frame draw:style-name="gr71" draw:text-style-name="P9" draw:layer="layout" svg:width="1.778cm" svg:height="0.878cm" svg:x="13.409cm" svg:y="9.907cm">
          <draw:text-box>
            <text:p><text:span text:style-name="T3">tep1</text:span></text:p>
          </draw:text-box>
        </draw:frame>
        <draw:line draw:style-name="gr93" draw:text-style-name="P14" draw:layer="layout" svg:x1="15.494cm" svg:y1="7.874cm" svg:x2="14.224cm" svg:y2="9.769cm">
          <text:p/>
        </draw:line>
        <draw:custom-shape draw:style-name="gr91" draw:text-style-name="P1" draw:layer="layout" svg:width="1.016cm" svg:height="0.762cm" svg:x="13.663cm" svg:y="12.7cm">
          <text:p/>
          <draw:enhanced-geometry svg:viewBox="0 0 21600 21600" draw:type="rectangle" draw:enhanced-path="M 0 0 L 21600 0 21600 21600 0 21600 0 0 Z N"/>
        </draw:custom-shape>
        <draw:custom-shape draw:style-name="gr70" draw:text-style-name="P1" draw:layer="layout" svg:width="1.524cm" svg:height="1.016cm" svg:x="12.152cm" svg:y="6.858cm">
          <text:p/>
          <draw:enhanced-geometry svg:viewBox="0 0 21600 21600" draw:type="rectangle" draw:enhanced-path="M 0 0 L 21600 0 21600 21600 0 21600 0 0 Z N"/>
        </draw:custom-shape>
        <draw:frame draw:style-name="gr46" draw:text-style-name="P5" draw:layer="layout" svg:width="1.628cm" svg:height="0.878cm" svg:x="12.088cm" svg:y="6.996cm">
          <draw:text-box>
            <text:p><text:span text:style-name="T2">gre1</text:span></text:p>
          </draw:text-box>
        </draw:frame>
        <draw:line draw:style-name="gr90" draw:text-style-name="P14" draw:layer="layout" svg:x1="12.954cm" svg:y1="7.874cm" svg:x2="14.224cm" svg:y2="9.769cm">
          <text:p/>
        </draw:line>
        <draw:custom-shape draw:style-name="gr4" draw:text-style-name="P1" draw:layer="layout" svg:width="2.032cm" svg:height="1.27cm" svg:x="9.652cm" svg:y="2.158cm">
          <text:p/>
          <draw:enhanced-geometry svg:viewBox="0 0 21600 21600" draw:type="rectangle" draw:enhanced-path="M 0 0 L 21600 0 21600 21600 0 21600 0 0 Z N"/>
        </draw:custom-shape>
        <draw:custom-shape draw:style-name="gr4" draw:text-style-name="P1" draw:layer="layout" svg:width="2.032cm" svg:height="1.27cm" svg:x="18.796cm" svg:y="2.158cm">
          <text:p/>
          <draw:enhanced-geometry svg:viewBox="0 0 21600 21600" draw:type="rectangle" draw:enhanced-path="M 0 0 L 21600 0 21600 21600 0 21600 0 0 Z N"/>
        </draw:custom-shape>
        <draw:frame draw:style-name="gr5" draw:text-style-name="P5" draw:layer="layout" svg:width="1.755cm" svg:height="0.878cm" svg:x="9.929cm" svg:y="2.286cm">
          <draw:text-box>
            <text:p><text:span text:style-name="T2">ens3</text:span></text:p>
          </draw:text-box>
        </draw:frame>
        <draw:frame draw:style-name="gr5" draw:text-style-name="P5" draw:layer="layout" svg:width="1.755cm" svg:height="0.878cm" svg:x="19.073cm" svg:y="2.17cm">
          <draw:text-box>
            <text:p><text:span text:style-name="T2">ens3</text:span></text:p>
          </draw:text-box>
        </draw:frame>
        <draw:line draw:style-name="gr3" draw:text-style-name="P4" draw:layer="layout" svg:x1="3.302cm" svg:y1="0.762cm" svg:x2="19.812cm" svg:y2="0.762cm">
          <text:p/>
        </draw:line>
        <draw:line draw:style-name="gr3" draw:text-style-name="P4" draw:layer="layout" svg:x1="10.668cm" svg:y1="0.762cm" svg:x2="10.668cm" svg:y2="2.16cm">
          <text:p/>
        </draw:line>
        <draw:line draw:style-name="gr3" draw:text-style-name="P4" draw:layer="layout" svg:x1="19.812cm" svg:y1="0.772cm" svg:x2="19.812cm" svg:y2="2.17cm">
          <text:p/>
        </draw:line>
        <draw:frame draw:style-name="gr22" draw:text-style-name="P26" draw:layer="layout" svg:width="3.673cm" svg:height="0.878cm" svg:x="9.535cm" svg:y="3.428cm">
          <draw:text-box>
            <text:p><text:span text:style-name="T1">10.100.20.52</text:span></text:p>
          </draw:text-box>
        </draw:frame>
        <draw:frame draw:style-name="gr22" draw:text-style-name="P26" draw:layer="layout" svg:width="3.673cm" svg:height="0.878cm" svg:x="18.542cm" svg:y="3.44cm">
          <draw:text-box>
            <text:p><text:span text:style-name="T1">10.100.20.53</text:span></text:p>
          </draw:text-box>
        </draw:frame>
        <draw:frame draw:style-name="gr89" draw:text-style-name="P26" draw:layer="layout" svg:width="2.348cm" svg:height="0.878cm" svg:x="11.176cm" svg:y="9.907cm">
          <draw:text-box>
            <text:p><text:span text:style-name="T1">10.0.0.12</text:span></text:p>
          </draw:text-box>
        </draw:frame>
        <draw:frame draw:style-name="gr89" draw:text-style-name="P26" draw:layer="layout" svg:width="2.348cm" svg:height="0.878cm" svg:x="20.205cm" svg:y="9.907cm">
          <draw:text-box>
            <text:p><text:span text:style-name="T1">10.0.0.13</text:span></text:p>
          </draw:text-box>
        </draw:frame>
        <draw:frame draw:style-name="gr21" draw:text-style-name="P26" draw:layer="layout" svg:width="2.847cm" svg:height="0.878cm" svg:x="18.489cm" svg:y="4.964cm">
          <draw:text-box>
            <text:p><text:span text:style-name="T1">10.90.0.23</text:span></text:p>
          </draw:text-box>
        </draw:frame>
        <draw:line draw:style-name="gr3" draw:text-style-name="P4" draw:layer="layout" svg:x1="6.604cm" svg:y1="13.462cm" svg:x2="6.604cm" svg:y2="14.478cm">
          <text:p/>
        </draw:line>
        <draw:line draw:style-name="gr3" draw:text-style-name="P4" draw:layer="layout" svg:x1="14.224cm" svg:y1="13.462cm" svg:x2="14.224cm" svg:y2="14.478cm">
          <text:p/>
        </draw:line>
        <draw:line draw:style-name="gr3" draw:text-style-name="P4" draw:layer="layout" svg:x1="23.368cm" svg:y1="13.462cm" svg:x2="23.368cm" svg:y2="14.478cm">
          <text:p/>
        </draw:line>
        <draw:custom-shape draw:style-name="gr70" draw:text-style-name="P1" draw:layer="layout" svg:width="1.524cm" svg:height="1.016cm" svg:x="23.622cm" svg:y="6.858cm">
          <text:p/>
          <draw:enhanced-geometry svg:viewBox="0 0 21600 21600" draw:type="rectangle" draw:enhanced-path="M 0 0 L 21600 0 21600 21600 0 21600 0 0 Z N"/>
        </draw:custom-shape>
        <draw:frame draw:style-name="gr46" draw:text-style-name="P5" draw:layer="layout" svg:width="1.628cm" svg:height="0.878cm" svg:x="23.622cm" svg:y="6.996cm">
          <draw:text-box>
            <text:p><text:span text:style-name="T2">gre3</text:span></text:p>
          </draw:text-box>
        </draw:frame>
        <draw:custom-shape draw:style-name="gr70" draw:text-style-name="P1" draw:layer="layout" svg:width="1.524cm" svg:height="1.016cm" svg:x="4.722cm" svg:y="6.858cm">
          <text:p/>
          <draw:enhanced-geometry svg:viewBox="0 0 21600 21600" draw:type="rectangle" draw:enhanced-path="M 0 0 L 21600 0 21600 21600 0 21600 0 0 Z N"/>
        </draw:custom-shape>
        <draw:frame draw:style-name="gr46" draw:text-style-name="P5" draw:layer="layout" svg:width="1.628cm" svg:height="0.878cm" svg:x="4.722cm" svg:y="6.996cm">
          <draw:text-box>
            <text:p><text:span text:style-name="T2">gre3</text:span></text:p>
          </draw:text-box>
        </draw:frame>
        <draw:line draw:style-name="gr96" draw:text-style-name="P14" draw:layer="layout" svg:x1="24.384cm" svg:y1="7.874cm" svg:x2="23.368cm" svg:y2="9.769cm">
          <text:p/>
        </draw:line>
        <draw:line draw:style-name="gr96" draw:text-style-name="P14" draw:layer="layout" svg:x1="5.588cm" svg:y1="7.874cm" svg:x2="6.604cm" svg:y2="9.769cm">
          <text:p/>
        </draw:line>
        <presentation:notes draw:style-name="dp2">
          <draw:page-thumbnail draw:style-name="gr20" draw:layer="layout" svg:width="18.624cm" svg:height="10.476cm" svg:x="1.482cm" svg:y="2.123cm" draw:page-number="20" presentation:class="page"/>
          <draw:frame presentation:style-name="pr1" draw:text-style-name="P1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97" draw:text-style-name="P1" draw:layer="layout" svg:width="10.414cm" svg:height="14.224cm" svg:x="17.018cm" svg:y="0.762cm">
          <text:p/>
          <draw:enhanced-geometry svg:viewBox="0 0 21600 21600" draw:type="rectangle" draw:enhanced-path="M 0 0 L 21600 0 21600 21600 0 21600 0 0 Z N"/>
        </draw:custom-shape>
        <draw:custom-shape draw:style-name="gr98" draw:text-style-name="P1" draw:layer="layout" svg:width="14.224cm" svg:height="14.224cm" svg:x="1.778cm" svg:y="0.762cm">
          <text:p/>
          <draw:enhanced-geometry svg:viewBox="0 0 21600 21600" draw:type="rectangle" draw:enhanced-path="M 0 0 L 21600 0 21600 21600 0 21600 0 0 Z N"/>
        </draw:custom-shape>
        <draw:custom-shape draw:style-name="gr99" draw:text-style-name="P1" draw:layer="layout" svg:width="0.762cm" svg:height="0.762cm" svg:x="1.778cm" svg:y="3.048cm">
          <text:p/>
          <draw:enhanced-geometry svg:viewBox="0 0 21600 21600" draw:type="rectangle" draw:enhanced-path="M 0 0 L 21600 0 21600 21600 0 21600 0 0 Z N"/>
        </draw:custom-shape>
        <draw:frame draw:style-name="gr5" draw:text-style-name="P5" draw:layer="layout" svg:width="1.755cm" svg:height="0.878cm" svg:x="2.055cm" svg:y="2.032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1" draw:text-style-name="P6" draw:layer="layout" svg:width="1.016cm" svg:height="1.016cm" svg:x="5.334cm" svg:y="11.176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9.652cm" svg:y1="6.35cm" svg:x2="9.652cm" svg:y2="7.112cm">
          <text:p/>
        </draw:line>
        <draw:line draw:style-name="gr3" draw:text-style-name="P4" draw:layer="layout" svg:x1="5.842cm" svg:y1="10.668cm" svg:x2="5.842cm" svg:y2="11.684cm">
          <text:p/>
        </draw:line>
        <draw:custom-shape draw:style-name="gr100" draw:text-style-name="P1" draw:layer="layout" svg:width="2.54cm" svg:height="1.016cm" svg:x="4.572cm" svg:y="9.652cm">
          <text:p/>
          <draw:enhanced-geometry svg:viewBox="0 0 21600 21600" draw:type="rectangle" draw:enhanced-path="M 0 0 L 21600 0 21600 21600 0 21600 0 0 Z N"/>
        </draw:custom-shape>
        <draw:frame draw:style-name="gr9" draw:text-style-name="P5" draw:layer="layout" svg:width="1.535cm" svg:height="0.878cm" svg:x="5.08cm" svg:y="9.652cm">
          <draw:text-box>
            <text:p><text:span text:style-name="T2">gw2</text:span></text:p>
          </draw:text-box>
        </draw:frame>
        <draw:custom-shape draw:style-name="gr101" draw:text-style-name="P7" draw:layer="layout" svg:width="4.064cm" svg:height="1.016cm" svg:x="9.135cm" svg:y="9.652cm">
          <text:p/>
          <draw:enhanced-geometry svg:viewBox="0 0 21600 21600" draw:mirror-horizontal="false" draw:mirror-vertical="false" draw:type="rectangle" draw:enhanced-path="M 0 0 L 21600 0 21600 21600 0 21600 0 0 Z N"/>
        </draw:custom-shape>
        <draw:frame draw:style-name="gr50" draw:text-style-name="P5" draw:layer="layout" svg:width="2.098cm" svg:height="0.878cm" svg:x="10.16cm" svg:y="9.652cm">
          <draw:text-box>
            <text:p><text:span text:style-name="T2">br-int1</text:span></text:p>
          </draw:text-box>
        </draw:frame>
        <draw:line draw:style-name="gr3" draw:text-style-name="P4" draw:layer="layout" svg:x1="1.811cm" svg:y1="3.556cm" svg:x2="1.27cm" svg:y2="3.556cm">
          <text:p/>
        </draw:line>
        <draw:line draw:style-name="gr3" draw:text-style-name="P4" draw:layer="layout" svg:x1="9.735cm" svg:y1="8.89cm" svg:x2="9.735cm" svg:y2="9.652cm">
          <text:p/>
        </draw:line>
        <draw:custom-shape draw:style-name="gr74" draw:text-style-name="P8" draw:layer="layout" svg:width="2.794cm" svg:height="2.54cm" svg:x="8.401cm" svg:y="6.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5" draw:layer="layout" svg:width="2.479cm" svg:height="0.878cm" svg:x="8.446cm" svg:y="7.526cm">
          <draw:text-box>
            <text:p><text:span text:style-name="T2">mpi1.sh</text:span></text:p>
          </draw:text-box>
        </draw:frame>
        <draw:frame draw:style-name="gr14" draw:text-style-name="P9" draw:layer="layout" svg:width="2.813cm" svg:height="0.878cm" svg:x="8.401cm" svg:y="8.404cm">
          <draw:text-box>
            <text:p><text:span text:style-name="T3">10.20.2.11</text:span></text:p>
          </draw:text-box>
        </draw:frame>
        <draw:frame draw:style-name="gr15" draw:text-style-name="P5" draw:layer="layout" svg:width="4.312cm" svg:height="0.878cm" svg:x="4.826cm" svg:y="12.446cm">
          <draw:text-box>
            <text:p><text:span text:style-name="T2">IP Masquerade</text:span></text:p>
          </draw:text-box>
        </draw:frame>
        <draw:frame draw:style-name="gr102" draw:text-style-name="P5" draw:layer="layout" svg:width="3.135cm" svg:height="1.016cm" svg:x="17.018cm" svg:y="1.778cm">
          <draw:text-box>
            <text:p><text:span text:style-name="T2">enp68s0f1</text:span></text:p>
          </draw:text-box>
        </draw:frame>
        <draw:line draw:style-name="gr3" draw:text-style-name="P4" draw:layer="layout" svg:x1="11.176cm" svg:y1="13.092cm" svg:x2="11.176cm" svg:y2="14.108cm">
          <text:p/>
        </draw:line>
        <draw:line draw:style-name="gr3" draw:text-style-name="P4" draw:layer="layout" svg:x1="19.304cm" svg:y1="14.108cm" svg:x2="11.176cm" svg:y2="14.108cm">
          <text:p/>
        </draw:line>
        <draw:line draw:style-name="gr3" draw:text-style-name="P4" draw:layer="layout" svg:x1="5.842cm" svg:y1="11.684cm" svg:x2="4.318cm" svg:y2="11.684cm">
          <text:p/>
        </draw:line>
        <draw:frame draw:style-name="gr71" draw:text-style-name="P5" draw:layer="layout" svg:width="1.778cm" svg:height="0.878cm" svg:x="13.97cm" svg:y="12.7cm">
          <draw:text-box>
            <text:p><text:span text:style-name="T2">eno4</text:span></text:p>
          </draw:text-box>
        </draw:frame>
        <draw:line draw:style-name="gr3" draw:text-style-name="P4" draw:layer="layout" svg:x1="12.7cm" svg:y1="6.35cm" svg:x2="12.7cm" svg:y2="7.112cm">
          <text:p/>
        </draw:line>
        <draw:line draw:style-name="gr3" draw:text-style-name="P4" draw:layer="layout" svg:x1="12.745cm" svg:y1="8.89cm" svg:x2="12.745cm" svg:y2="9.652cm">
          <text:p/>
        </draw:line>
        <draw:custom-shape draw:style-name="gr74" draw:text-style-name="P8" draw:layer="layout" svg:width="2.794cm" svg:height="2.54cm" svg:x="11.434cm" svg:y="6.7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5" draw:layer="layout" svg:width="2.479cm" svg:height="0.878cm" svg:x="11.749cm" svg:y="7.504cm">
          <draw:text-box>
            <text:p><text:span text:style-name="T2">mpi2.sh</text:span></text:p>
          </draw:text-box>
        </draw:frame>
        <draw:frame draw:style-name="gr21" draw:text-style-name="P9" draw:layer="layout" svg:width="2.847cm" svg:height="0.878cm" svg:x="11.381cm" svg:y="8.404cm">
          <draw:text-box>
            <text:p><text:span text:style-name="T3">10.20.2.12</text:span></text:p>
          </draw:text-box>
        </draw:frame>
        <draw:custom-shape draw:style-name="gr101" draw:text-style-name="P7" draw:layer="layout" svg:width="4.064cm" svg:height="1.016cm" svg:x="19.812cm" svg:y="9.652cm">
          <text:p/>
          <draw:enhanced-geometry svg:viewBox="0 0 21600 21600" draw:mirror-horizontal="false" draw:mirror-vertical="false" draw:type="rectangle" draw:enhanced-path="M 0 0 L 21600 0 21600 21600 0 21600 0 0 Z N"/>
        </draw:custom-shape>
        <draw:line draw:style-name="gr3" draw:text-style-name="P4" draw:layer="layout" svg:x1="21.59cm" svg:y1="13.092cm" svg:x2="21.59cm" svg:y2="14.108cm">
          <text:p/>
        </draw:line>
        <draw:line draw:style-name="gr3" draw:text-style-name="P4" draw:layer="layout" svg:x1="21.59cm" svg:y1="14.108cm" svg:x2="19.304cm" svg:y2="14.108cm">
          <text:p/>
        </draw:line>
        <draw:frame draw:style-name="gr50" draw:text-style-name="P5" draw:layer="layout" svg:width="2.098cm" svg:height="0.878cm" svg:x="20.821cm" svg:y="9.652cm">
          <draw:text-box>
            <text:p><text:span text:style-name="T2">br-int1</text:span></text:p>
          </draw:text-box>
        </draw:frame>
        <draw:line draw:style-name="gr3" draw:text-style-name="P4" draw:layer="layout" svg:x1="24.892cm" svg:y1="10.16cm" svg:x2="23.876cm" svg:y2="10.16cm">
          <text:p/>
        </draw:line>
        <draw:custom-shape draw:style-name="gr103" draw:text-style-name="P1" draw:layer="layout" svg:width="1.535cm" svg:height="0.878cm" svg:x="24.881cm" svg:y="9.652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4.892cm" svg:y="9.652cm">
          <draw:text-box>
            <text:p><text:span text:style-name="T2">locif</text:span></text:p>
          </draw:text-box>
        </draw:frame>
        <draw:frame draw:style-name="gr21" draw:text-style-name="P9" draw:layer="layout" svg:width="2.847cm" svg:height="0.878cm" svg:x="24.288cm" svg:y="10.552cm">
          <draw:text-box>
            <text:p><text:span text:style-name="T3">10.20.2.22</text:span></text:p>
          </draw:text-box>
        </draw:frame>
        <draw:frame draw:style-name="gr14" draw:text-style-name="P9" draw:layer="layout" svg:width="2.813cm" svg:height="0.878cm" svg:x="4.553cm" svg:y="8.774cm">
          <draw:text-box>
            <text:p><text:span text:style-name="T3">10.20.2.1</text:span></text:p>
          </draw:text-box>
        </draw:frame>
        <draw:frame draw:style-name="gr22" draw:text-style-name="P9" draw:layer="layout" svg:width="3.673cm" svg:height="0.878cm" svg:x="1.915cm" svg:y="13.854cm">
          <draw:text-box>
            <text:p><text:span text:style-name="T3">10.100.20.3</text:span></text:p>
          </draw:text-box>
        </draw:frame>
        <draw:frame draw:style-name="gr104" draw:text-style-name="P9" draw:layer="layout" svg:width="4.503cm" svg:height="0.806cm" svg:x="22.421cm" svg:y="13.992cm">
          <draw:text-box>
            <text:p><text:span text:style-name="T3">eno1: 10.100.20.2</text:span></text:p>
          </draw:text-box>
        </draw:frame>
        <draw:frame draw:style-name="gr24" draw:text-style-name="P11" draw:layer="layout" svg:width="3.097cm" svg:height="1.038cm" svg:x="24.081cm" svg:y="1.016cm">
          <draw:text-box>
            <text:p><text:span text:style-name="T4">Host h2</text:span></text:p>
          </draw:text-box>
        </draw:frame>
        <draw:frame draw:style-name="gr24" draw:text-style-name="P11" draw:layer="layout" svg:width="3.097cm" svg:height="1.038cm" svg:x="5.08cm" svg:y="1.016cm">
          <draw:text-box>
            <text:p><text:span text:style-name="T4">Host h1</text:span></text:p>
          </draw:text-box>
        </draw:frame>
        <draw:line draw:style-name="gr25" draw:text-style-name="P4" draw:layer="layout" svg:x1="3.302cm" svg:y1="13.854cm" svg:x2="3.302cm" svg:y2="12.446cm">
          <text:p/>
        </draw:line>
        <draw:custom-shape draw:style-name="gr66" draw:text-style-name="P7" draw:layer="layout" svg:width="3.048cm" svg:height="1.27cm" svg:x="9.652cm" svg:y="12.076cm">
          <text:p/>
          <draw:enhanced-geometry svg:viewBox="0 0 21600 21600" draw:mirror-horizontal="false" draw:mirror-vertical="false" draw:type="rectangle" draw:enhanced-path="M 0 0 L 21600 0 21600 21600 0 21600 0 0 Z N"/>
        </draw:custom-shape>
        <draw:frame draw:style-name="gr105" draw:text-style-name="P5" draw:layer="layout" svg:width="2.284cm" svg:height="0.878cm" svg:x="10.153cm" svg:y="12.214cm">
          <draw:text-box>
            <text:p><text:span text:style-name="T2">br-tun1</text:span></text:p>
          </draw:text-box>
        </draw:frame>
        <draw:custom-shape draw:style-name="gr66" draw:text-style-name="P7" draw:layer="layout" svg:width="3.048cm" svg:height="1.27cm" svg:x="20.066cm" svg:y="12.076cm">
          <text:p/>
          <draw:enhanced-geometry svg:viewBox="0 0 21600 21600" draw:mirror-horizontal="false" draw:mirror-vertical="false" draw:type="rectangle" draw:enhanced-path="M 0 0 L 21600 0 21600 21600 0 21600 0 0 Z N"/>
        </draw:custom-shape>
        <draw:frame draw:style-name="gr105" draw:text-style-name="P5" draw:layer="layout" svg:width="2.284cm" svg:height="0.878cm" svg:x="20.567cm" svg:y="12.214cm">
          <draw:text-box>
            <text:p><text:span text:style-name="T2">br-tun1</text:span></text:p>
          </draw:text-box>
        </draw:frame>
        <draw:frame draw:style-name="gr68" draw:text-style-name="P30" draw:layer="layout" svg:width="3.364cm" svg:height="0.878cm" svg:x="13.146cm" svg:y="11.241cm">
          <draw:text-box>
            <text:p><text:span text:style-name="T12">192.168.7.11</text:span></text:p>
          </draw:text-box>
        </draw:frame>
        <draw:frame draw:style-name="gr69" draw:text-style-name="P30" draw:layer="layout" svg:width="3.398cm" svg:height="0.878cm" svg:x="23.737cm" svg:y="11.43cm">
          <draw:text-box>
            <text:p><text:span text:style-name="T12">192.168.7.12</text:span></text:p>
          </draw:text-box>
        </draw:frame>
        <draw:line draw:style-name="gr3" draw:text-style-name="P4" draw:layer="layout" svg:x1="20.32cm" svg:y1="6.35cm" svg:x2="20.32cm" svg:y2="7.112cm">
          <text:p/>
        </draw:line>
        <draw:line draw:style-name="gr3" draw:text-style-name="P4" draw:layer="layout" svg:x1="20.32cm" svg:y1="8.89cm" svg:x2="20.32cm" svg:y2="9.652cm">
          <text:p/>
        </draw:line>
        <draw:custom-shape draw:style-name="gr74" draw:text-style-name="P8" draw:layer="layout" svg:width="2.794cm" svg:height="2.54cm" svg:x="19.057cm" svg:y="6.6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5" draw:layer="layout" svg:width="2.479cm" svg:height="0.878cm" svg:x="19.372cm" svg:y="7.472cm">
          <draw:text-box>
            <text:p><text:span text:style-name="T2">mpi3.sh</text:span></text:p>
          </draw:text-box>
        </draw:frame>
        <draw:frame draw:style-name="gr21" draw:text-style-name="P9" draw:layer="layout" svg:width="2.847cm" svg:height="0.878cm" svg:x="19.004cm" svg:y="8.35cm">
          <draw:text-box>
            <text:p><text:span text:style-name="T3">10.20.0.13</text:span></text:p>
          </draw:text-box>
        </draw:frame>
        <draw:line draw:style-name="gr3" draw:text-style-name="P4" draw:layer="layout" svg:x1="23.368cm" svg:y1="6.35cm" svg:x2="23.368cm" svg:y2="7.112cm">
          <text:p/>
        </draw:line>
        <draw:line draw:style-name="gr3" draw:text-style-name="P4" draw:layer="layout" svg:x1="23.366cm" svg:y1="8.89cm" svg:x2="23.366cm" svg:y2="9.652cm">
          <text:p/>
        </draw:line>
        <draw:custom-shape draw:style-name="gr74" draw:text-style-name="P8" draw:layer="layout" svg:width="2.794cm" svg:height="2.54cm" svg:x="22.045cm" svg:y="6.6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6" draw:text-style-name="P5" draw:layer="layout" svg:width="2.479cm" svg:height="0.878cm" svg:x="22.159cm" svg:y="7.472cm">
          <draw:text-box>
            <text:p><text:span text:style-name="T2">mpi4.sh</text:span></text:p>
          </draw:text-box>
        </draw:frame>
        <draw:frame draw:style-name="gr21" draw:text-style-name="P9" draw:layer="layout" svg:width="2.847cm" svg:height="0.878cm" svg:x="22.045cm" svg:y="8.35cm">
          <draw:text-box>
            <text:p><text:span text:style-name="T3">10.20.2.14</text:span></text:p>
          </draw:text-box>
        </draw:frame>
        <draw:custom-shape draw:style-name="gr101" draw:text-style-name="P7" draw:layer="layout" svg:width="4.064cm" svg:height="1.016cm" svg:x="9.189cm" svg:y="5.334cm">
          <text:p/>
          <draw:enhanced-geometry svg:viewBox="0 0 21600 21600" draw:mirror-horizontal="false" draw:mirror-vertical="false" draw:type="rectangle" draw:enhanced-path="M 0 0 L 21600 0 21600 21600 0 21600 0 0 Z N"/>
        </draw:custom-shape>
        <draw:custom-shape draw:style-name="gr101" draw:text-style-name="P7" draw:layer="layout" svg:width="4.064cm" svg:height="1.016cm" svg:x="19.812cm" svg:y="5.334cm">
          <text:p/>
          <draw:enhanced-geometry svg:viewBox="0 0 21600 21600" draw:mirror-horizontal="false" draw:mirror-vertical="false" draw:type="rectangle" draw:enhanced-path="M 0 0 L 21600 0 21600 21600 0 21600 0 0 Z N"/>
        </draw:custom-shape>
        <draw:custom-shape draw:style-name="gr66" draw:text-style-name="P7" draw:layer="layout" svg:width="3.048cm" svg:height="1.27cm" svg:x="9.652cm" svg:y="2.54cm">
          <text:p/>
          <draw:enhanced-geometry svg:viewBox="0 0 21600 21600" draw:mirror-horizontal="false" draw:mirror-vertical="false" draw:type="rectangle" draw:enhanced-path="M 0 0 L 21600 0 21600 21600 0 21600 0 0 Z N"/>
        </draw:custom-shape>
        <draw:frame draw:style-name="gr105" draw:text-style-name="P5" draw:layer="layout" svg:width="2.284cm" svg:height="0.878cm" svg:x="10.153cm" svg:y="2.678cm">
          <draw:text-box>
            <text:p><text:span text:style-name="T2">br-tun2</text:span></text:p>
          </draw:text-box>
        </draw:frame>
        <draw:custom-shape draw:style-name="gr66" draw:text-style-name="P7" draw:layer="layout" svg:width="3.048cm" svg:height="1.27cm" svg:x="20.32cm" svg:y="2.54cm">
          <text:p/>
          <draw:enhanced-geometry svg:viewBox="0 0 21600 21600" draw:mirror-horizontal="false" draw:mirror-vertical="false" draw:type="rectangle" draw:enhanced-path="M 0 0 L 21600 0 21600 21600 0 21600 0 0 Z N"/>
        </draw:custom-shape>
        <draw:frame draw:style-name="gr105" draw:text-style-name="P5" draw:layer="layout" svg:width="2.284cm" svg:height="0.878cm" svg:x="20.821cm" svg:y="2.678cm">
          <draw:text-box>
            <text:p><text:span text:style-name="T2">br-tun2</text:span></text:p>
          </draw:text-box>
        </draw:frame>
        <draw:line draw:style-name="gr3" draw:text-style-name="P4" draw:layer="layout" svg:x1="11.176cm" svg:y1="1.524cm" svg:x2="11.176cm" svg:y2="2.54cm">
          <text:p/>
        </draw:line>
        <draw:line draw:style-name="gr3" draw:text-style-name="P4" draw:layer="layout" svg:x1="21.844cm" svg:y1="1.524cm" svg:x2="21.844cm" svg:y2="2.54cm">
          <text:p/>
        </draw:line>
        <draw:line draw:style-name="gr3" draw:text-style-name="P4" draw:layer="layout" svg:x1="21.844cm" svg:y1="1.524cm" svg:x2="11.176cm" svg:y2="1.524cm">
          <text:p/>
        </draw:line>
        <draw:frame draw:style-name="gr50" draw:text-style-name="P5" draw:layer="layout" svg:width="2.098cm" svg:height="0.878cm" svg:x="10.16cm" svg:y="5.472cm">
          <draw:text-box>
            <text:p><text:span text:style-name="T2">br-int2</text:span></text:p>
          </draw:text-box>
        </draw:frame>
        <draw:frame draw:style-name="gr50" draw:text-style-name="P5" draw:layer="layout" svg:width="2.098cm" svg:height="0.878cm" svg:x="21.016cm" svg:y="5.472cm">
          <draw:text-box>
            <text:p><text:span text:style-name="T2">br-int2</text:span></text:p>
          </draw:text-box>
        </draw:frame>
        <draw:line draw:style-name="gr107" draw:text-style-name="P4" draw:layer="layout" svg:x1="11.176cm" svg:y1="3.81cm" svg:x2="11.176cm" svg:y2="5.334cm">
          <text:p/>
        </draw:line>
        <draw:line draw:style-name="gr107" draw:text-style-name="P4" draw:layer="layout" svg:x1="21.844cm" svg:y1="3.81cm" svg:x2="21.844cm" svg:y2="5.334cm">
          <text:p/>
        </draw:line>
        <draw:line draw:style-name="gr107" draw:text-style-name="P4" draw:layer="layout" svg:x1="11.176cm" svg:y1="10.668cm" svg:x2="11.176cm" svg:y2="12.054cm">
          <text:p/>
        </draw:line>
        <draw:line draw:style-name="gr107" draw:text-style-name="P4" draw:layer="layout" svg:x1="21.59cm" svg:y1="10.69cm" svg:x2="21.59cm" svg:y2="12.076cm">
          <text:p/>
        </draw:line>
        <draw:frame draw:style-name="gr50" draw:text-style-name="P5" draw:layer="layout" svg:width="2.098cm" svg:height="0.878cm" svg:x="8.632cm" svg:y="4.456cm">
          <draw:text-box>
            <text:p><text:span text:style-name="T2">mgre2</text:span></text:p>
          </draw:text-box>
        </draw:frame>
        <draw:frame draw:style-name="gr108" draw:text-style-name="P5" draw:layer="layout" svg:width="2.068cm" svg:height="0.878cm" svg:x="11.43cm" svg:y="3.81cm">
          <draw:text-box>
            <text:p><text:span text:style-name="T2">mtep2</text:span></text:p>
          </draw:text-box>
        </draw:frame>
        <draw:frame draw:style-name="gr109" draw:text-style-name="P5" draw:layer="layout" svg:width="2.224cm" svg:height="1.505cm" svg:x="22.265cm" svg:y="4.456cm">
          <draw:text-box>
            <text:p><text:span text:style-name="T2">mgre2</text:span></text:p>
          </draw:text-box>
        </draw:frame>
        <draw:frame draw:style-name="gr108" draw:text-style-name="P5" draw:layer="layout" svg:width="2.068cm" svg:height="0.878cm" svg:x="19.776cm" svg:y="3.81cm">
          <draw:text-box>
            <text:p><text:span text:style-name="T2">mtep2</text:span></text:p>
          </draw:text-box>
        </draw:frame>
        <draw:frame draw:style-name="gr110" draw:text-style-name="P5" draw:layer="layout" svg:width="2.098cm" svg:height="1.505cm" svg:x="8.89cm" svg:y="10.668cm">
          <draw:text-box>
            <text:p><text:span text:style-name="T2">mgre1</text:span></text:p>
          </draw:text-box>
        </draw:frame>
        <draw:frame draw:style-name="gr108" draw:text-style-name="P5" draw:layer="layout" svg:width="2.068cm" svg:height="0.878cm" svg:x="11.356cm" svg:y="11.198cm">
          <draw:text-box>
            <text:p><text:span text:style-name="T2">mtep1</text:span></text:p>
          </draw:text-box>
        </draw:frame>
        <draw:frame draw:style-name="gr111" draw:text-style-name="P5" draw:layer="layout" svg:width="2.286cm" svg:height="1.505cm" svg:x="19.05cm" svg:y="10.668cm">
          <draw:text-box>
            <text:p><text:span text:style-name="T2">mgre1</text:span></text:p>
          </draw:text-box>
        </draw:frame>
        <draw:frame draw:style-name="gr108" draw:text-style-name="P5" draw:layer="layout" svg:width="2.068cm" svg:height="0.878cm" svg:x="22.024cm" svg:y="11.198cm">
          <draw:text-box>
            <text:p><text:span text:style-name="T2">mtep1</text:span></text:p>
          </draw:text-box>
        </draw:frame>
        <draw:line draw:style-name="gr3" draw:text-style-name="P4" draw:layer="layout" svg:x1="9.135cm" svg:y1="10.16cm" svg:x2="7.112cm" svg:y2="10.16cm">
          <text:p/>
        </draw:line>
        <draw:line draw:style-name="gr3" draw:text-style-name="P4" draw:layer="layout" svg:x1="3.302cm" svg:y1="3.556cm" svg:x2="2.54cm" svg:y2="3.556cm">
          <text:p/>
        </draw:line>
        <draw:custom-shape draw:style-name="gr99" draw:text-style-name="P1" draw:layer="layout" svg:width="0.762cm" svg:height="0.762cm" svg:x="15.24cm" svg:y="1.016cm">
          <text:p/>
          <draw:enhanced-geometry svg:viewBox="0 0 21600 21600" draw:type="rectangle" draw:enhanced-path="M 0 0 L 21600 0 21600 21600 0 21600 0 0 Z N"/>
        </draw:custom-shape>
        <draw:custom-shape draw:style-name="gr99" draw:text-style-name="P1" draw:layer="layout" svg:width="0.762cm" svg:height="0.762cm" svg:x="15.24cm" svg:y="13.716cm">
          <text:p/>
          <draw:enhanced-geometry svg:viewBox="0 0 21600 21600" draw:type="rectangle" draw:enhanced-path="M 0 0 L 21600 0 21600 21600 0 21600 0 0 Z N"/>
        </draw:custom-shape>
        <draw:frame draw:style-name="gr102" draw:text-style-name="P5" draw:layer="layout" svg:width="3.135cm" svg:height="1.016cm" svg:x="12.867cm" svg:y="1.778cm">
          <draw:text-box>
            <text:p><text:span text:style-name="T2">enp68s0f1</text:span></text:p>
          </draw:text-box>
        </draw:frame>
        <draw:custom-shape draw:style-name="gr99" draw:text-style-name="P1" draw:layer="layout" svg:width="0.762cm" svg:height="0.762cm" svg:x="17.018cm" svg:y="1.016cm">
          <text:p/>
          <draw:enhanced-geometry svg:viewBox="0 0 21600 21600" draw:type="rectangle" draw:enhanced-path="M 0 0 L 21600 0 21600 21600 0 21600 0 0 Z N"/>
        </draw:custom-shape>
        <draw:custom-shape draw:style-name="gr99" draw:text-style-name="P1" draw:layer="layout" svg:width="0.762cm" svg:height="0.762cm" svg:x="17.018cm" svg:y="13.716cm">
          <text:p/>
          <draw:enhanced-geometry svg:viewBox="0 0 21600 21600" draw:type="rectangle" draw:enhanced-path="M 0 0 L 21600 0 21600 21600 0 21600 0 0 Z N"/>
        </draw:custom-shape>
        <draw:frame draw:style-name="gr68" draw:text-style-name="P30" draw:layer="layout" svg:width="3.364cm" svg:height="0.878cm" svg:x="13.208cm" svg:y="3.948cm">
          <draw:text-box>
            <text:p><text:span text:style-name="T12">192.168.2.11</text:span></text:p>
          </draw:text-box>
        </draw:frame>
        <draw:frame draw:style-name="gr68" draw:text-style-name="P30" draw:layer="layout" svg:width="3.364cm" svg:height="0.878cm" svg:x="17.043cm" svg:y="3.948cm">
          <draw:text-box>
            <text:p><text:span text:style-name="T12">192.168.2.12</text:span></text:p>
          </draw:text-box>
        </draw:frame>
        <draw:frame draw:style-name="gr71" draw:text-style-name="P5" draw:layer="layout" svg:width="1.778cm" svg:height="0.878cm" svg:x="17.018cm" svg:y="12.7cm">
          <draw:text-box>
            <text:p><text:span text:style-name="T2">eno4</text:span></text:p>
          </draw:text-box>
        </draw:frame>
        <draw:custom-shape draw:style-name="gr112" draw:text-style-name="P31" draw:layer="layout" svg:width="1.27cm" svg:height="1.27cm" svg:x="0.254cm" svg:y="2.7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2" draw:layer="layout" svg:width="3.135cm" svg:height="1.016cm" svg:x="17.272cm" svg:y="2.794cm">
          <draw:text-box>
            <text:p><text:span text:style-name="T13">10gbps</text:span></text:p>
          </draw:text-box>
        </draw:frame>
        <draw:frame draw:style-name="gr113" draw:text-style-name="P32" draw:layer="layout" svg:width="2.286cm" svg:height="1.016cm" svg:x="17.185cm" svg:y="11.43cm">
          <draw:text-box>
            <text:p><text:span text:style-name="T13">1gbps</text:span></text:p>
          </draw:text-box>
        </draw:frame>
        <draw:line draw:style-name="gr25" draw:text-style-name="P4" draw:layer="layout" svg:x1="16.51cm" svg:y1="3.186cm" svg:x2="16.51cm" svg:y2="1.778cm">
          <text:p/>
        </draw:line>
        <draw:line draw:style-name="gr114" draw:text-style-name="P4" draw:layer="layout" svg:x1="17.272cm" svg:y1="3.186cm" svg:x2="16.51cm" svg:y2="3.186cm">
          <text:p/>
        </draw:line>
        <draw:line draw:style-name="gr25" draw:text-style-name="P4" draw:layer="layout" svg:x1="16.51cm" svg:y1="11.938cm" svg:x2="16.51cm" svg:y2="14.108cm">
          <text:p/>
        </draw:line>
        <draw:line draw:style-name="gr114" draw:text-style-name="P4" draw:layer="layout" svg:x1="17.272cm" svg:y1="11.938cm" svg:x2="16.51cm" svg:y2="11.938cm">
          <text:p/>
        </draw:line>
        <draw:line draw:style-name="gr3" draw:text-style-name="P4" draw:layer="layout" svg:x1="24.935cm" svg:y1="5.588cm" svg:x2="23.919cm" svg:y2="5.588cm">
          <text:p/>
        </draw:line>
        <draw:custom-shape draw:style-name="gr115" draw:text-style-name="P1" draw:layer="layout" svg:width="2cm" svg:height="0.878cm" svg:x="24.924cm" svg:y="5.08cm">
          <text:p/>
          <draw:enhanced-geometry svg:viewBox="0 0 21600 21600" draw:mirror-horizontal="false" draw:mirror-vertical="false" draw:type="rectangle" draw:enhanced-path="M 0 0 L 21600 0 21600 21600 0 21600 0 0 Z N"/>
        </draw:custom-shape>
        <draw:frame draw:style-name="gr116" draw:text-style-name="P5" draw:layer="layout" svg:width="1.823cm" svg:height="0.878cm" svg:x="25.101cm" svg:y="5.102cm">
          <draw:text-box>
            <text:p><text:span text:style-name="T2">locif2</text:span></text:p>
          </draw:text-box>
        </draw:frame>
        <draw:frame draw:style-name="gr21" draw:text-style-name="P9" draw:layer="layout" svg:width="2.847cm" svg:height="0.878cm" svg:x="24.638cm" svg:y="4.202cm">
          <draw:text-box>
            <text:p><text:span text:style-name="T3">10.0.8.22</text:span></text:p>
          </draw:text-box>
        </draw:frame>
        <draw:line draw:style-name="gr3" draw:text-style-name="P4" draw:layer="layout" svg:x1="9.189cm" svg:y1="5.588cm" svg:x2="8.173cm" svg:y2="5.588cm">
          <text:p/>
        </draw:line>
        <draw:custom-shape draw:style-name="gr115" draw:text-style-name="P1" draw:layer="layout" svg:width="2cm" svg:height="0.878cm" svg:x="6.128cm" svg:y="5.08cm">
          <text:p/>
          <draw:enhanced-geometry svg:viewBox="0 0 21600 21600" draw:mirror-horizontal="false" draw:mirror-vertical="false" draw:type="rectangle" draw:enhanced-path="M 0 0 L 21600 0 21600 21600 0 21600 0 0 Z N"/>
        </draw:custom-shape>
        <draw:frame draw:style-name="gr116" draw:text-style-name="P5" draw:layer="layout" svg:width="1.823cm" svg:height="0.878cm" svg:x="6.305cm" svg:y="5.102cm">
          <draw:text-box>
            <text:p><text:span text:style-name="T2">locif2</text:span></text:p>
          </draw:text-box>
        </draw:frame>
        <draw:frame draw:style-name="gr21" draw:text-style-name="P9" draw:layer="layout" svg:width="2.847cm" svg:height="0.878cm" svg:x="5.785cm" svg:y="4.202cm">
          <draw:text-box>
            <text:p><text:span text:style-name="T3">10.0.8.21</text:span></text:p>
          </draw:text-box>
        </draw:frame>
        <draw:frame draw:style-name="gr14" draw:text-style-name="P9" draw:layer="layout" svg:width="2.813cm" svg:height="0.878cm" svg:x="8.489cm" svg:y="6.996cm">
          <draw:text-box>
            <text:p><text:span text:style-name="T3">10.0.8.11</text:span></text:p>
          </draw:text-box>
        </draw:frame>
        <draw:frame draw:style-name="gr14" draw:text-style-name="P9" draw:layer="layout" svg:width="2.813cm" svg:height="0.878cm" svg:x="11.415cm" svg:y="6.996cm">
          <draw:text-box>
            <text:p><text:span text:style-name="T3">10.0.8.12</text:span></text:p>
          </draw:text-box>
        </draw:frame>
        <draw:frame draw:style-name="gr14" draw:text-style-name="P9" draw:layer="layout" svg:width="2.813cm" svg:height="0.878cm" svg:x="19.232cm" svg:y="6.773cm">
          <draw:text-box>
            <text:p><text:span text:style-name="T3">10.0.8.13</text:span></text:p>
          </draw:text-box>
        </draw:frame>
        <draw:frame draw:style-name="gr14" draw:text-style-name="P9" draw:layer="layout" svg:width="2.813cm" svg:height="0.878cm" svg:x="22.088cm" svg:y="6.773cm">
          <draw:text-box>
            <text:p><text:span text:style-name="T3">10.0.8.14</text:span></text:p>
          </draw:text-box>
        </draw:frame>
        <presentation:notes draw:style-name="dp2">
          <draw:page-thumbnail draw:style-name="gr20" draw:layer="layout" svg:width="18.624cm" svg:height="10.476cm" svg:x="1.482cm" svg:y="2.123cm" draw:page-number="21"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ff7b59"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3T14:25:44.989730386</meta:creation-date>
    <dc:date>2021-03-08T11:37:15.470919062</dc:date>
    <meta:editing-duration>PT16H35M26S</meta:editing-duration>
    <meta:editing-cycles>45</meta:editing-cycles>
    <meta:generator>LibreOffice/6.4.4.2$Linux_X86_64 LibreOffice_project/40$Build-2</meta:generator>
    <meta:document-statistic meta:object-count="1494"/>
  </office:meta>
</office:document-meta>
</file>